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cm" svg:stroke-color="#00808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svg:stroke-width="0.1cm" svg:stroke-color="#ffff0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8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outline1">
      <style:graphic-properties draw:stroke="none" draw:fill="none" fo:min-height="2.5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text-autospace="none"/>
      <style:text-properties fo:font-family="CMR12" fo:font-size="28pt" style:font-family-asian="CMR12" style:font-size-asian="28pt" style:font-family-complex="CMR12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9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10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11" style:family="paragraph">
      <style:paragraph-properties fo:margin-left="0cm" fo:margin-right="0cm" fo:text-indent="0cm"/>
      <style:text-properties fo:font-size="15p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margin-left="0cm" fo:margin-right="0cm" fo:text-indent="0cm"/>
      <style:text-properties fo:font-size="28pt"/>
    </style:style>
    <style:style style:name="P1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5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16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Albany" style:font-family-generic="swiss" fo:font-size="28pt" style:font-size-asian="28pt" style:font-size-complex="28pt"/>
    </style:style>
    <style:style style:name="T3" style:family="text">
      <style:text-properties fo:font-family="Albany" style:font-family-generic="swiss" fo:font-size="28pt" style:font-family-asian="CMR12" style:font-size-asian="28pt" style:font-family-complex="CMR12" style:font-size-complex="28pt"/>
    </style:style>
    <style:style style:name="T4" style:family="text">
      <style:text-properties fo:font-family="Albany" style:font-family-generic="swiss" fo:font-size="28pt" fo:font-weight="bold" style:font-family-asian="CMBX12" style:font-size-asian="28pt" style:font-weight-asian="bold" style:font-family-complex="CMBX12" style:font-size-complex="28pt" style:font-weight-complex="bold"/>
    </style:style>
    <style:style style:name="T5" style:family="text">
      <style:text-properties fo:font-family="Albany" style:font-family-generic="swiss" fo:font-size="28pt" style:font-family-asian="CMBX12" style:font-size-asian="28pt" style:font-family-complex="CMBX12" style:font-size-complex="28pt"/>
    </style:style>
    <style:style style:name="T6" style:family="text">
      <style:text-properties fo:font-family="Albany" style:font-family-generic="swiss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/>
    </style:style>
    <style:style style:name="T8" style:family="text">
      <style:text-properties fo:font-size="24pt" fo:font-weight="bold"/>
    </style:style>
    <style:style style:name="T9" style:family="text">
      <style:text-properties fo:font-size="24pt" fo:font-weight="normal"/>
    </style:style>
    <style:style style:name="T10" style:family="text">
      <style:text-properties fo:font-size="20pt" fo:font-weight="normal"/>
    </style:style>
    <style:style style:name="T11" style:family="text">
      <style:text-properties fo:font-family="Albany" style:font-family-generic="swiss" fo:font-size="20pt" fo:font-weight="normal" style:font-size-asian="20pt" style:font-size-complex="20pt"/>
    </style:style>
    <style:style style:name="T12" style:family="text">
      <style:text-properties fo:font-size="20pt" fo:font-weight="normal" style:font-size-asian="20pt" style:font-size-complex="20pt"/>
    </style:style>
    <style:style style:name="T13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size-complex="20pt" style:font-style-complex="italic"/>
    </style:style>
    <style:style style:name="T14" style:family="text">
      <style:text-properties style:text-position="sub 58%" fo:font-family="'Times New Roman'" style:font-family-generic="roman" style:font-pitch="variable" fo:font-size="20pt" fo:font-weight="normal" style:font-size-asian="20pt" style:font-size-complex="20pt"/>
    </style:style>
    <style:style style:name="T15" style:family="text">
      <style:text-properties fo:font-family="'Times New Roman'" style:font-family-generic="roman" style:font-pitch="variable" fo:font-size="20pt" fo:font-weight="normal" style:font-size-asian="20pt" style:font-size-complex="20pt"/>
    </style:style>
    <style:style style:name="T16" style:family="text">
      <style:text-properties style:text-position="super 58%" fo:font-size="20pt" fo:font-weight="normal" style:font-size-asian="20pt" style:font-size-complex="20pt"/>
    </style:style>
    <style:style style:name="T17" style:family="text">
      <style:text-properties style:text-position="sub 58%" fo:font-size="20pt" fo:font-weight="normal" style:font-size-asian="20pt" style:font-size-complex="20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Times New Roman'" style:font-family-generic="roman" style:font-pitch="variable" fo:font-style="italic"/>
    </style:style>
    <style:style style:name="T20" style:family="text">
      <style:text-properties fo:font-family="'Times New Roman'" style:font-family-generic="roman" style:font-pitch="variable" fo:font-style="italic" fo:font-weight="bold"/>
    </style:style>
    <style:style style:name="T21" style:family="text">
      <style:text-properties style:text-position="sub 58%" fo:font-family="'Times New Roman'" style:font-family-generic="roman" style:font-pitch="variable" fo:font-size="18pt" fo:font-style="italic" fo:font-weight="bold" style:font-size-asian="18pt" style:font-size-complex="18pt"/>
    </style:style>
    <style:style style:name="T22" style:family="text">
      <style:text-properties fo:font-size="15pt"/>
    </style:style>
    <style:style style:name="T23" style:family="text">
      <style:text-properties fo:font-size="16pt"/>
    </style:style>
    <style:style style:name="T24" style:family="text">
      <style:text-properties fo:font-size="28pt"/>
    </style:style>
    <style:style style:name="T25" style:family="text">
      <style:text-properties fo:font-size="20pt"/>
    </style:style>
    <style:style style:name="T26" style:family="text">
      <style:text-properties style:text-position="sub 58%" fo:font-size="20pt"/>
    </style:style>
    <style:style style:name="T27" style:family="text">
      <style:text-properties style:text-position="sub 58%" fo:font-size="24pt" style:font-size-asian="24pt" style:font-size-complex="24pt"/>
    </style:style>
    <style:style style:name="T28" style:family="text">
      <style:text-properties style:text-position="sub 58%" fo:font-size="16pt"/>
    </style:style>
    <style:style style:name="T29" style:family="text">
      <style:text-properties fo:font-size="28pt" style:font-size-asian="24pt" style:font-size-complex="24pt"/>
    </style:style>
    <style:style style:name="T30" style:family="text">
      <style:text-properties style:text-position="super 58%" fo:font-size="20pt"/>
    </style:style>
    <style:style style:name="T31" style:family="text">
      <style:text-properties style:text-position="0% 100%"/>
    </style:style>
    <style:style style:name="T32" style:family="text">
      <style:text-properties style:text-position="super 58%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30pt" style:font-size-asian="30pt" style:font-size-complex="30pt"/>
    </style:style>
    <style:style style:name="T35" style:family="text">
      <style:text-properties fo:font-family="Albany" style:font-family-generic="swiss"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family="Albany" style:font-family-generic="swiss" fo:font-size="26pt" style:font-size-asian="26pt" style:font-size-complex="26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39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40" style:family="text">
      <style:text-properties style:text-position="sub 58%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41" style:family="text">
      <style:text-properties style:text-position="sub 58%" fo:font-family="'Times New Roman'" style:font-family-generic="roman" style:font-pitch="variable" fo:font-size="22pt" style:font-size-asian="22pt" style:font-size-complex="22pt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5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text-position="sub 58%"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7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tendència central</text:p>
          </draw:text-box>
        </draw:frame>
        <draw:frame draw:style-name="gr1" draw:text-style-name="P3" draw:layer="layout" svg:width="26.4cm" svg:height="3.65cm" svg:x="1.5cm" svg:y="6.25cm">
          <draw:text-box>
            <text:p text:style-name="P2"><text:span text:style-name="T1">– </text:span><text:span text:style-name="T2">El conjunt de valors de freqüència associats a una variable estadística rep el nom de</text:span><text:span text:style-name="T3"> </text:span><text:span text:style-name="T4">distribució de freqüències</text:span><text:span text:style-name="T5"> </text:span><text:span text:style-name="T3">de la variable.</text:span></text:p>
          </draw:text-box>
        </draw:frame>
        <draw:frame draw:style-name="gr1" draw:text-style-name="P3" draw:layer="layout" svg:width="26.5cm" svg:height="3.621cm" svg:x="1.5cm" svg:y="10.95cm">
          <draw:text-box>
            <text:p text:style-name="P2"><text:span text:style-name="T1">– </text:span><text:span text:style-name="T2">Les característiques principals d'una distribució de freqüències es poden resumir amb uns pocs valors numèrics anomenats </text:span><text:span text:style-name="T6">estadístics</text:span><text:span text:style-name="T2">.</text:span></text:p>
          </draw:text-box>
        </draw:frame>
        <draw:frame draw:style-name="gr1" draw:text-style-name="P3" draw:layer="layout" svg:width="26.5cm" svg:height="2.495cm" svg:x="1.5cm" svg:y="15.451cm">
          <draw:text-box>
            <text:p text:style-name="P2"><text:span text:style-name="T1">– </text:span><text:span text:style-name="T2">Els </text:span><text:span text:style-name="T6">estadístics de tendència central</text:span><text:span text:style-name="T2"> resumeixen el comportament global de la distribució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tendència central</text:p>
          </draw:text-box>
        </draw:frame>
        <draw:frame draw:style-name="gr1" draw:text-style-name="P4" draw:layer="layout" svg:width="24.1cm" svg:height="1.22cm" svg:x="3.4cm" svg:y="7.4cm">
          <draw:text-box>
            <text:list text:style-name="L2">
              <text:list-item>
                <text:p text:style-name="P1"><text:span text:style-name="T7"><text:s/></text:span><text:span text:style-name="T8">Moda</text:span><text:span text:style-name="T9">: valor més freqüent (amb màxima freqüència absoluta) </text:span></text:p>
              </text:list-item>
            </text:list>
          </draw:text-box>
        </draw:frame>
        <draw:frame draw:style-name="gr1" draw:text-style-name="P4" draw:layer="layout" svg:width="22.5cm" svg:height="9.017cm" svg:x="3.4cm" svg:y="9.4cm">
          <draw:text-box>
            <text:list text:style-name="L2">
              <text:list-item>
                <text:p text:style-name="P1"><text:span text:style-name="T7"><text:s/></text:span><text:span text:style-name="T8">Mediana</text:span><text:span text:style-name="T9">: valor que ocupa la posició central de les dades ordenades </text:span><text:span text:style-name="T10">(només per a variables ordinals o quantitatives).</text:span></text:p>
                <text:p text:style-name="P1"><text:span text:style-name="T11">Conceptes relacionats: </text:span></text:p>
                <text:list>
                  <text:list-item>
                    <text:p text:style-name="P1"><text:span text:style-name="T8">Percentils</text:span><text:span text:style-name="T9">: </text:span></text:p>
                    <text:list>
                      <text:list-item>
                        <text:p text:style-name="P1"><text:span text:style-name="T12">percentil </text:span><text:span text:style-name="T13">p</text:span><text:span text:style-name="T12"> = P</text:span><text:span text:style-name="T14">p</text:span><text:span text:style-name="T12"> = valor </text:span><text:span text:style-name="T13">v</text:span><text:span text:style-name="T12"> tal que el </text:span><text:span text:style-name="T15">p</text:span><text:span text:style-name="T12">% dels valors de la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distribució són inferiors o iguals a </text:span><text:span text:style-name="T13">v</text:span><text:span text:style-name="T12"> <text:s/></text:span></text:p>
                      </text:list-item>
                    </text:list>
                  </text:list-item>
                  <text:list-item>
                    <text:p text:style-name="P1"><text:span text:style-name="T8">Quartils</text:span><text:span text:style-name="T9">: <text:s text:c="3"/></text:span><text:span text:style-name="T12">1</text:span><text:span text:style-name="T16">er</text:span><text:span text:style-name="T12"> quartil=Q</text:span><text:span text:style-name="T17">1</text:span><text:span text:style-name="T12">=P</text:span><text:span text:style-name="T17">25</text:span><text:span text:style-name="T12">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><text:span text:style-name="T12"><text:s text:c="4"/></text:span><text:span text:style-name="T12">2</text:span><text:span text:style-name="T16">on</text:span><text:span text:style-name="T12"> quartil=Q</text:span><text:span text:style-name="T17">2</text:span><text:span text:style-name="T12">=P</text:span><text:span text:style-name="T17">50</text:span><text:span text:style-name="T12">=mediana,</text:span></text:p>
                                            <text:list>
                                              <text:list-header>
                                                <text:p text:style-name="P1"><text:span text:style-name="T12"><text:s/></text:span><text:span text:style-name="T12">3</text:span><text:span text:style-name="T16">er</text:span><text:span text:style-name="T12"> quartil=Q</text:span><text:span text:style-name="T17">3</text:span><text:span text:style-name="T12">=P</text:span><text:span text:style-name="T17">75</text:span></text:p>
                                              </text:list-header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3.6cm" svg:height="2.164cm" svg:x="3.4cm" svg:y="18.8cm">
          <draw:text-box>
            <text:list text:style-name="L2">
              <text:list-item>
                <text:p text:style-name="P1"><text:span text:style-name="T7"><text:s/></text:span><text:span text:style-name="T8">Mitjana</text:span><text:span text:style-name="T9">: mitjana aritmètica dels valor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9"><text:s/></text:span><text:span text:style-name="T10">(només per a variables quantitatives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6.5cm" svg:height="1.398cm" svg:x="1.5cm" svg:y="5.552cm">
          <draw:text-box>
            <text:p text:style-name="P2"><text:span text:style-name="T1">– </text:span><text:span text:style-name="T6">Estadístics de tendència central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2">
        <office:forms form:automatic-focus="false" form:apply-design-mode="false"/>
        <draw:frame presentation:style-name="pr3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1">Moda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5cm" svg:height="1.195cm" svg:x="3.5cm" svg:y="8cm">
          <draw:text-box>
            <text:p text:style-name="P6"><text:span text:style-name="T18">Exemple:</text:span></text:p>
          </draw:text-box>
        </draw:frame>
        <draw:frame draw:style-name="gr1" draw:text-style-name="P4" draw:layer="layout" svg:width="8.7cm" svg:height="1.195cm" svg:x="8.3cm" svg:y="9.5cm">
          <draw:text-box>
            <text:p text:style-name="P1"><text:span text:style-name="T7">Taula de freqüències</text:span></text:p>
          </draw:text-box>
        </draw:frame>
        <draw:rect draw:style-name="gr3" draw:text-style-name="P7" draw:layer="layout" svg:width="1.5cm" svg:height="1cm" svg:x="8.901cm" svg:y="16.572cm">
          <text:p/>
        </draw:rect>
        <draw:rect draw:style-name="gr3" draw:text-style-name="P7" draw:layer="layout" svg:width="1.5cm" svg:height="1cm" svg:x="8.901cm" svg:y="15.572cm">
          <text:p/>
        </draw:rect>
        <draw:rect draw:style-name="gr3" draw:text-style-name="P7" draw:layer="layout" svg:width="1.5cm" svg:height="1cm" svg:x="8.901cm" svg:y="14.572cm">
          <text:p/>
        </draw:rect>
        <draw:rect draw:style-name="gr3" draw:text-style-name="P7" draw:layer="layout" svg:width="1.5cm" svg:height="1cm" svg:x="8.901cm" svg:y="13.572cm">
          <text:p/>
        </draw:rect>
        <draw:rect draw:style-name="gr3" draw:text-style-name="P7" draw:layer="layout" svg:width="1.5cm" svg:height="1cm" svg:x="8.901cm" svg:y="12.572cm">
          <text:p/>
        </draw:rect>
        <draw:rect draw:style-name="gr3" draw:text-style-name="P7" draw:layer="layout" svg:width="1.5cm" svg:height="1cm" svg:x="8.901cm" svg:y="11.572cm">
          <text:p/>
        </draw:rect>
        <draw:frame draw:style-name="gr1" draw:text-style-name="P8" draw:layer="layout" svg:width="1.325cm" svg:height="0.971cm" svg:x="9.202cm" svg:y="13.5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9.202cm" svg:y="14.6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9.202cm" svg:y="15.6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9.203cm" svg:y="16.6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9.202cm" svg:y="11.5cm">
          <draw:text-box>
            <text:p text:style-name="P1"><text:span text:style-name="T20">x</text:span><text:span text:style-name="T21">i</text:span></text:p>
          </draw:text-box>
        </draw:frame>
        <draw:rect draw:style-name="gr3" draw:text-style-name="P7" draw:layer="layout" svg:width="1.5cm" svg:height="1cm" svg:x="10.402cm" svg:y="16.572cm">
          <text:p/>
        </draw:rect>
        <draw:rect draw:style-name="gr3" draw:text-style-name="P7" draw:layer="layout" svg:width="1.5cm" svg:height="1cm" svg:x="10.402cm" svg:y="15.572cm">
          <text:p/>
        </draw:rect>
        <draw:rect draw:style-name="gr3" draw:text-style-name="P7" draw:layer="layout" svg:width="1.5cm" svg:height="1cm" svg:x="10.402cm" svg:y="14.572cm">
          <text:p/>
        </draw:rect>
        <draw:rect draw:style-name="gr3" draw:text-style-name="P7" draw:layer="layout" svg:width="1.5cm" svg:height="1cm" svg:x="10.402cm" svg:y="13.572cm">
          <text:p/>
        </draw:rect>
        <draw:rect draw:style-name="gr3" draw:text-style-name="P7" draw:layer="layout" svg:width="1.5cm" svg:height="1cm" svg:x="10.402cm" svg:y="12.572cm">
          <text:p/>
        </draw:rect>
        <draw:rect draw:style-name="gr3" draw:text-style-name="P7" draw:layer="layout" svg:width="1.5cm" svg:height="1cm" svg:x="10.402cm" svg:y="11.572cm">
          <text:p/>
        </draw:rect>
        <draw:frame draw:style-name="gr1" draw:text-style-name="P8" draw:layer="layout" svg:width="1.325cm" svg:height="0.971cm" svg:x="10.702cm" svg:y="12.6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0.703cm" svg:y="13.6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0.703cm" svg:y="14.6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0.703cm" svg:y="15.6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0.804cm" svg:y="16.6cm">
          <draw:text-box>
            <text:p text:style-name="P1"><text:span text:style-name="T19">1</text:span></text:p>
          </draw:text-box>
        </draw:frame>
        <draw:frame draw:style-name="gr1" draw:text-style-name="P9" draw:layer="layout" svg:width="1.325cm" svg:height="1.167cm" svg:x="10.703cm" svg:y="11.5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11.903cm" svg:y="16.572cm">
          <text:p/>
        </draw:rect>
        <draw:rect draw:style-name="gr3" draw:text-style-name="P7" draw:layer="layout" svg:width="1.5cm" svg:height="1cm" svg:x="11.903cm" svg:y="15.572cm">
          <text:p/>
        </draw:rect>
        <draw:rect draw:style-name="gr3" draw:text-style-name="P7" draw:layer="layout" svg:width="1.5cm" svg:height="1cm" svg:x="11.903cm" svg:y="14.572cm">
          <text:p/>
        </draw:rect>
        <draw:rect draw:style-name="gr3" draw:text-style-name="P7" draw:layer="layout" svg:width="1.5cm" svg:height="1cm" svg:x="11.903cm" svg:y="13.572cm">
          <text:p/>
        </draw:rect>
        <draw:rect draw:style-name="gr3" draw:text-style-name="P7" draw:layer="layout" svg:width="1.5cm" svg:height="1cm" svg:x="11.903cm" svg:y="12.572cm">
          <text:p/>
        </draw:rect>
        <draw:rect draw:style-name="gr3" draw:text-style-name="P7" draw:layer="layout" svg:width="1.5cm" svg:height="1cm" svg:x="11.903cm" svg:y="11.572cm">
          <text:p/>
        </draw:rect>
        <draw:frame draw:style-name="gr1" draw:text-style-name="P8" draw:layer="layout" svg:width="1.325cm" svg:height="0.971cm" svg:x="12.203cm" svg:y="12.6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2.204cm" svg:y="13.6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2.204cm" svg:y="14.6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2.204cm" svg:y="15.6cm">
          <draw:text-box>
            <text:p text:style-name="P1"><text:span text:style-name="T19">8</text:span></text:p>
          </draw:text-box>
        </draw:frame>
        <draw:frame draw:style-name="gr1" draw:text-style-name="P8" draw:layer="layout" svg:width="1.325cm" svg:height="0.971cm" svg:x="12.205cm" svg:y="16.6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2.204cm" svg:y="11.5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13.404cm" svg:y="16.572cm">
          <text:p/>
        </draw:rect>
        <draw:rect draw:style-name="gr3" draw:text-style-name="P7" draw:layer="layout" svg:width="1.5cm" svg:height="1cm" svg:x="13.404cm" svg:y="15.572cm">
          <text:p/>
        </draw:rect>
        <draw:rect draw:style-name="gr3" draw:text-style-name="P7" draw:layer="layout" svg:width="1.5cm" svg:height="1cm" svg:x="13.404cm" svg:y="14.572cm">
          <text:p/>
        </draw:rect>
        <draw:rect draw:style-name="gr3" draw:text-style-name="P7" draw:layer="layout" svg:width="1.5cm" svg:height="1cm" svg:x="13.404cm" svg:y="13.572cm">
          <text:p/>
        </draw:rect>
        <draw:rect draw:style-name="gr3" draw:text-style-name="P7" draw:layer="layout" svg:width="1.5cm" svg:height="1cm" svg:x="13.404cm" svg:y="12.572cm">
          <text:p/>
        </draw:rect>
        <draw:rect draw:style-name="gr3" draw:text-style-name="P7" draw:layer="layout" svg:width="1.5cm" svg:height="1cm" svg:x="13.404cm" svg:y="11.572cm">
          <text:p/>
        </draw:rect>
        <draw:frame draw:style-name="gr1" draw:text-style-name="P10" draw:layer="layout" svg:width="2.096cm" svg:height="0.971cm" svg:x="13.504cm" svg:y="12.5cm">
          <draw:text-box>
            <text:p text:style-name="P1"><text:span text:style-name="T19">0,11</text:span></text:p>
          </draw:text-box>
        </draw:frame>
        <draw:frame draw:style-name="gr1" draw:text-style-name="P8" draw:layer="layout" svg:width="2.095cm" svg:height="0.971cm" svg:x="13.405cm" svg:y="13.6cm">
          <draw:text-box>
            <text:p text:style-name="P1"><text:span text:style-name="T19">0,22</text:span></text:p>
          </draw:text-box>
        </draw:frame>
        <draw:frame draw:style-name="gr1" draw:text-style-name="P9" draw:layer="layout" svg:width="1.325cm" svg:height="1.167cm" svg:x="13.705cm" svg:y="11.5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14.904cm" svg:y="16.572cm">
          <text:p/>
        </draw:rect>
        <draw:rect draw:style-name="gr3" draw:text-style-name="P7" draw:layer="layout" svg:width="1.5cm" svg:height="1cm" svg:x="14.904cm" svg:y="15.572cm">
          <text:p/>
        </draw:rect>
        <draw:rect draw:style-name="gr3" draw:text-style-name="P7" draw:layer="layout" svg:width="1.5cm" svg:height="1cm" svg:x="14.904cm" svg:y="14.572cm">
          <text:p/>
        </draw:rect>
        <draw:rect draw:style-name="gr3" draw:text-style-name="P7" draw:layer="layout" svg:width="1.5cm" svg:height="1cm" svg:x="14.904cm" svg:y="13.572cm">
          <text:p/>
        </draw:rect>
        <draw:rect draw:style-name="gr3" draw:text-style-name="P7" draw:layer="layout" svg:width="1.5cm" svg:height="1cm" svg:x="14.904cm" svg:y="12.572cm">
          <text:p/>
        </draw:rect>
        <draw:rect draw:style-name="gr3" draw:text-style-name="P7" draw:layer="layout" svg:width="1.5cm" svg:height="1cm" svg:x="14.904cm" svg:y="11.572cm">
          <text:p/>
        </draw:rect>
        <draw:frame draw:style-name="gr1" draw:text-style-name="P9" draw:layer="layout" svg:width="1.325cm" svg:height="1.167cm" svg:x="15.205cm" svg:y="11.5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1.595cm" svg:height="0.971cm" svg:x="10.405cm" svg:y="17.7cm">
          <draw:text-box>
            <text:p text:style-name="P1"><text:span text:style-name="T19">n=9</text:span></text:p>
          </draw:text-box>
        </draw:frame>
        <draw:frame draw:style-name="gr1" draw:text-style-name="P8" draw:layer="layout" svg:width="1.325cm" svg:height="0.971cm" svg:x="13.706cm" svg:y="17.801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9.203cm" svg:y="12.601cm">
          <draw:text-box>
            <text:p text:style-name="P1"><text:span text:style-name="T19">4</text:span></text:p>
          </draw:text-box>
        </draw:frame>
        <draw:frame draw:style-name="gr1" draw:text-style-name="P10" draw:layer="layout" svg:width="2.096cm" svg:height="0.971cm" svg:x="13.404cm" svg:y="14.601cm">
          <draw:text-box>
            <text:p text:style-name="P1"><text:span text:style-name="T19">0,22</text:span></text:p>
          </draw:text-box>
        </draw:frame>
        <draw:frame draw:style-name="gr1" draw:text-style-name="P10" draw:layer="layout" svg:width="2.096cm" svg:height="0.971cm" svg:x="13.404cm" svg:y="16.601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13.404cm" svg:y="15.601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14.904cm" svg:y="12.501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14.904cm" svg:y="13.602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14.904cm" svg:y="14.603cm">
          <draw:text-box>
            <text:p text:style-name="P1"><text:span text:style-name="T19">0,55</text:span></text:p>
          </draw:text-box>
        </draw:frame>
        <draw:frame draw:style-name="gr1" draw:text-style-name="P10" draw:layer="layout" svg:width="2.096cm" svg:height="0.971cm" svg:x="14.904cm" svg:y="15.603cm">
          <draw:text-box>
            <text:p text:style-name="P1"><text:span text:style-name="T19">0,89</text:span></text:p>
          </draw:text-box>
        </draw:frame>
        <draw:frame draw:style-name="gr1" draw:text-style-name="P8" draw:layer="layout" svg:width="1.325cm" svg:height="0.971cm" svg:x="15.307cm" svg:y="16.602cm">
          <draw:text-box>
            <text:p text:style-name="P1"><text:span text:style-name="T19">1</text:span></text:p>
          </draw:text-box>
        </draw:frame>
        <draw:custom-shape draw:style-name="gr4" draw:text-style-name="P7" draw:layer="layout" svg:width="1.5cm" svg:height="1cm" svg:x="10.5cm" svg:y="15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1.5cm" svg:height="1cm" svg:x="9cm" svg:y="15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7.8cm" svg:y1="16.1cm" svg:x2="9.3cm" svg:y2="16.1cm">
          <text:p/>
        </draw:line>
        <draw:frame draw:style-name="gr1" draw:text-style-name="P1" draw:layer="layout" svg:width="2.5cm" svg:height="0.963cm" svg:x="5.9cm" svg:y="15.637cm">
          <draw:text-box>
            <text:p text:style-name="P1">Moda</text:p>
          </draw:text-box>
        </draw:frame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p text:style-name="P1">Mesures de tendència central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2">
        <office:forms form:automatic-focus="false" form:apply-design-mode="false"/>
        <draw:frame presentation:style-name="pr3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1">Mediana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5cm" svg:height="1.195cm" svg:x="3.4cm" svg:y="7.7cm">
          <draw:text-box>
            <text:p text:style-name="P6"><text:span text:style-name="T18">Exemple:</text:span></text:p>
          </draw:text-box>
        </draw:frame>
        <draw:frame draw:style-name="gr1" draw:text-style-name="P4" draw:layer="layout" svg:width="8.7cm" svg:height="1.195cm" svg:x="15.8cm" svg:y="9.5cm">
          <draw:text-box>
            <text:p text:style-name="P1"><text:span text:style-name="T7">Taula de freqüències</text:span></text:p>
          </draw:text-box>
        </draw:frame>
        <draw:custom-shape draw:style-name="gr4" draw:text-style-name="P7" draw:layer="layout" svg:width="1.5cm" svg:height="1cm" svg:x="22.6cm" svg:y="15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1.5cm" svg:height="1cm" svg:x="16.6cm" svg:y="15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15cm" svg:y1="15.6cm" svg:x2="17cm" svg:y2="15.6cm">
          <text:p/>
        </draw:line>
        <draw:frame draw:style-name="gr1" draw:text-style-name="P1" draw:layer="layout" svg:width="3.4cm" svg:height="0.963cm" svg:x="12.2cm" svg:y="15.137cm">
          <draw:text-box>
            <text:p text:style-name="P1">Mediana</text:p>
          </draw:text-box>
        </draw:frame>
        <draw:frame draw:style-name="gr7" draw:text-style-name="P1" draw:layer="layout" svg:width="4.5cm" svg:height="3.5cm" svg:x="24.2cm" svg:y="15.1cm">
          <draw:text-box>
            <text:p text:style-name="P1">50% o més dels valors</text:p>
          </draw:text-box>
        </draw:frame>
        <draw:frame draw:style-name="gr1" draw:text-style-name="P4" draw:layer="layout" svg:width="6.5cm" svg:height="1.195cm" svg:x="3.9cm" svg:y="9.5cm">
          <draw:text-box>
            <text:p text:style-name="P1"><text:span text:style-name="T7">Dades brutes</text:span></text:p>
          </draw:text-box>
        </draw:frame>
        <draw:rect draw:style-name="gr3" draw:text-style-name="P7" draw:layer="layout" svg:width="1.5cm" svg:height="1cm" svg:x="4cm" svg:y="17cm">
          <text:p/>
        </draw:rect>
        <draw:rect draw:style-name="gr3" draw:text-style-name="P7" draw:layer="layout" svg:width="1.5cm" svg:height="1cm" svg:x="4cm" svg:y="16cm">
          <text:p/>
        </draw:rect>
        <draw:rect draw:style-name="gr3" draw:text-style-name="P7" draw:layer="layout" svg:width="1.5cm" svg:height="1cm" svg:x="4cm" svg:y="15cm">
          <text:p/>
        </draw:rect>
        <draw:rect draw:style-name="gr3" draw:text-style-name="P7" draw:layer="layout" svg:width="1.5cm" svg:height="1cm" svg:x="4cm" svg:y="14cm">
          <text:p/>
        </draw:rect>
        <draw:rect draw:style-name="gr3" draw:text-style-name="P7" draw:layer="layout" svg:width="1.5cm" svg:height="1cm" svg:x="4cm" svg:y="13cm">
          <text:p/>
        </draw:rect>
        <draw:rect draw:style-name="gr3" draw:text-style-name="P7" draw:layer="layout" svg:width="1.5cm" svg:height="1cm" svg:x="4cm" svg:y="12cm">
          <text:p/>
        </draw:rect>
        <draw:rect draw:style-name="gr3" draw:text-style-name="P7" draw:layer="layout" svg:width="1.5cm" svg:height="1cm" svg:x="4cm" svg:y="11cm">
          <text:p/>
        </draw:rect>
        <draw:frame draw:style-name="gr1" draw:text-style-name="P10" draw:layer="layout" svg:width="1.325cm" svg:height="0.971cm" svg:x="4.3cm" svg:y="11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4.301cm" svg:y="12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4.301cm" svg:y="12.9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4.301cm" svg:y="13.9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4.302cm" svg:y="14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4.302cm" svg:y="16.0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4.302cm" svg:y="17.928cm">
          <draw:text-box>
            <text:p text:style-name="P1"><text:span text:style-name="T19">6</text:span></text:p>
          </draw:text-box>
        </draw:frame>
        <draw:rect draw:style-name="gr3" draw:text-style-name="P7" draw:layer="layout" svg:width="1.5cm" svg:height="1cm" svg:x="4cm" svg:y="18cm">
          <text:p/>
        </draw:rect>
        <draw:frame draw:style-name="gr1" draw:text-style-name="P8" draw:layer="layout" svg:width="1.325cm" svg:height="0.971cm" svg:x="4.303cm" svg:y="17.029cm">
          <draw:text-box>
            <text:p text:style-name="P1"><text:span text:style-name="T19">7</text:span></text:p>
          </draw:text-box>
        </draw:frame>
        <draw:rect draw:style-name="gr3" draw:text-style-name="P7" draw:layer="layout" svg:width="1.5cm" svg:height="1cm" svg:x="8.2cm" svg:y="18cm">
          <text:p/>
        </draw:rect>
        <draw:rect draw:style-name="gr3" draw:text-style-name="P7" draw:layer="layout" svg:width="1.5cm" svg:height="1cm" svg:x="8.2cm" svg:y="17cm">
          <text:p/>
        </draw:rect>
        <draw:rect draw:style-name="gr3" draw:text-style-name="P7" draw:layer="layout" svg:width="1.5cm" svg:height="1cm" svg:x="8.2cm" svg:y="16cm">
          <text:p/>
        </draw:rect>
        <draw:rect draw:style-name="gr3" draw:text-style-name="P7" draw:layer="layout" svg:width="1.5cm" svg:height="1cm" svg:x="8.2cm" svg:y="14cm">
          <text:p/>
        </draw:rect>
        <draw:rect draw:style-name="gr3" draw:text-style-name="P7" draw:layer="layout" svg:width="1.5cm" svg:height="1cm" svg:x="8.2cm" svg:y="13cm">
          <text:p/>
        </draw:rect>
        <draw:rect draw:style-name="gr3" draw:text-style-name="P7" draw:layer="layout" svg:width="1.5cm" svg:height="1cm" svg:x="8.2cm" svg:y="12cm">
          <text:p/>
        </draw:rect>
        <draw:rect draw:style-name="gr3" draw:text-style-name="P7" draw:layer="layout" svg:width="1.5cm" svg:height="1cm" svg:x="8.2cm" svg:y="11cm">
          <text:p/>
        </draw:rect>
        <draw:frame draw:style-name="gr1" draw:text-style-name="P10" draw:layer="layout" svg:width="1.325cm" svg:height="0.971cm" svg:x="8.5cm" svg:y="11.028cm">
          <draw:text-box>
            <text:p text:style-name="P1"><text:span text:style-name="T19">4</text:span></text:p>
          </draw:text-box>
        </draw:frame>
        <draw:frame draw:style-name="gr1" draw:text-style-name="P8" draw:layer="layout" svg:width="1.325cm" svg:height="0.971cm" svg:x="8.501cm" svg:y="12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8.501cm" svg:y="12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8.501cm" svg:y="13.9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8.502cm" svg:y="15.9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8.502cm" svg:y="17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8.502cm" svg:y="18.9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8.503cm" svg:y="18.029cm">
          <draw:text-box>
            <text:p text:style-name="P1"><text:span text:style-name="T19">7</text:span></text:p>
          </draw:text-box>
        </draw:frame>
        <draw:line draw:style-name="gr6" draw:text-style-name="P7" draw:layer="layout" svg:x1="5.7cm" svg:y1="15cm" svg:x2="8cm" svg:y2="15cm">
          <text:p/>
        </draw:line>
        <draw:frame draw:style-name="gr1" draw:text-style-name="P11" draw:layer="layout" svg:width="3.5cm" svg:height="0.839cm" svg:x="5.3cm" svg:y="14.1cm">
          <draw:text-box>
            <text:p text:style-name="P1"><text:span text:style-name="T22">ordenades</text:span></text:p>
          </draw:text-box>
        </draw:frame>
        <draw:frame draw:style-name="gr1" draw:text-style-name="P12" draw:layer="layout" svg:width="14.5cm" svg:height="1.513cm" svg:x="8.6cm" svg:y="20.1cm">
          <draw:text-box>
            <text:p text:style-name="P1"><text:span text:style-name="T23">9 valors / <text:s/>2 <text:s/>= 9 x 0,5 = 4,5 <text:s text:c="10"/>mediana en posició 5 <text:s/></text:span></text:p>
          </draw:text-box>
        </draw:frame>
        <draw:rect draw:style-name="gr3" draw:text-style-name="P7" draw:layer="layout" svg:width="1.5cm" svg:height="1cm" svg:x="16.602cm" svg:y="17.1cm">
          <text:p/>
        </draw:rect>
        <draw:rect draw:style-name="gr3" draw:text-style-name="P7" draw:layer="layout" svg:width="1.5cm" svg:height="1cm" svg:x="16.602cm" svg:y="16.1cm">
          <text:p/>
        </draw:rect>
        <draw:rect draw:style-name="gr3" draw:text-style-name="P7" draw:layer="layout" svg:width="1.5cm" svg:height="1cm" svg:x="16.602cm" svg:y="15.1cm">
          <text:p/>
        </draw:rect>
        <draw:rect draw:style-name="gr3" draw:text-style-name="P7" draw:layer="layout" svg:width="1.5cm" svg:height="1cm" svg:x="16.602cm" svg:y="14.1cm">
          <text:p/>
        </draw:rect>
        <draw:rect draw:style-name="gr3" draw:text-style-name="P7" draw:layer="layout" svg:width="1.5cm" svg:height="1cm" svg:x="16.602cm" svg:y="13.1cm">
          <text:p/>
        </draw:rect>
        <draw:rect draw:style-name="gr3" draw:text-style-name="P7" draw:layer="layout" svg:width="1.5cm" svg:height="1cm" svg:x="16.602cm" svg:y="12.1cm">
          <text:p/>
        </draw:rect>
        <draw:frame draw:style-name="gr1" draw:text-style-name="P8" draw:layer="layout" svg:width="1.325cm" svg:height="0.971cm" svg:x="16.903cm" svg:y="14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6.903cm" svg:y="15.1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16.903cm" svg:y="16.1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16.904cm" svg:y="17.1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6.903cm" svg:y="12.028cm">
          <draw:text-box>
            <text:p text:style-name="P1"><text:span text:style-name="T20">x</text:span><text:span text:style-name="T21">i</text:span></text:p>
          </draw:text-box>
        </draw:frame>
        <draw:rect draw:style-name="gr3" draw:text-style-name="P7" draw:layer="layout" svg:width="1.5cm" svg:height="1cm" svg:x="18.103cm" svg:y="17.1cm">
          <text:p/>
        </draw:rect>
        <draw:rect draw:style-name="gr3" draw:text-style-name="P7" draw:layer="layout" svg:width="1.5cm" svg:height="1cm" svg:x="18.103cm" svg:y="16.1cm">
          <text:p/>
        </draw:rect>
        <draw:rect draw:style-name="gr3" draw:text-style-name="P7" draw:layer="layout" svg:width="1.5cm" svg:height="1cm" svg:x="18.103cm" svg:y="15.1cm">
          <text:p/>
        </draw:rect>
        <draw:rect draw:style-name="gr3" draw:text-style-name="P7" draw:layer="layout" svg:width="1.5cm" svg:height="1cm" svg:x="18.103cm" svg:y="14.1cm">
          <text:p/>
        </draw:rect>
        <draw:rect draw:style-name="gr3" draw:text-style-name="P7" draw:layer="layout" svg:width="1.5cm" svg:height="1cm" svg:x="18.103cm" svg:y="13.1cm">
          <text:p/>
        </draw:rect>
        <draw:rect draw:style-name="gr3" draw:text-style-name="P7" draw:layer="layout" svg:width="1.5cm" svg:height="1cm" svg:x="18.103cm" svg:y="12.1cm">
          <text:p/>
        </draw:rect>
        <draw:frame draw:style-name="gr1" draw:text-style-name="P8" draw:layer="layout" svg:width="1.325cm" svg:height="0.971cm" svg:x="18.403cm" svg:y="13.1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8.404cm" svg:y="14.1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5.1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6.1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8.505cm" svg:y="17.128cm">
          <draw:text-box>
            <text:p text:style-name="P1"><text:span text:style-name="T19">1</text:span></text:p>
          </draw:text-box>
        </draw:frame>
        <draw:frame draw:style-name="gr1" draw:text-style-name="P9" draw:layer="layout" svg:width="1.325cm" svg:height="1.167cm" svg:x="18.404cm" svg:y="12.0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19.604cm" svg:y="17.1cm">
          <text:p/>
        </draw:rect>
        <draw:rect draw:style-name="gr3" draw:text-style-name="P7" draw:layer="layout" svg:width="1.5cm" svg:height="1cm" svg:x="19.604cm" svg:y="16.1cm">
          <text:p/>
        </draw:rect>
        <draw:rect draw:style-name="gr3" draw:text-style-name="P7" draw:layer="layout" svg:width="1.5cm" svg:height="1cm" svg:x="19.604cm" svg:y="15.1cm">
          <text:p/>
        </draw:rect>
        <draw:rect draw:style-name="gr3" draw:text-style-name="P7" draw:layer="layout" svg:width="1.5cm" svg:height="1cm" svg:x="19.604cm" svg:y="14.1cm">
          <text:p/>
        </draw:rect>
        <draw:rect draw:style-name="gr3" draw:text-style-name="P7" draw:layer="layout" svg:width="1.5cm" svg:height="1cm" svg:x="19.604cm" svg:y="13.1cm">
          <text:p/>
        </draw:rect>
        <draw:rect draw:style-name="gr3" draw:text-style-name="P7" draw:layer="layout" svg:width="1.5cm" svg:height="1cm" svg:x="19.604cm" svg:y="12.1cm">
          <text:p/>
        </draw:rect>
        <draw:frame draw:style-name="gr1" draw:text-style-name="P8" draw:layer="layout" svg:width="1.325cm" svg:height="0.971cm" svg:x="19.904cm" svg:y="13.1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9.905cm" svg:y="14.1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9.905cm" svg:y="15.1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9.905cm" svg:y="16.128cm">
          <draw:text-box>
            <text:p text:style-name="P1"><text:span text:style-name="T19">8</text:span></text:p>
          </draw:text-box>
        </draw:frame>
        <draw:frame draw:style-name="gr1" draw:text-style-name="P8" draw:layer="layout" svg:width="1.325cm" svg:height="0.971cm" svg:x="19.906cm" svg:y="17.1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9.905cm" svg:y="12.0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21.105cm" svg:y="17.1cm">
          <text:p/>
        </draw:rect>
        <draw:rect draw:style-name="gr3" draw:text-style-name="P7" draw:layer="layout" svg:width="1.5cm" svg:height="1cm" svg:x="21.105cm" svg:y="16.1cm">
          <text:p/>
        </draw:rect>
        <draw:rect draw:style-name="gr3" draw:text-style-name="P7" draw:layer="layout" svg:width="1.5cm" svg:height="1cm" svg:x="21.105cm" svg:y="15.1cm">
          <text:p/>
        </draw:rect>
        <draw:rect draw:style-name="gr3" draw:text-style-name="P7" draw:layer="layout" svg:width="1.5cm" svg:height="1cm" svg:x="21.105cm" svg:y="14.1cm">
          <text:p/>
        </draw:rect>
        <draw:rect draw:style-name="gr3" draw:text-style-name="P7" draw:layer="layout" svg:width="1.5cm" svg:height="1cm" svg:x="21.105cm" svg:y="13.1cm">
          <text:p/>
        </draw:rect>
        <draw:rect draw:style-name="gr3" draw:text-style-name="P7" draw:layer="layout" svg:width="1.5cm" svg:height="1cm" svg:x="21.105cm" svg:y="12.1cm">
          <text:p/>
        </draw:rect>
        <draw:frame draw:style-name="gr1" draw:text-style-name="P10" draw:layer="layout" svg:width="2.096cm" svg:height="0.971cm" svg:x="21.205cm" svg:y="13.028cm">
          <draw:text-box>
            <text:p text:style-name="P1"><text:span text:style-name="T19">0,11</text:span></text:p>
          </draw:text-box>
        </draw:frame>
        <draw:frame draw:style-name="gr1" draw:text-style-name="P8" draw:layer="layout" svg:width="2.095cm" svg:height="0.971cm" svg:x="21.106cm" svg:y="14.128cm">
          <draw:text-box>
            <text:p text:style-name="P1"><text:span text:style-name="T19">0,22</text:span></text:p>
          </draw:text-box>
        </draw:frame>
        <draw:frame draw:style-name="gr1" draw:text-style-name="P9" draw:layer="layout" svg:width="1.325cm" svg:height="1.167cm" svg:x="21.406cm" svg:y="12.028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22.605cm" svg:y="17.1cm">
          <text:p/>
        </draw:rect>
        <draw:rect draw:style-name="gr3" draw:text-style-name="P7" draw:layer="layout" svg:width="1.5cm" svg:height="1cm" svg:x="22.605cm" svg:y="16.1cm">
          <text:p/>
        </draw:rect>
        <draw:rect draw:style-name="gr3" draw:text-style-name="P7" draw:layer="layout" svg:width="1.5cm" svg:height="1cm" svg:x="22.605cm" svg:y="15.1cm">
          <text:p/>
        </draw:rect>
        <draw:rect draw:style-name="gr3" draw:text-style-name="P7" draw:layer="layout" svg:width="1.5cm" svg:height="1cm" svg:x="22.605cm" svg:y="14.1cm">
          <text:p/>
        </draw:rect>
        <draw:rect draw:style-name="gr3" draw:text-style-name="P7" draw:layer="layout" svg:width="1.5cm" svg:height="1cm" svg:x="22.605cm" svg:y="13.1cm">
          <text:p/>
        </draw:rect>
        <draw:rect draw:style-name="gr3" draw:text-style-name="P7" draw:layer="layout" svg:width="1.5cm" svg:height="1cm" svg:x="22.605cm" svg:y="12.1cm">
          <text:p/>
        </draw:rect>
        <draw:frame draw:style-name="gr1" draw:text-style-name="P9" draw:layer="layout" svg:width="1.325cm" svg:height="1.167cm" svg:x="22.906cm" svg:y="12.028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1.595cm" svg:height="0.971cm" svg:x="18.106cm" svg:y="18.228cm">
          <draw:text-box>
            <text:p text:style-name="P1"><text:span text:style-name="T19">n=9</text:span></text:p>
          </draw:text-box>
        </draw:frame>
        <draw:frame draw:style-name="gr1" draw:text-style-name="P8" draw:layer="layout" svg:width="1.325cm" svg:height="0.971cm" svg:x="21.407cm" svg:y="18.329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6.904cm" svg:y="13.129cm">
          <draw:text-box>
            <text:p text:style-name="P1"><text:span text:style-name="T19">4</text:span></text:p>
          </draw:text-box>
        </draw:frame>
        <draw:frame draw:style-name="gr1" draw:text-style-name="P10" draw:layer="layout" svg:width="2.096cm" svg:height="0.971cm" svg:x="21.105cm" svg:y="15.129cm">
          <draw:text-box>
            <text:p text:style-name="P1"><text:span text:style-name="T19">0,22</text:span></text:p>
          </draw:text-box>
        </draw:frame>
        <draw:frame draw:style-name="gr1" draw:text-style-name="P10" draw:layer="layout" svg:width="2.096cm" svg:height="0.971cm" svg:x="21.105cm" svg:y="17.1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1.105cm" svg:y="16.129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3.0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2.605cm" svg:y="14.13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5.131cm">
          <draw:text-box>
            <text:p text:style-name="P1"><text:span text:style-name="T19">0,55</text:span></text:p>
          </draw:text-box>
        </draw:frame>
        <draw:frame draw:style-name="gr1" draw:text-style-name="P10" draw:layer="layout" svg:width="2.096cm" svg:height="0.971cm" svg:x="22.605cm" svg:y="16.131cm">
          <draw:text-box>
            <text:p text:style-name="P1"><text:span text:style-name="T19">0,89</text:span></text:p>
          </draw:text-box>
        </draw:frame>
        <draw:frame draw:style-name="gr1" draw:text-style-name="P8" draw:layer="layout" svg:width="1.325cm" svg:height="0.971cm" svg:x="23.008cm" svg:y="17.13cm">
          <draw:text-box>
            <text:p text:style-name="P1"><text:span text:style-name="T19">1</text:span></text:p>
          </draw:text-box>
        </draw:frame>
        <draw:rect draw:style-name="gr3" draw:text-style-name="P7" draw:layer="layout" svg:width="1.5cm" svg:height="1cm" svg:x="4.001cm" svg:y="18cm">
          <text:p/>
        </draw:rect>
        <draw:frame draw:style-name="gr1" draw:text-style-name="P8" draw:layer="layout" svg:width="1.325cm" svg:height="0.971cm" svg:x="4.303cm" svg:y="18.928cm">
          <draw:text-box>
            <text:p text:style-name="P1"><text:span text:style-name="T19">4</text:span></text:p>
          </draw:text-box>
        </draw:frame>
        <draw:rect draw:style-name="gr3" draw:text-style-name="P7" draw:layer="layout" svg:width="1.5cm" svg:height="1cm" svg:x="4.001cm" svg:y="19cm">
          <text:p/>
        </draw:rect>
        <draw:rect draw:style-name="gr3" draw:text-style-name="P7" draw:layer="layout" svg:width="1.5cm" svg:height="1cm" svg:x="8.2cm" svg:y="15cm">
          <text:p/>
        </draw:rect>
        <draw:frame draw:style-name="gr1" draw:text-style-name="P8" draw:layer="layout" svg:width="1.325cm" svg:height="0.971cm" svg:x="8.501cm" svg:y="14.928cm">
          <draw:text-box>
            <text:p text:style-name="P1"><text:span text:style-name="T19">6</text:span></text:p>
          </draw:text-box>
        </draw:frame>
        <draw:line draw:style-name="gr6" draw:text-style-name="P7" draw:layer="layout" svg:x1="16cm" svg:y1="20.5cm" svg:x2="17cm" svg:y2="20.5cm">
          <text:p/>
        </draw:line>
        <draw:custom-shape draw:style-name="gr5" draw:text-style-name="P7" draw:layer="layout" svg:width="1.5cm" svg:height="1cm" svg:x="8.2cm" svg:y="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12.1cm" svg:y1="15.6cm" svg:x2="9.6cm" svg:y2="15.6cm">
          <text:p/>
        </draw:line>
        <draw:rect draw:style-name="gr3" draw:text-style-name="P7" draw:layer="layout" svg:width="1.5cm" svg:height="1cm" svg:x="8.2cm" svg:y="19cm">
          <text:p/>
        </draw:rect>
        <draw:frame presentation:style-name="pr1" draw:text-style-name="P1" draw:layer="layout" svg:width="23.911cm" svg:height="3.507cm" svg:x="2.06cm" svg:y="1.545cm" presentation:class="title" presentation:user-transformed="true">
          <draw:text-box>
            <text:p text:style-name="P1">Mesures de tendència central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2">
        <office:forms form:automatic-focus="false" form:apply-design-mode="false"/>
        <draw:frame presentation:style-name="pr3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1">Percentils</text:p>
                  </text:list-item>
                </text:list>
              </text:list-item>
            </text:list>
          </draw:text-box>
        </draw:frame>
        <draw:frame draw:style-name="gr1" draw:text-style-name="P13" draw:layer="layout" svg:width="19.5cm" svg:height="1.523cm" svg:x="3.5cm" svg:y="7.7cm">
          <draw:text-box>
            <text:p text:style-name="P1"><text:span text:style-name="T18">Exemple:</text:span><text:span text:style-name="T24"> </text:span><text:span text:style-name="T25">percentil 20=P</text:span><text:span text:style-name="T26">20 <text:s/></text:span><text:span text:style-name="T25">, p=20</text:span></text:p>
          </draw:text-box>
        </draw:frame>
        <draw:frame draw:style-name="gr1" draw:text-style-name="P4" draw:layer="layout" svg:width="8.7cm" svg:height="1.195cm" svg:x="15.8cm" svg:y="9.5cm">
          <draw:text-box>
            <text:p text:style-name="P1"><text:span text:style-name="T7">Taula de freqüències</text:span></text:p>
          </draw:text-box>
        </draw:frame>
        <draw:custom-shape draw:style-name="gr4" draw:text-style-name="P7" draw:layer="layout" svg:width="1.5cm" svg:height="1cm" svg:x="22.6cm" svg:y="13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1.5cm" svg:height="1cm" svg:x="16.6cm" svg:y="13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15cm" svg:y1="13.6cm" svg:x2="17cm" svg:y2="13.6cm">
          <text:p/>
        </draw:line>
        <draw:frame draw:style-name="gr1" draw:text-style-name="P6" draw:layer="layout" svg:width="3.4cm" svg:height="1.471cm" svg:x="13.5cm" svg:y="13.037cm">
          <draw:text-box>
            <text:p text:style-name="P6"><text:span text:style-name="T18">P</text:span><text:span text:style-name="T27">20</text:span></text:p>
          </draw:text-box>
        </draw:frame>
        <draw:frame draw:style-name="gr7" draw:text-style-name="P1" draw:layer="layout" svg:width="4.5cm" svg:height="3.5cm" svg:x="24.2cm" svg:y="13.2cm">
          <draw:text-box>
            <text:p text:style-name="P1">20% o més dels valors</text:p>
          </draw:text-box>
        </draw:frame>
        <draw:frame draw:style-name="gr1" draw:text-style-name="P4" draw:layer="layout" svg:width="6.5cm" svg:height="1.195cm" svg:x="3.9cm" svg:y="9.5cm">
          <draw:text-box>
            <text:p text:style-name="P1"><text:span text:style-name="T7">Dades brutes</text:span></text:p>
          </draw:text-box>
        </draw:frame>
        <draw:rect draw:style-name="gr3" draw:text-style-name="P7" draw:layer="layout" svg:width="1.5cm" svg:height="1cm" svg:x="4cm" svg:y="17cm">
          <text:p/>
        </draw:rect>
        <draw:rect draw:style-name="gr3" draw:text-style-name="P7" draw:layer="layout" svg:width="1.5cm" svg:height="1cm" svg:x="4cm" svg:y="16cm">
          <text:p/>
        </draw:rect>
        <draw:rect draw:style-name="gr3" draw:text-style-name="P7" draw:layer="layout" svg:width="1.5cm" svg:height="1cm" svg:x="4cm" svg:y="15cm">
          <text:p/>
        </draw:rect>
        <draw:rect draw:style-name="gr3" draw:text-style-name="P7" draw:layer="layout" svg:width="1.5cm" svg:height="1cm" svg:x="4cm" svg:y="14cm">
          <text:p/>
        </draw:rect>
        <draw:rect draw:style-name="gr3" draw:text-style-name="P7" draw:layer="layout" svg:width="1.5cm" svg:height="1cm" svg:x="4cm" svg:y="13cm">
          <text:p/>
        </draw:rect>
        <draw:rect draw:style-name="gr3" draw:text-style-name="P7" draw:layer="layout" svg:width="1.5cm" svg:height="1cm" svg:x="4cm" svg:y="12cm">
          <text:p/>
        </draw:rect>
        <draw:rect draw:style-name="gr3" draw:text-style-name="P7" draw:layer="layout" svg:width="1.5cm" svg:height="1cm" svg:x="4cm" svg:y="11cm">
          <text:p/>
        </draw:rect>
        <draw:frame draw:style-name="gr1" draw:text-style-name="P10" draw:layer="layout" svg:width="1.325cm" svg:height="0.971cm" svg:x="4.3cm" svg:y="11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4.301cm" svg:y="12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4.301cm" svg:y="12.9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4.301cm" svg:y="13.9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4.302cm" svg:y="14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4.302cm" svg:y="16.0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4.302cm" svg:y="17.928cm">
          <draw:text-box>
            <text:p text:style-name="P1"><text:span text:style-name="T19">6</text:span></text:p>
          </draw:text-box>
        </draw:frame>
        <draw:rect draw:style-name="gr3" draw:text-style-name="P7" draw:layer="layout" svg:width="1.5cm" svg:height="1cm" svg:x="4cm" svg:y="18cm">
          <text:p/>
        </draw:rect>
        <draw:frame draw:style-name="gr1" draw:text-style-name="P8" draw:layer="layout" svg:width="1.325cm" svg:height="0.971cm" svg:x="4.303cm" svg:y="17.029cm">
          <draw:text-box>
            <text:p text:style-name="P1"><text:span text:style-name="T19">7</text:span></text:p>
          </draw:text-box>
        </draw:frame>
        <draw:rect draw:style-name="gr3" draw:text-style-name="P7" draw:layer="layout" svg:width="1.5cm" svg:height="1cm" svg:x="8.2cm" svg:y="18cm">
          <text:p/>
        </draw:rect>
        <draw:rect draw:style-name="gr3" draw:text-style-name="P7" draw:layer="layout" svg:width="1.5cm" svg:height="1cm" svg:x="8.2cm" svg:y="17cm">
          <text:p/>
        </draw:rect>
        <draw:rect draw:style-name="gr3" draw:text-style-name="P7" draw:layer="layout" svg:width="1.5cm" svg:height="1cm" svg:x="8.2cm" svg:y="16cm">
          <text:p/>
        </draw:rect>
        <draw:rect draw:style-name="gr3" draw:text-style-name="P7" draw:layer="layout" svg:width="1.5cm" svg:height="1cm" svg:x="8.2cm" svg:y="14cm">
          <text:p/>
        </draw:rect>
        <draw:rect draw:style-name="gr3" draw:text-style-name="P7" draw:layer="layout" svg:width="1.5cm" svg:height="1cm" svg:x="8.2cm" svg:y="13cm">
          <text:p/>
        </draw:rect>
        <draw:rect draw:style-name="gr3" draw:text-style-name="P7" draw:layer="layout" svg:width="1.5cm" svg:height="1cm" svg:x="8.2cm" svg:y="12cm">
          <text:p/>
        </draw:rect>
        <draw:rect draw:style-name="gr3" draw:text-style-name="P7" draw:layer="layout" svg:width="1.5cm" svg:height="1cm" svg:x="8.2cm" svg:y="11cm">
          <text:p/>
        </draw:rect>
        <draw:frame draw:style-name="gr1" draw:text-style-name="P10" draw:layer="layout" svg:width="1.325cm" svg:height="0.971cm" svg:x="8.5cm" svg:y="11.028cm">
          <draw:text-box>
            <text:p text:style-name="P1"><text:span text:style-name="T19">4</text:span></text:p>
          </draw:text-box>
        </draw:frame>
        <draw:frame draw:style-name="gr1" draw:text-style-name="P8" draw:layer="layout" svg:width="1.325cm" svg:height="0.971cm" svg:x="8.501cm" svg:y="12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8.501cm" svg:y="12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8.501cm" svg:y="13.9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8.502cm" svg:y="15.9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8.502cm" svg:y="17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8.502cm" svg:y="18.9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8.503cm" svg:y="18.029cm">
          <draw:text-box>
            <text:p text:style-name="P1"><text:span text:style-name="T19">7</text:span></text:p>
          </draw:text-box>
        </draw:frame>
        <draw:line draw:style-name="gr6" draw:text-style-name="P7" draw:layer="layout" svg:x1="5.7cm" svg:y1="15cm" svg:x2="8cm" svg:y2="15cm">
          <text:p/>
        </draw:line>
        <draw:frame draw:style-name="gr1" draw:text-style-name="P11" draw:layer="layout" svg:width="3.5cm" svg:height="0.839cm" svg:x="5.3cm" svg:y="14.1cm">
          <draw:text-box>
            <text:p text:style-name="P1"><text:span text:style-name="T22">ordenades</text:span></text:p>
          </draw:text-box>
        </draw:frame>
        <draw:frame draw:style-name="gr1" draw:text-style-name="P12" draw:layer="layout" svg:width="14.5cm" svg:height="1.064cm" svg:x="8.6cm" svg:y="20.1cm">
          <draw:text-box>
            <text:p text:style-name="P1"><text:span text:style-name="T23">9 valors x 0,20 <text:s/>= 1,8 <text:s text:c="10"/>P</text:span><text:span text:style-name="T28">20</text:span><text:span text:style-name="T23"> en posició 2 <text:s/></text:span></text:p>
          </draw:text-box>
        </draw:frame>
        <draw:rect draw:style-name="gr3" draw:text-style-name="P7" draw:layer="layout" svg:width="1.5cm" svg:height="1cm" svg:x="16.602cm" svg:y="16.2cm">
          <text:p/>
        </draw:rect>
        <draw:rect draw:style-name="gr3" draw:text-style-name="P7" draw:layer="layout" svg:width="1.5cm" svg:height="1cm" svg:x="16.602cm" svg:y="15.2cm">
          <text:p/>
        </draw:rect>
        <draw:rect draw:style-name="gr3" draw:text-style-name="P7" draw:layer="layout" svg:width="1.5cm" svg:height="1cm" svg:x="16.602cm" svg:y="14.2cm">
          <text:p/>
        </draw:rect>
        <draw:rect draw:style-name="gr3" draw:text-style-name="P7" draw:layer="layout" svg:width="1.5cm" svg:height="1cm" svg:x="16.602cm" svg:y="13.2cm">
          <text:p/>
        </draw:rect>
        <draw:rect draw:style-name="gr3" draw:text-style-name="P7" draw:layer="layout" svg:width="1.5cm" svg:height="1cm" svg:x="16.602cm" svg:y="12.2cm">
          <text:p/>
        </draw:rect>
        <draw:rect draw:style-name="gr3" draw:text-style-name="P7" draw:layer="layout" svg:width="1.5cm" svg:height="1cm" svg:x="16.602cm" svg:y="11.2cm">
          <text:p/>
        </draw:rect>
        <draw:frame draw:style-name="gr1" draw:text-style-name="P8" draw:layer="layout" svg:width="1.325cm" svg:height="0.971cm" svg:x="16.903cm" svg:y="13.1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6.903cm" svg:y="14.2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16.903cm" svg:y="15.2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16.904cm" svg:y="16.2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6.903cm" svg:y="11.128cm">
          <draw:text-box>
            <text:p text:style-name="P1"><text:span text:style-name="T20">x</text:span><text:span text:style-name="T21">i</text:span></text:p>
          </draw:text-box>
        </draw:frame>
        <draw:rect draw:style-name="gr3" draw:text-style-name="P7" draw:layer="layout" svg:width="1.5cm" svg:height="1cm" svg:x="18.103cm" svg:y="16.2cm">
          <text:p/>
        </draw:rect>
        <draw:rect draw:style-name="gr3" draw:text-style-name="P7" draw:layer="layout" svg:width="1.5cm" svg:height="1cm" svg:x="18.103cm" svg:y="15.2cm">
          <text:p/>
        </draw:rect>
        <draw:rect draw:style-name="gr3" draw:text-style-name="P7" draw:layer="layout" svg:width="1.5cm" svg:height="1cm" svg:x="18.103cm" svg:y="14.2cm">
          <text:p/>
        </draw:rect>
        <draw:rect draw:style-name="gr3" draw:text-style-name="P7" draw:layer="layout" svg:width="1.5cm" svg:height="1cm" svg:x="18.103cm" svg:y="13.2cm">
          <text:p/>
        </draw:rect>
        <draw:rect draw:style-name="gr3" draw:text-style-name="P7" draw:layer="layout" svg:width="1.5cm" svg:height="1cm" svg:x="18.103cm" svg:y="12.2cm">
          <text:p/>
        </draw:rect>
        <draw:rect draw:style-name="gr3" draw:text-style-name="P7" draw:layer="layout" svg:width="1.5cm" svg:height="1cm" svg:x="18.103cm" svg:y="11.2cm">
          <text:p/>
        </draw:rect>
        <draw:frame draw:style-name="gr1" draw:text-style-name="P8" draw:layer="layout" svg:width="1.325cm" svg:height="0.971cm" svg:x="18.403cm" svg:y="12.2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8.404cm" svg:y="13.2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4.2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5.2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8.505cm" svg:y="16.228cm">
          <draw:text-box>
            <text:p text:style-name="P1"><text:span text:style-name="T19">1</text:span></text:p>
          </draw:text-box>
        </draw:frame>
        <draw:frame draw:style-name="gr1" draw:text-style-name="P9" draw:layer="layout" svg:width="1.325cm" svg:height="1.167cm" svg:x="18.404cm" svg:y="11.1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19.604cm" svg:y="16.2cm">
          <text:p/>
        </draw:rect>
        <draw:rect draw:style-name="gr3" draw:text-style-name="P7" draw:layer="layout" svg:width="1.5cm" svg:height="1cm" svg:x="19.604cm" svg:y="15.2cm">
          <text:p/>
        </draw:rect>
        <draw:rect draw:style-name="gr3" draw:text-style-name="P7" draw:layer="layout" svg:width="1.5cm" svg:height="1cm" svg:x="19.604cm" svg:y="14.2cm">
          <text:p/>
        </draw:rect>
        <draw:rect draw:style-name="gr3" draw:text-style-name="P7" draw:layer="layout" svg:width="1.5cm" svg:height="1cm" svg:x="19.604cm" svg:y="13.2cm">
          <text:p/>
        </draw:rect>
        <draw:rect draw:style-name="gr3" draw:text-style-name="P7" draw:layer="layout" svg:width="1.5cm" svg:height="1cm" svg:x="19.604cm" svg:y="12.2cm">
          <text:p/>
        </draw:rect>
        <draw:rect draw:style-name="gr3" draw:text-style-name="P7" draw:layer="layout" svg:width="1.5cm" svg:height="1cm" svg:x="19.604cm" svg:y="11.2cm">
          <text:p/>
        </draw:rect>
        <draw:frame draw:style-name="gr1" draw:text-style-name="P8" draw:layer="layout" svg:width="1.325cm" svg:height="0.971cm" svg:x="19.904cm" svg:y="12.2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9.905cm" svg:y="13.2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9.905cm" svg:y="14.2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9.905cm" svg:y="15.228cm">
          <draw:text-box>
            <text:p text:style-name="P1"><text:span text:style-name="T19">8</text:span></text:p>
          </draw:text-box>
        </draw:frame>
        <draw:frame draw:style-name="gr1" draw:text-style-name="P8" draw:layer="layout" svg:width="1.325cm" svg:height="0.971cm" svg:x="19.906cm" svg:y="16.2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9.905cm" svg:y="11.1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21.105cm" svg:y="16.2cm">
          <text:p/>
        </draw:rect>
        <draw:rect draw:style-name="gr3" draw:text-style-name="P7" draw:layer="layout" svg:width="1.5cm" svg:height="1cm" svg:x="21.105cm" svg:y="15.2cm">
          <text:p/>
        </draw:rect>
        <draw:rect draw:style-name="gr3" draw:text-style-name="P7" draw:layer="layout" svg:width="1.5cm" svg:height="1cm" svg:x="21.105cm" svg:y="14.2cm">
          <text:p/>
        </draw:rect>
        <draw:rect draw:style-name="gr3" draw:text-style-name="P7" draw:layer="layout" svg:width="1.5cm" svg:height="1cm" svg:x="21.105cm" svg:y="13.2cm">
          <text:p/>
        </draw:rect>
        <draw:rect draw:style-name="gr3" draw:text-style-name="P7" draw:layer="layout" svg:width="1.5cm" svg:height="1cm" svg:x="21.105cm" svg:y="12.2cm">
          <text:p/>
        </draw:rect>
        <draw:rect draw:style-name="gr3" draw:text-style-name="P7" draw:layer="layout" svg:width="1.5cm" svg:height="1cm" svg:x="21.105cm" svg:y="11.2cm">
          <text:p/>
        </draw:rect>
        <draw:frame draw:style-name="gr1" draw:text-style-name="P10" draw:layer="layout" svg:width="2.096cm" svg:height="0.971cm" svg:x="21.205cm" svg:y="12.128cm">
          <draw:text-box>
            <text:p text:style-name="P1"><text:span text:style-name="T19">0,11</text:span></text:p>
          </draw:text-box>
        </draw:frame>
        <draw:frame draw:style-name="gr1" draw:text-style-name="P8" draw:layer="layout" svg:width="2.095cm" svg:height="0.971cm" svg:x="21.106cm" svg:y="13.228cm">
          <draw:text-box>
            <text:p text:style-name="P1"><text:span text:style-name="T19">0,22</text:span></text:p>
          </draw:text-box>
        </draw:frame>
        <draw:frame draw:style-name="gr1" draw:text-style-name="P9" draw:layer="layout" svg:width="1.325cm" svg:height="1.167cm" svg:x="21.406cm" svg:y="11.128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22.605cm" svg:y="16.2cm">
          <text:p/>
        </draw:rect>
        <draw:rect draw:style-name="gr3" draw:text-style-name="P7" draw:layer="layout" svg:width="1.5cm" svg:height="1cm" svg:x="22.605cm" svg:y="15.2cm">
          <text:p/>
        </draw:rect>
        <draw:rect draw:style-name="gr3" draw:text-style-name="P7" draw:layer="layout" svg:width="1.5cm" svg:height="1cm" svg:x="22.605cm" svg:y="14.2cm">
          <text:p/>
        </draw:rect>
        <draw:rect draw:style-name="gr3" draw:text-style-name="P7" draw:layer="layout" svg:width="1.5cm" svg:height="1cm" svg:x="22.605cm" svg:y="13.2cm">
          <text:p/>
        </draw:rect>
        <draw:rect draw:style-name="gr3" draw:text-style-name="P7" draw:layer="layout" svg:width="1.5cm" svg:height="1cm" svg:x="22.605cm" svg:y="12.2cm">
          <text:p/>
        </draw:rect>
        <draw:rect draw:style-name="gr3" draw:text-style-name="P7" draw:layer="layout" svg:width="1.5cm" svg:height="1cm" svg:x="22.605cm" svg:y="11.2cm">
          <text:p/>
        </draw:rect>
        <draw:frame draw:style-name="gr1" draw:text-style-name="P9" draw:layer="layout" svg:width="1.325cm" svg:height="1.167cm" svg:x="22.906cm" svg:y="11.128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1.595cm" svg:height="0.971cm" svg:x="18.106cm" svg:y="17.328cm">
          <draw:text-box>
            <text:p text:style-name="P1"><text:span text:style-name="T19">n=9</text:span></text:p>
          </draw:text-box>
        </draw:frame>
        <draw:frame draw:style-name="gr1" draw:text-style-name="P8" draw:layer="layout" svg:width="1.325cm" svg:height="0.971cm" svg:x="21.407cm" svg:y="17.429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6.904cm" svg:y="12.229cm">
          <draw:text-box>
            <text:p text:style-name="P1"><text:span text:style-name="T19">4</text:span></text:p>
          </draw:text-box>
        </draw:frame>
        <draw:frame draw:style-name="gr1" draw:text-style-name="P10" draw:layer="layout" svg:width="2.096cm" svg:height="0.971cm" svg:x="21.105cm" svg:y="14.229cm">
          <draw:text-box>
            <text:p text:style-name="P1"><text:span text:style-name="T19">0,22</text:span></text:p>
          </draw:text-box>
        </draw:frame>
        <draw:frame draw:style-name="gr1" draw:text-style-name="P10" draw:layer="layout" svg:width="2.096cm" svg:height="0.971cm" svg:x="21.105cm" svg:y="16.2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1.105cm" svg:y="15.229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2.1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2.605cm" svg:y="13.23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4.231cm">
          <draw:text-box>
            <text:p text:style-name="P1"><text:span text:style-name="T19">0,55</text:span></text:p>
          </draw:text-box>
        </draw:frame>
        <draw:frame draw:style-name="gr1" draw:text-style-name="P10" draw:layer="layout" svg:width="2.096cm" svg:height="0.971cm" svg:x="22.605cm" svg:y="15.231cm">
          <draw:text-box>
            <text:p text:style-name="P1"><text:span text:style-name="T19">0,89</text:span></text:p>
          </draw:text-box>
        </draw:frame>
        <draw:frame draw:style-name="gr1" draw:text-style-name="P8" draw:layer="layout" svg:width="1.325cm" svg:height="0.971cm" svg:x="23.008cm" svg:y="16.23cm">
          <draw:text-box>
            <text:p text:style-name="P1"><text:span text:style-name="T19">1</text:span></text:p>
          </draw:text-box>
        </draw:frame>
        <draw:rect draw:style-name="gr3" draw:text-style-name="P7" draw:layer="layout" svg:width="1.5cm" svg:height="1cm" svg:x="4.001cm" svg:y="18cm">
          <text:p/>
        </draw:rect>
        <draw:frame draw:style-name="gr1" draw:text-style-name="P8" draw:layer="layout" svg:width="1.325cm" svg:height="0.971cm" svg:x="4.303cm" svg:y="18.928cm">
          <draw:text-box>
            <text:p text:style-name="P1"><text:span text:style-name="T19">4</text:span></text:p>
          </draw:text-box>
        </draw:frame>
        <draw:rect draw:style-name="gr3" draw:text-style-name="P7" draw:layer="layout" svg:width="1.5cm" svg:height="1cm" svg:x="4.001cm" svg:y="19cm">
          <text:p/>
        </draw:rect>
        <draw:rect draw:style-name="gr3" draw:text-style-name="P7" draw:layer="layout" svg:width="1.5cm" svg:height="1cm" svg:x="8.2cm" svg:y="15cm">
          <text:p/>
        </draw:rect>
        <draw:frame draw:style-name="gr1" draw:text-style-name="P8" draw:layer="layout" svg:width="1.325cm" svg:height="0.971cm" svg:x="8.501cm" svg:y="14.928cm">
          <draw:text-box>
            <text:p text:style-name="P1"><text:span text:style-name="T19">6</text:span></text:p>
          </draw:text-box>
        </draw:frame>
        <draw:line draw:style-name="gr6" draw:text-style-name="P7" draw:layer="layout" svg:x1="14.6cm" svg:y1="20.5cm" svg:x2="15.6cm" svg:y2="20.5cm">
          <text:p/>
        </draw:line>
        <draw:custom-shape draw:style-name="gr5" draw:text-style-name="P7" draw:layer="layout" svg:width="1.5cm" svg:height="1cm" svg:x="8.2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13cm" svg:y1="13.5cm" svg:x2="9.5cm" svg:y2="12.5cm">
          <text:p/>
        </draw:line>
        <draw:rect draw:style-name="gr3" draw:text-style-name="P7" draw:layer="layout" svg:width="1.5cm" svg:height="1cm" svg:x="8.2cm" svg:y="19cm">
          <text:p/>
        </draw:rect>
        <draw:frame presentation:style-name="pr1" draw:text-style-name="P1" draw:layer="layout" svg:width="23.911cm" svg:height="3.507cm" svg:x="2.061cm" svg:y="1.546cm" presentation:class="title" presentation:user-transformed="true">
          <draw:text-box>
            <text:p text:style-name="P1">Mesures de tendència centr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5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2">
        <office:forms form:automatic-focus="false" form:apply-design-mode="false"/>
        <draw:frame presentation:style-name="pr3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1">Quartils</text:p>
                  </text:list-item>
                </text:list>
              </text:list-item>
            </text:list>
          </draw:text-box>
        </draw:frame>
        <draw:frame draw:style-name="gr1" draw:text-style-name="P13" draw:layer="layout" svg:width="19.5cm" svg:height="1.348cm" svg:x="3.5cm" svg:y="7.7cm">
          <draw:text-box>
            <text:p text:style-name="P1"><text:span text:style-name="T18">Exemple</text:span><text:span text:style-name="T29">: </text:span><text:span text:style-name="T25">3</text:span><text:span text:style-name="T30">er</text:span><text:span text:style-name="T25"> quartil, p=75</text:span></text:p>
          </draw:text-box>
        </draw:frame>
        <draw:frame draw:style-name="gr1" draw:text-style-name="P4" draw:layer="layout" svg:width="8.7cm" svg:height="1.195cm" svg:x="15.8cm" svg:y="9.5cm">
          <draw:text-box>
            <text:p text:style-name="P1"><text:span text:style-name="T7">Taula de freqüències</text:span></text:p>
          </draw:text-box>
        </draw:frame>
        <draw:custom-shape draw:style-name="gr4" draw:text-style-name="P7" draw:layer="layout" svg:width="1.5cm" svg:height="1cm" svg:x="22.6cm" svg:y="15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1.5cm" svg:height="1cm" svg:x="16.6cm" svg:y="15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14.5cm" svg:y1="17cm" svg:x2="17cm" svg:y2="15.8cm">
          <text:p/>
        </draw:line>
        <draw:frame draw:style-name="gr1" draw:text-style-name="P1" draw:layer="layout" svg:width="3.4cm" svg:height="0.988cm" svg:x="11.5cm" svg:y="16.837cm">
          <draw:text-box>
            <text:p text:style-name="P1"><text:span text:style-name="T31">3</text:span><text:span text:style-name="T32">er</text:span> quartil</text:p>
          </draw:text-box>
        </draw:frame>
        <draw:frame draw:style-name="gr7" draw:text-style-name="P1" draw:layer="layout" svg:width="4.5cm" svg:height="3.5cm" svg:x="24.2cm" svg:y="15.2cm">
          <draw:text-box>
            <text:p text:style-name="P1">75% o més dels valors</text:p>
          </draw:text-box>
        </draw:frame>
        <draw:frame draw:style-name="gr1" draw:text-style-name="P4" draw:layer="layout" svg:width="6.5cm" svg:height="1.195cm" svg:x="3.9cm" svg:y="9.5cm">
          <draw:text-box>
            <text:p text:style-name="P1"><text:span text:style-name="T7">Dades brutes</text:span></text:p>
          </draw:text-box>
        </draw:frame>
        <draw:rect draw:style-name="gr3" draw:text-style-name="P7" draw:layer="layout" svg:width="1.5cm" svg:height="1cm" svg:x="4cm" svg:y="17cm">
          <text:p/>
        </draw:rect>
        <draw:rect draw:style-name="gr3" draw:text-style-name="P7" draw:layer="layout" svg:width="1.5cm" svg:height="1cm" svg:x="4cm" svg:y="16cm">
          <text:p/>
        </draw:rect>
        <draw:rect draw:style-name="gr3" draw:text-style-name="P7" draw:layer="layout" svg:width="1.5cm" svg:height="1cm" svg:x="4cm" svg:y="15cm">
          <text:p/>
        </draw:rect>
        <draw:rect draw:style-name="gr3" draw:text-style-name="P7" draw:layer="layout" svg:width="1.5cm" svg:height="1cm" svg:x="4cm" svg:y="14cm">
          <text:p/>
        </draw:rect>
        <draw:rect draw:style-name="gr3" draw:text-style-name="P7" draw:layer="layout" svg:width="1.5cm" svg:height="1cm" svg:x="4cm" svg:y="13cm">
          <text:p/>
        </draw:rect>
        <draw:rect draw:style-name="gr3" draw:text-style-name="P7" draw:layer="layout" svg:width="1.5cm" svg:height="1cm" svg:x="4cm" svg:y="12cm">
          <text:p/>
        </draw:rect>
        <draw:rect draw:style-name="gr3" draw:text-style-name="P7" draw:layer="layout" svg:width="1.5cm" svg:height="1cm" svg:x="4cm" svg:y="11cm">
          <text:p/>
        </draw:rect>
        <draw:frame draw:style-name="gr1" draw:text-style-name="P10" draw:layer="layout" svg:width="1.325cm" svg:height="0.971cm" svg:x="4.3cm" svg:y="11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4.301cm" svg:y="12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4.301cm" svg:y="12.9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4.301cm" svg:y="13.9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4.302cm" svg:y="14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4.302cm" svg:y="16.0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4.302cm" svg:y="17.928cm">
          <draw:text-box>
            <text:p text:style-name="P1"><text:span text:style-name="T19">6</text:span></text:p>
          </draw:text-box>
        </draw:frame>
        <draw:rect draw:style-name="gr3" draw:text-style-name="P7" draw:layer="layout" svg:width="1.5cm" svg:height="1cm" svg:x="4cm" svg:y="18cm">
          <text:p/>
        </draw:rect>
        <draw:frame draw:style-name="gr1" draw:text-style-name="P8" draw:layer="layout" svg:width="1.325cm" svg:height="0.971cm" svg:x="4.303cm" svg:y="17.029cm">
          <draw:text-box>
            <text:p text:style-name="P1"><text:span text:style-name="T19">7</text:span></text:p>
          </draw:text-box>
        </draw:frame>
        <draw:rect draw:style-name="gr3" draw:text-style-name="P7" draw:layer="layout" svg:width="1.5cm" svg:height="1cm" svg:x="8.2cm" svg:y="18cm">
          <text:p/>
        </draw:rect>
        <draw:rect draw:style-name="gr3" draw:text-style-name="P7" draw:layer="layout" svg:width="1.5cm" svg:height="1cm" svg:x="8.2cm" svg:y="17cm">
          <text:p/>
        </draw:rect>
        <draw:rect draw:style-name="gr3" draw:text-style-name="P7" draw:layer="layout" svg:width="1.5cm" svg:height="1cm" svg:x="8.2cm" svg:y="16cm">
          <text:p/>
        </draw:rect>
        <draw:rect draw:style-name="gr3" draw:text-style-name="P7" draw:layer="layout" svg:width="1.5cm" svg:height="1cm" svg:x="8.2cm" svg:y="14cm">
          <text:p/>
        </draw:rect>
        <draw:rect draw:style-name="gr3" draw:text-style-name="P7" draw:layer="layout" svg:width="1.5cm" svg:height="1cm" svg:x="8.2cm" svg:y="13cm">
          <text:p/>
        </draw:rect>
        <draw:rect draw:style-name="gr3" draw:text-style-name="P7" draw:layer="layout" svg:width="1.5cm" svg:height="1cm" svg:x="8.2cm" svg:y="12cm">
          <text:p/>
        </draw:rect>
        <draw:rect draw:style-name="gr3" draw:text-style-name="P7" draw:layer="layout" svg:width="1.5cm" svg:height="1cm" svg:x="8.2cm" svg:y="11cm">
          <text:p/>
        </draw:rect>
        <draw:frame draw:style-name="gr1" draw:text-style-name="P10" draw:layer="layout" svg:width="1.325cm" svg:height="0.971cm" svg:x="8.5cm" svg:y="11.028cm">
          <draw:text-box>
            <text:p text:style-name="P1"><text:span text:style-name="T19">4</text:span></text:p>
          </draw:text-box>
        </draw:frame>
        <draw:frame draw:style-name="gr1" draw:text-style-name="P8" draw:layer="layout" svg:width="1.325cm" svg:height="0.971cm" svg:x="8.501cm" svg:y="12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8.501cm" svg:y="12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8.501cm" svg:y="13.9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8.502cm" svg:y="15.9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8.502cm" svg:y="17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8.502cm" svg:y="18.9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8.503cm" svg:y="18.029cm">
          <draw:text-box>
            <text:p text:style-name="P1"><text:span text:style-name="T19">7</text:span></text:p>
          </draw:text-box>
        </draw:frame>
        <draw:line draw:style-name="gr6" draw:text-style-name="P7" draw:layer="layout" svg:x1="5.7cm" svg:y1="15cm" svg:x2="8cm" svg:y2="15cm">
          <text:p/>
        </draw:line>
        <draw:frame draw:style-name="gr1" draw:text-style-name="P11" draw:layer="layout" svg:width="3.5cm" svg:height="0.839cm" svg:x="5.3cm" svg:y="14.1cm">
          <draw:text-box>
            <text:p text:style-name="P1"><text:span text:style-name="T22">ordenades</text:span></text:p>
          </draw:text-box>
        </draw:frame>
        <draw:frame draw:style-name="gr1" draw:text-style-name="P12" draw:layer="layout" svg:width="14.5cm" svg:height="1.064cm" svg:x="8.6cm" svg:y="20.1cm">
          <draw:text-box>
            <text:p text:style-name="P1"><text:span text:style-name="T23">9 valors x 0,75 <text:s/>= 6,75 <text:s text:c="10"/>Q</text:span><text:span text:style-name="T28">3</text:span><text:span text:style-name="T23">=P</text:span><text:span text:style-name="T28">75</text:span><text:span text:style-name="T23"> en posició 7 <text:s/></text:span></text:p>
          </draw:text-box>
        </draw:frame>
        <draw:rect draw:style-name="gr3" draw:text-style-name="P7" draw:layer="layout" svg:width="1.5cm" svg:height="1cm" svg:x="16.602cm" svg:y="16.2cm">
          <text:p/>
        </draw:rect>
        <draw:rect draw:style-name="gr3" draw:text-style-name="P7" draw:layer="layout" svg:width="1.5cm" svg:height="1cm" svg:x="16.602cm" svg:y="15.2cm">
          <text:p/>
        </draw:rect>
        <draw:rect draw:style-name="gr3" draw:text-style-name="P7" draw:layer="layout" svg:width="1.5cm" svg:height="1cm" svg:x="16.602cm" svg:y="14.2cm">
          <text:p/>
        </draw:rect>
        <draw:rect draw:style-name="gr3" draw:text-style-name="P7" draw:layer="layout" svg:width="1.5cm" svg:height="1cm" svg:x="16.602cm" svg:y="13.2cm">
          <text:p/>
        </draw:rect>
        <draw:rect draw:style-name="gr3" draw:text-style-name="P7" draw:layer="layout" svg:width="1.5cm" svg:height="1cm" svg:x="16.602cm" svg:y="12.2cm">
          <text:p/>
        </draw:rect>
        <draw:rect draw:style-name="gr3" draw:text-style-name="P7" draw:layer="layout" svg:width="1.5cm" svg:height="1cm" svg:x="16.602cm" svg:y="11.2cm">
          <text:p/>
        </draw:rect>
        <draw:frame draw:style-name="gr1" draw:text-style-name="P8" draw:layer="layout" svg:width="1.325cm" svg:height="0.971cm" svg:x="16.903cm" svg:y="13.1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6.903cm" svg:y="14.2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16.903cm" svg:y="15.2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16.904cm" svg:y="16.2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6.903cm" svg:y="11.128cm">
          <draw:text-box>
            <text:p text:style-name="P1"><text:span text:style-name="T20">x</text:span><text:span text:style-name="T21">i</text:span></text:p>
          </draw:text-box>
        </draw:frame>
        <draw:rect draw:style-name="gr3" draw:text-style-name="P7" draw:layer="layout" svg:width="1.5cm" svg:height="1cm" svg:x="18.103cm" svg:y="16.2cm">
          <text:p/>
        </draw:rect>
        <draw:rect draw:style-name="gr3" draw:text-style-name="P7" draw:layer="layout" svg:width="1.5cm" svg:height="1cm" svg:x="18.103cm" svg:y="15.2cm">
          <text:p/>
        </draw:rect>
        <draw:rect draw:style-name="gr3" draw:text-style-name="P7" draw:layer="layout" svg:width="1.5cm" svg:height="1cm" svg:x="18.103cm" svg:y="14.2cm">
          <text:p/>
        </draw:rect>
        <draw:rect draw:style-name="gr3" draw:text-style-name="P7" draw:layer="layout" svg:width="1.5cm" svg:height="1cm" svg:x="18.103cm" svg:y="13.2cm">
          <text:p/>
        </draw:rect>
        <draw:rect draw:style-name="gr3" draw:text-style-name="P7" draw:layer="layout" svg:width="1.5cm" svg:height="1cm" svg:x="18.103cm" svg:y="12.2cm">
          <text:p/>
        </draw:rect>
        <draw:rect draw:style-name="gr3" draw:text-style-name="P7" draw:layer="layout" svg:width="1.5cm" svg:height="1cm" svg:x="18.103cm" svg:y="11.2cm">
          <text:p/>
        </draw:rect>
        <draw:frame draw:style-name="gr1" draw:text-style-name="P8" draw:layer="layout" svg:width="1.325cm" svg:height="0.971cm" svg:x="18.403cm" svg:y="12.2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8.404cm" svg:y="13.2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4.2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5.2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8.505cm" svg:y="16.228cm">
          <draw:text-box>
            <text:p text:style-name="P1"><text:span text:style-name="T19">1</text:span></text:p>
          </draw:text-box>
        </draw:frame>
        <draw:frame draw:style-name="gr1" draw:text-style-name="P9" draw:layer="layout" svg:width="1.325cm" svg:height="1.167cm" svg:x="18.404cm" svg:y="11.1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19.604cm" svg:y="16.2cm">
          <text:p/>
        </draw:rect>
        <draw:rect draw:style-name="gr3" draw:text-style-name="P7" draw:layer="layout" svg:width="1.5cm" svg:height="1cm" svg:x="19.604cm" svg:y="15.2cm">
          <text:p/>
        </draw:rect>
        <draw:rect draw:style-name="gr3" draw:text-style-name="P7" draw:layer="layout" svg:width="1.5cm" svg:height="1cm" svg:x="19.604cm" svg:y="14.2cm">
          <text:p/>
        </draw:rect>
        <draw:rect draw:style-name="gr3" draw:text-style-name="P7" draw:layer="layout" svg:width="1.5cm" svg:height="1cm" svg:x="19.604cm" svg:y="13.2cm">
          <text:p/>
        </draw:rect>
        <draw:rect draw:style-name="gr3" draw:text-style-name="P7" draw:layer="layout" svg:width="1.5cm" svg:height="1cm" svg:x="19.604cm" svg:y="12.2cm">
          <text:p/>
        </draw:rect>
        <draw:rect draw:style-name="gr3" draw:text-style-name="P7" draw:layer="layout" svg:width="1.5cm" svg:height="1cm" svg:x="19.604cm" svg:y="11.2cm">
          <text:p/>
        </draw:rect>
        <draw:frame draw:style-name="gr1" draw:text-style-name="P8" draw:layer="layout" svg:width="1.325cm" svg:height="0.971cm" svg:x="19.904cm" svg:y="12.2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9.905cm" svg:y="13.2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9.905cm" svg:y="14.2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9.905cm" svg:y="15.228cm">
          <draw:text-box>
            <text:p text:style-name="P1"><text:span text:style-name="T19">8</text:span></text:p>
          </draw:text-box>
        </draw:frame>
        <draw:frame draw:style-name="gr1" draw:text-style-name="P8" draw:layer="layout" svg:width="1.325cm" svg:height="0.971cm" svg:x="19.906cm" svg:y="16.2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9.905cm" svg:y="11.1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21.105cm" svg:y="16.2cm">
          <text:p/>
        </draw:rect>
        <draw:rect draw:style-name="gr3" draw:text-style-name="P7" draw:layer="layout" svg:width="1.5cm" svg:height="1cm" svg:x="21.105cm" svg:y="15.2cm">
          <text:p/>
        </draw:rect>
        <draw:rect draw:style-name="gr3" draw:text-style-name="P7" draw:layer="layout" svg:width="1.5cm" svg:height="1cm" svg:x="21.105cm" svg:y="14.2cm">
          <text:p/>
        </draw:rect>
        <draw:rect draw:style-name="gr3" draw:text-style-name="P7" draw:layer="layout" svg:width="1.5cm" svg:height="1cm" svg:x="21.105cm" svg:y="13.2cm">
          <text:p/>
        </draw:rect>
        <draw:rect draw:style-name="gr3" draw:text-style-name="P7" draw:layer="layout" svg:width="1.5cm" svg:height="1cm" svg:x="21.105cm" svg:y="12.2cm">
          <text:p/>
        </draw:rect>
        <draw:rect draw:style-name="gr3" draw:text-style-name="P7" draw:layer="layout" svg:width="1.5cm" svg:height="1cm" svg:x="21.105cm" svg:y="11.2cm">
          <text:p/>
        </draw:rect>
        <draw:frame draw:style-name="gr1" draw:text-style-name="P10" draw:layer="layout" svg:width="2.096cm" svg:height="0.971cm" svg:x="21.205cm" svg:y="12.128cm">
          <draw:text-box>
            <text:p text:style-name="P1"><text:span text:style-name="T19">0,11</text:span></text:p>
          </draw:text-box>
        </draw:frame>
        <draw:frame draw:style-name="gr1" draw:text-style-name="P8" draw:layer="layout" svg:width="2.095cm" svg:height="0.971cm" svg:x="21.106cm" svg:y="13.228cm">
          <draw:text-box>
            <text:p text:style-name="P1"><text:span text:style-name="T19">0,22</text:span></text:p>
          </draw:text-box>
        </draw:frame>
        <draw:frame draw:style-name="gr1" draw:text-style-name="P9" draw:layer="layout" svg:width="1.325cm" svg:height="1.167cm" svg:x="21.406cm" svg:y="11.128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22.605cm" svg:y="16.2cm">
          <text:p/>
        </draw:rect>
        <draw:rect draw:style-name="gr3" draw:text-style-name="P7" draw:layer="layout" svg:width="1.5cm" svg:height="1cm" svg:x="22.605cm" svg:y="15.2cm">
          <text:p/>
        </draw:rect>
        <draw:rect draw:style-name="gr3" draw:text-style-name="P7" draw:layer="layout" svg:width="1.5cm" svg:height="1cm" svg:x="22.605cm" svg:y="14.2cm">
          <text:p/>
        </draw:rect>
        <draw:rect draw:style-name="gr3" draw:text-style-name="P7" draw:layer="layout" svg:width="1.5cm" svg:height="1cm" svg:x="22.605cm" svg:y="13.2cm">
          <text:p/>
        </draw:rect>
        <draw:rect draw:style-name="gr3" draw:text-style-name="P7" draw:layer="layout" svg:width="1.5cm" svg:height="1cm" svg:x="22.605cm" svg:y="12.2cm">
          <text:p/>
        </draw:rect>
        <draw:rect draw:style-name="gr3" draw:text-style-name="P7" draw:layer="layout" svg:width="1.5cm" svg:height="1cm" svg:x="22.605cm" svg:y="11.2cm">
          <text:p/>
        </draw:rect>
        <draw:frame draw:style-name="gr1" draw:text-style-name="P9" draw:layer="layout" svg:width="1.325cm" svg:height="1.167cm" svg:x="22.906cm" svg:y="11.128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1.595cm" svg:height="0.971cm" svg:x="18.106cm" svg:y="17.328cm">
          <draw:text-box>
            <text:p text:style-name="P1"><text:span text:style-name="T19">n=9</text:span></text:p>
          </draw:text-box>
        </draw:frame>
        <draw:frame draw:style-name="gr1" draw:text-style-name="P8" draw:layer="layout" svg:width="1.325cm" svg:height="0.971cm" svg:x="21.407cm" svg:y="17.429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6.904cm" svg:y="12.229cm">
          <draw:text-box>
            <text:p text:style-name="P1"><text:span text:style-name="T19">4</text:span></text:p>
          </draw:text-box>
        </draw:frame>
        <draw:frame draw:style-name="gr1" draw:text-style-name="P10" draw:layer="layout" svg:width="2.096cm" svg:height="0.971cm" svg:x="21.105cm" svg:y="14.229cm">
          <draw:text-box>
            <text:p text:style-name="P1"><text:span text:style-name="T19">0,22</text:span></text:p>
          </draw:text-box>
        </draw:frame>
        <draw:frame draw:style-name="gr1" draw:text-style-name="P10" draw:layer="layout" svg:width="2.096cm" svg:height="0.971cm" svg:x="21.105cm" svg:y="16.2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1.105cm" svg:y="15.229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2.1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2.605cm" svg:y="13.23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4.231cm">
          <draw:text-box>
            <text:p text:style-name="P1"><text:span text:style-name="T19">0,55</text:span></text:p>
          </draw:text-box>
        </draw:frame>
        <draw:frame draw:style-name="gr1" draw:text-style-name="P10" draw:layer="layout" svg:width="2.096cm" svg:height="0.971cm" svg:x="22.605cm" svg:y="15.231cm">
          <draw:text-box>
            <text:p text:style-name="P1"><text:span text:style-name="T19">0,89</text:span></text:p>
          </draw:text-box>
        </draw:frame>
        <draw:frame draw:style-name="gr1" draw:text-style-name="P8" draw:layer="layout" svg:width="1.325cm" svg:height="0.971cm" svg:x="23.008cm" svg:y="16.23cm">
          <draw:text-box>
            <text:p text:style-name="P1"><text:span text:style-name="T19">1</text:span></text:p>
          </draw:text-box>
        </draw:frame>
        <draw:rect draw:style-name="gr3" draw:text-style-name="P7" draw:layer="layout" svg:width="1.5cm" svg:height="1cm" svg:x="4.001cm" svg:y="18cm">
          <text:p/>
        </draw:rect>
        <draw:frame draw:style-name="gr1" draw:text-style-name="P8" draw:layer="layout" svg:width="1.325cm" svg:height="0.971cm" svg:x="4.303cm" svg:y="18.928cm">
          <draw:text-box>
            <text:p text:style-name="P1"><text:span text:style-name="T19">4</text:span></text:p>
          </draw:text-box>
        </draw:frame>
        <draw:rect draw:style-name="gr3" draw:text-style-name="P7" draw:layer="layout" svg:width="1.5cm" svg:height="1cm" svg:x="4.001cm" svg:y="19cm">
          <text:p/>
        </draw:rect>
        <draw:rect draw:style-name="gr3" draw:text-style-name="P7" draw:layer="layout" svg:width="1.5cm" svg:height="1cm" svg:x="8.2cm" svg:y="15cm">
          <text:p/>
        </draw:rect>
        <draw:frame draw:style-name="gr1" draw:text-style-name="P8" draw:layer="layout" svg:width="1.325cm" svg:height="0.971cm" svg:x="8.501cm" svg:y="14.928cm">
          <draw:text-box>
            <text:p text:style-name="P1"><text:span text:style-name="T19">6</text:span></text:p>
          </draw:text-box>
        </draw:frame>
        <draw:line draw:style-name="gr6" draw:text-style-name="P7" draw:layer="layout" svg:x1="14.6cm" svg:y1="20.5cm" svg:x2="15.6cm" svg:y2="20.5cm">
          <text:p/>
        </draw:line>
        <draw:custom-shape draw:style-name="gr5" draw:text-style-name="P7" draw:layer="layout" svg:width="1.5cm" svg:height="1cm" svg:x="8.2cm" svg:y="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11.5cm" svg:y1="17.5cm" svg:x2="9.6cm" svg:y2="17.6cm">
          <text:p/>
        </draw:line>
        <draw:rect draw:style-name="gr3" draw:text-style-name="P7" draw:layer="layout" svg:width="1.5cm" svg:height="1cm" svg:x="8.2cm" svg:y="19cm">
          <text:p/>
        </draw:rect>
        <draw:frame presentation:style-name="pr1" draw:text-style-name="P1" draw:layer="layout" svg:width="23.911cm" svg:height="3.507cm" svg:x="2.061cm" svg:y="1.546cm" presentation:class="title" presentation:user-transformed="true">
          <draw:text-box>
            <text:p text:style-name="P1">Mesures de tendència centr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6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2">
        <office:forms form:automatic-focus="false" form:apply-design-mode="false"/>
        <draw:frame presentation:style-name="pr3" draw:text-style-name="P5" draw:layer="layout" svg:width="24.4cm" svg:height="2.534cm" svg:x="1.8cm" svg:y="5.4cm">
          <draw:text-box>
            <text:list text:style-name="L3">
              <text:list-item>
                <text:list>
                  <text:list-item>
                    <text:p text:style-name="P1">Mitjana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5cm" svg:height="1.195cm" svg:x="2.1cm" svg:y="8.6cm">
          <draw:text-box>
            <text:p text:style-name="P6"><text:span text:style-name="T18">Exemple:</text:span></text:p>
          </draw:text-box>
        </draw:frame>
        <draw:frame draw:style-name="gr1" draw:text-style-name="P4" draw:layer="layout" svg:width="8.7cm" svg:height="1.195cm" svg:x="15.8cm" svg:y="9.8cm">
          <draw:text-box>
            <text:p text:style-name="P1"><text:span text:style-name="T7">Taula de freqüències</text:span></text:p>
          </draw:text-box>
        </draw:frame>
        <draw:frame draw:style-name="gr1" draw:text-style-name="P4" draw:layer="layout" svg:width="6.5cm" svg:height="1.195cm" svg:x="4.1cm" svg:y="9.8cm">
          <draw:text-box>
            <text:p text:style-name="P1"><text:span text:style-name="T7">Dades brutes</text:span></text:p>
          </draw:text-box>
        </draw:frame>
        <draw:rect draw:style-name="gr3" draw:text-style-name="P7" draw:layer="layout" svg:width="1.5cm" svg:height="1cm" svg:x="5.1cm" svg:y="17cm">
          <text:p/>
        </draw:rect>
        <draw:rect draw:style-name="gr3" draw:text-style-name="P7" draw:layer="layout" svg:width="1.5cm" svg:height="1cm" svg:x="5.1cm" svg:y="16cm">
          <text:p/>
        </draw:rect>
        <draw:rect draw:style-name="gr3" draw:text-style-name="P7" draw:layer="layout" svg:width="1.5cm" svg:height="1cm" svg:x="5.1cm" svg:y="15cm">
          <text:p/>
        </draw:rect>
        <draw:rect draw:style-name="gr3" draw:text-style-name="P7" draw:layer="layout" svg:width="1.5cm" svg:height="1cm" svg:x="5.1cm" svg:y="14cm">
          <text:p/>
        </draw:rect>
        <draw:rect draw:style-name="gr3" draw:text-style-name="P7" draw:layer="layout" svg:width="1.5cm" svg:height="1cm" svg:x="5.1cm" svg:y="13cm">
          <text:p/>
        </draw:rect>
        <draw:rect draw:style-name="gr3" draw:text-style-name="P7" draw:layer="layout" svg:width="1.5cm" svg:height="1cm" svg:x="5.1cm" svg:y="12cm">
          <text:p/>
        </draw:rect>
        <draw:rect draw:style-name="gr3" draw:text-style-name="P7" draw:layer="layout" svg:width="1.5cm" svg:height="1cm" svg:x="5.1cm" svg:y="11cm">
          <text:p/>
        </draw:rect>
        <draw:frame draw:style-name="gr1" draw:text-style-name="P10" draw:layer="layout" svg:width="1.325cm" svg:height="0.971cm" svg:x="5.4cm" svg:y="11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5.401cm" svg:y="12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5.401cm" svg:y="12.9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5.401cm" svg:y="13.9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5.402cm" svg:y="14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5.402cm" svg:y="16.0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5.402cm" svg:y="17.928cm">
          <draw:text-box>
            <text:p text:style-name="P1"><text:span text:style-name="T19">6</text:span></text:p>
          </draw:text-box>
        </draw:frame>
        <draw:rect draw:style-name="gr3" draw:text-style-name="P7" draw:layer="layout" svg:width="1.5cm" svg:height="1cm" svg:x="5.1cm" svg:y="18cm">
          <text:p/>
        </draw:rect>
        <draw:frame draw:style-name="gr1" draw:text-style-name="P8" draw:layer="layout" svg:width="1.325cm" svg:height="0.971cm" svg:x="5.403cm" svg:y="17.029cm">
          <draw:text-box>
            <text:p text:style-name="P1"><text:span text:style-name="T19">7</text:span></text:p>
          </draw:text-box>
        </draw:frame>
        <draw:rect draw:style-name="gr3" draw:text-style-name="P7" draw:layer="layout" svg:width="1.5cm" svg:height="1cm" svg:x="16.602cm" svg:y="16cm">
          <text:p/>
        </draw:rect>
        <draw:rect draw:style-name="gr3" draw:text-style-name="P7" draw:layer="layout" svg:width="1.5cm" svg:height="1cm" svg:x="16.602cm" svg:y="15cm">
          <text:p/>
        </draw:rect>
        <draw:rect draw:style-name="gr3" draw:text-style-name="P7" draw:layer="layout" svg:width="1.5cm" svg:height="1cm" svg:x="16.602cm" svg:y="14cm">
          <text:p/>
        </draw:rect>
        <draw:rect draw:style-name="gr3" draw:text-style-name="P7" draw:layer="layout" svg:width="1.5cm" svg:height="1cm" svg:x="16.602cm" svg:y="13cm">
          <text:p/>
        </draw:rect>
        <draw:rect draw:style-name="gr3" draw:text-style-name="P7" draw:layer="layout" svg:width="1.5cm" svg:height="1cm" svg:x="16.602cm" svg:y="12cm">
          <text:p/>
        </draw:rect>
        <draw:rect draw:style-name="gr3" draw:text-style-name="P7" draw:layer="layout" svg:width="1.5cm" svg:height="1cm" svg:x="16.602cm" svg:y="11cm">
          <text:p/>
        </draw:rect>
        <draw:frame draw:style-name="gr1" draw:text-style-name="P8" draw:layer="layout" svg:width="1.325cm" svg:height="0.971cm" svg:x="16.903cm" svg:y="12.9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6.903cm" svg:y="14.028cm">
          <draw:text-box>
            <text:p text:style-name="P1"><text:span text:style-name="T19">6</text:span></text:p>
          </draw:text-box>
        </draw:frame>
        <draw:frame draw:style-name="gr1" draw:text-style-name="P8" draw:layer="layout" svg:width="1.325cm" svg:height="0.971cm" svg:x="16.903cm" svg:y="15.028cm">
          <draw:text-box>
            <text:p text:style-name="P1"><text:span text:style-name="T19">7</text:span></text:p>
          </draw:text-box>
        </draw:frame>
        <draw:frame draw:style-name="gr1" draw:text-style-name="P8" draw:layer="layout" svg:width="1.325cm" svg:height="0.971cm" svg:x="16.904cm" svg:y="16.0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6.903cm" svg:y="10.928cm">
          <draw:text-box>
            <text:p text:style-name="P1"><text:span text:style-name="T20">x</text:span><text:span text:style-name="T21">i</text:span></text:p>
          </draw:text-box>
        </draw:frame>
        <draw:rect draw:style-name="gr3" draw:text-style-name="P7" draw:layer="layout" svg:width="1.5cm" svg:height="1cm" svg:x="18.103cm" svg:y="16cm">
          <text:p/>
        </draw:rect>
        <draw:rect draw:style-name="gr3" draw:text-style-name="P7" draw:layer="layout" svg:width="1.5cm" svg:height="1cm" svg:x="18.103cm" svg:y="15cm">
          <text:p/>
        </draw:rect>
        <draw:rect draw:style-name="gr3" draw:text-style-name="P7" draw:layer="layout" svg:width="1.5cm" svg:height="1cm" svg:x="18.103cm" svg:y="14cm">
          <text:p/>
        </draw:rect>
        <draw:rect draw:style-name="gr3" draw:text-style-name="P7" draw:layer="layout" svg:width="1.5cm" svg:height="1cm" svg:x="18.103cm" svg:y="13cm">
          <text:p/>
        </draw:rect>
        <draw:rect draw:style-name="gr3" draw:text-style-name="P7" draw:layer="layout" svg:width="1.5cm" svg:height="1cm" svg:x="18.103cm" svg:y="12cm">
          <text:p/>
        </draw:rect>
        <draw:rect draw:style-name="gr3" draw:text-style-name="P7" draw:layer="layout" svg:width="1.5cm" svg:height="1cm" svg:x="18.103cm" svg:y="11cm">
          <text:p/>
        </draw:rect>
        <draw:frame draw:style-name="gr1" draw:text-style-name="P8" draw:layer="layout" svg:width="1.325cm" svg:height="0.971cm" svg:x="18.403cm" svg:y="12.0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8.404cm" svg:y="13.0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4.028cm">
          <draw:text-box>
            <text:p text:style-name="P1"><text:span text:style-name="T19">2</text:span></text:p>
          </draw:text-box>
        </draw:frame>
        <draw:frame draw:style-name="gr1" draw:text-style-name="P8" draw:layer="layout" svg:width="1.325cm" svg:height="0.971cm" svg:x="18.404cm" svg:y="15.0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8.505cm" svg:y="16.028cm">
          <draw:text-box>
            <text:p text:style-name="P1"><text:span text:style-name="T19">1</text:span></text:p>
          </draw:text-box>
        </draw:frame>
        <draw:frame draw:style-name="gr1" draw:text-style-name="P9" draw:layer="layout" svg:width="1.325cm" svg:height="1.167cm" svg:x="18.404cm" svg:y="10.9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19.604cm" svg:y="16cm">
          <text:p/>
        </draw:rect>
        <draw:rect draw:style-name="gr3" draw:text-style-name="P7" draw:layer="layout" svg:width="1.5cm" svg:height="1cm" svg:x="19.604cm" svg:y="15cm">
          <text:p/>
        </draw:rect>
        <draw:rect draw:style-name="gr3" draw:text-style-name="P7" draw:layer="layout" svg:width="1.5cm" svg:height="1cm" svg:x="19.604cm" svg:y="14cm">
          <text:p/>
        </draw:rect>
        <draw:rect draw:style-name="gr3" draw:text-style-name="P7" draw:layer="layout" svg:width="1.5cm" svg:height="1cm" svg:x="19.604cm" svg:y="13cm">
          <text:p/>
        </draw:rect>
        <draw:rect draw:style-name="gr3" draw:text-style-name="P7" draw:layer="layout" svg:width="1.5cm" svg:height="1cm" svg:x="19.604cm" svg:y="12cm">
          <text:p/>
        </draw:rect>
        <draw:rect draw:style-name="gr3" draw:text-style-name="P7" draw:layer="layout" svg:width="1.5cm" svg:height="1cm" svg:x="19.604cm" svg:y="11cm">
          <text:p/>
        </draw:rect>
        <draw:frame draw:style-name="gr1" draw:text-style-name="P8" draw:layer="layout" svg:width="1.325cm" svg:height="0.971cm" svg:x="19.904cm" svg:y="12.0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9.905cm" svg:y="13.0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19.905cm" svg:y="14.0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19.905cm" svg:y="15.028cm">
          <draw:text-box>
            <text:p text:style-name="P1"><text:span text:style-name="T19">8</text:span></text:p>
          </draw:text-box>
        </draw:frame>
        <draw:frame draw:style-name="gr1" draw:text-style-name="P8" draw:layer="layout" svg:width="1.325cm" svg:height="0.971cm" svg:x="19.906cm" svg:y="16.028cm">
          <draw:text-box>
            <text:p text:style-name="P1"><text:span text:style-name="T19">9</text:span></text:p>
          </draw:text-box>
        </draw:frame>
        <draw:frame draw:style-name="gr1" draw:text-style-name="P9" draw:layer="layout" svg:width="1.325cm" svg:height="1.167cm" svg:x="19.905cm" svg:y="10.9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21.105cm" svg:y="16cm">
          <text:p/>
        </draw:rect>
        <draw:rect draw:style-name="gr3" draw:text-style-name="P7" draw:layer="layout" svg:width="1.5cm" svg:height="1cm" svg:x="21.105cm" svg:y="15cm">
          <text:p/>
        </draw:rect>
        <draw:rect draw:style-name="gr3" draw:text-style-name="P7" draw:layer="layout" svg:width="1.5cm" svg:height="1cm" svg:x="21.105cm" svg:y="14cm">
          <text:p/>
        </draw:rect>
        <draw:rect draw:style-name="gr3" draw:text-style-name="P7" draw:layer="layout" svg:width="1.5cm" svg:height="1cm" svg:x="21.105cm" svg:y="13cm">
          <text:p/>
        </draw:rect>
        <draw:rect draw:style-name="gr3" draw:text-style-name="P7" draw:layer="layout" svg:width="1.5cm" svg:height="1cm" svg:x="21.105cm" svg:y="12cm">
          <text:p/>
        </draw:rect>
        <draw:rect draw:style-name="gr3" draw:text-style-name="P7" draw:layer="layout" svg:width="1.5cm" svg:height="1cm" svg:x="21.105cm" svg:y="11cm">
          <text:p/>
        </draw:rect>
        <draw:frame draw:style-name="gr1" draw:text-style-name="P10" draw:layer="layout" svg:width="2.096cm" svg:height="0.971cm" svg:x="21.205cm" svg:y="11.928cm">
          <draw:text-box>
            <text:p text:style-name="P1"><text:span text:style-name="T19">0,11</text:span></text:p>
          </draw:text-box>
        </draw:frame>
        <draw:frame draw:style-name="gr1" draw:text-style-name="P8" draw:layer="layout" svg:width="2.095cm" svg:height="0.971cm" svg:x="21.106cm" svg:y="13.028cm">
          <draw:text-box>
            <text:p text:style-name="P1"><text:span text:style-name="T19">0,22</text:span></text:p>
          </draw:text-box>
        </draw:frame>
        <draw:frame draw:style-name="gr1" draw:text-style-name="P9" draw:layer="layout" svg:width="1.325cm" svg:height="1.167cm" svg:x="21.406cm" svg:y="10.928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22.605cm" svg:y="16cm">
          <text:p/>
        </draw:rect>
        <draw:rect draw:style-name="gr3" draw:text-style-name="P7" draw:layer="layout" svg:width="1.5cm" svg:height="1cm" svg:x="22.605cm" svg:y="15cm">
          <text:p/>
        </draw:rect>
        <draw:rect draw:style-name="gr3" draw:text-style-name="P7" draw:layer="layout" svg:width="1.5cm" svg:height="1cm" svg:x="22.605cm" svg:y="14cm">
          <text:p/>
        </draw:rect>
        <draw:rect draw:style-name="gr3" draw:text-style-name="P7" draw:layer="layout" svg:width="1.5cm" svg:height="1cm" svg:x="22.605cm" svg:y="13cm">
          <text:p/>
        </draw:rect>
        <draw:rect draw:style-name="gr3" draw:text-style-name="P7" draw:layer="layout" svg:width="1.5cm" svg:height="1cm" svg:x="22.605cm" svg:y="12cm">
          <text:p/>
        </draw:rect>
        <draw:rect draw:style-name="gr3" draw:text-style-name="P7" draw:layer="layout" svg:width="1.5cm" svg:height="1cm" svg:x="22.605cm" svg:y="11cm">
          <text:p/>
        </draw:rect>
        <draw:frame draw:style-name="gr1" draw:text-style-name="P9" draw:layer="layout" svg:width="1.325cm" svg:height="1.167cm" svg:x="22.906cm" svg:y="10.928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1.595cm" svg:height="0.971cm" svg:x="18.106cm" svg:y="17.128cm">
          <draw:text-box>
            <text:p text:style-name="P1"><text:span text:style-name="T19">n=9</text:span></text:p>
          </draw:text-box>
        </draw:frame>
        <draw:frame draw:style-name="gr1" draw:text-style-name="P8" draw:layer="layout" svg:width="1.325cm" svg:height="0.971cm" svg:x="21.407cm" svg:y="17.229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16.904cm" svg:y="12.029cm">
          <draw:text-box>
            <text:p text:style-name="P1"><text:span text:style-name="T19">4</text:span></text:p>
          </draw:text-box>
        </draw:frame>
        <draw:frame draw:style-name="gr1" draw:text-style-name="P10" draw:layer="layout" svg:width="2.096cm" svg:height="0.971cm" svg:x="21.105cm" svg:y="14.029cm">
          <draw:text-box>
            <text:p text:style-name="P1"><text:span text:style-name="T19">0,22</text:span></text:p>
          </draw:text-box>
        </draw:frame>
        <draw:frame draw:style-name="gr1" draw:text-style-name="P10" draw:layer="layout" svg:width="2.096cm" svg:height="0.971cm" svg:x="21.105cm" svg:y="16.0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1.105cm" svg:y="15.029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1.929cm">
          <draw:text-box>
            <text:p text:style-name="P1"><text:span text:style-name="T19">0,11</text:span></text:p>
          </draw:text-box>
        </draw:frame>
        <draw:frame draw:style-name="gr1" draw:text-style-name="P10" draw:layer="layout" svg:width="2.096cm" svg:height="0.971cm" svg:x="22.605cm" svg:y="13.03cm">
          <draw:text-box>
            <text:p text:style-name="P1"><text:span text:style-name="T19">0,33</text:span></text:p>
          </draw:text-box>
        </draw:frame>
        <draw:frame draw:style-name="gr1" draw:text-style-name="P10" draw:layer="layout" svg:width="2.096cm" svg:height="0.971cm" svg:x="22.605cm" svg:y="14.031cm">
          <draw:text-box>
            <text:p text:style-name="P1"><text:span text:style-name="T19">0,55</text:span></text:p>
          </draw:text-box>
        </draw:frame>
        <draw:frame draw:style-name="gr1" draw:text-style-name="P10" draw:layer="layout" svg:width="2.096cm" svg:height="0.971cm" svg:x="22.605cm" svg:y="15.031cm">
          <draw:text-box>
            <text:p text:style-name="P1"><text:span text:style-name="T19">0,89</text:span></text:p>
          </draw:text-box>
        </draw:frame>
        <draw:frame draw:style-name="gr1" draw:text-style-name="P8" draw:layer="layout" svg:width="1.325cm" svg:height="0.971cm" svg:x="23.008cm" svg:y="16.03cm">
          <draw:text-box>
            <text:p text:style-name="P1"><text:span text:style-name="T19">1</text:span></text:p>
          </draw:text-box>
        </draw:frame>
        <draw:rect draw:style-name="gr3" draw:text-style-name="P7" draw:layer="layout" svg:width="1.5cm" svg:height="1cm" svg:x="5.101cm" svg:y="18cm">
          <text:p/>
        </draw:rect>
        <draw:frame draw:style-name="gr1" draw:text-style-name="P8" draw:layer="layout" svg:width="1.325cm" svg:height="0.971cm" svg:x="5.403cm" svg:y="18.928cm">
          <draw:text-box>
            <text:p text:style-name="P1"><text:span text:style-name="T19">4</text:span></text:p>
          </draw:text-box>
        </draw:frame>
        <draw:rect draw:style-name="gr3" draw:text-style-name="P7" draw:layer="layout" svg:width="1.5cm" svg:height="1cm" svg:x="5.101cm" svg:y="19cm">
          <text:p/>
        </draw:rect>
        <draw:frame draw:style-name="gr1" draw:text-style-name="P12" draw:layer="layout" svg:width="3cm" svg:height="0.882cm" svg:x="4.7cm" svg:y="20.1cm">
          <draw:text-box>
            <text:p text:style-name="P1"><text:span text:style-name="T23">9 valors</text:span></text:p>
          </draw:text-box>
        </draw:frame>
        <draw:frame draw:style-name="gr8" draw:layer="layout" svg:width="6.59cm" svg:height="1.678cm" svg:x="7cm" svg:y="14.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8.332cm" svg:height="1.675cm" svg:x="16.3cm" svg:y="18.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" draw:text-style-name="P1" draw:layer="layout" svg:width="23.911cm" svg:height="3.507cm" svg:x="2.061cm" svg:y="1.546cm" presentation:class="title" presentation:user-transformed="true">
          <draw:text-box>
            <text:p text:style-name="P1">Mesures de tendència central</text:p>
          </draw:text-box>
        </draw:frame>
        <draw:frame draw:style-name="gr8" draw:layer="layout" svg:width="5.522cm" svg:height="1.787cm" svg:x="16.8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4" draw:layer="layout" svg:width="6.5cm" svg:height="1.043cm" svg:x="8.8cm" svg:y="5.701cm">
          <draw:text-box>
            <text:p text:style-name="P14"><text:span text:style-name="T33">Dades brutes:</text:span></text:p>
          </draw:text-box>
        </draw:frame>
        <draw:frame draw:style-name="gr1" draw:text-style-name="P14" draw:layer="layout" svg:width="7.7cm" svg:height="1.043cm" svg:x="8.8cm" svg:y="7.402cm">
          <draw:text-box>
            <text:p text:style-name="P14"><text:span text:style-name="T33">Taula de freqüències:</text:span></text:p>
          </draw:text-box>
        </draw:frame>
        <draw:frame draw:style-name="gr8" draw:layer="layout" svg:width="7.999cm" svg:height="1.787cm" svg:x="16.8cm" svg:y="7.10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7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2">
        <office:forms form:automatic-focus="false" form:apply-design-mode="false"/>
        <draw:frame presentation:style-name="pr3" draw:text-style-name="P16" draw:layer="layout" svg:width="27.4cm" svg:height="2.534cm" svg:x="-0.1cm" svg:y="5.5cm">
          <draw:text-box>
            <text:list text:style-name="L3">
              <text:list-item>
                <text:list>
                  <text:list-item>
                    <text:p text:style-name="P15"><text:span text:style-name="T34">Moda, mediana i mitjana per a dades agrupades en intervals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1cm" svg:height="3.507cm" svg:x="2.061cm" svg:y="1.546cm" presentation:class="title" presentation:user-transformed="true">
          <draw:text-box>
            <text:p text:style-name="P1">Mesures de tendència central</text:p>
          </draw:text-box>
        </draw:frame>
        <draw:frame draw:style-name="gr1" draw:text-style-name="P17" draw:layer="layout" svg:width="27cm" svg:height="1.531cm" svg:x="2.5cm" svg:y="8.6cm">
          <draw:text-box>
            <text:p text:style-name="P17"><text:span text:style-name="T35">Moda</text:span><text:span text:style-name="T36">: </text:span><text:span text:style-name="T37">si l'interval que conté la moda és </text:span><text:span text:style-name="T38">[</text:span><text:span text:style-name="T39">L</text:span><text:span text:style-name="T40">M</text:span><text:span text:style-name="T38">, </text:span><text:span text:style-name="T39">L</text:span><text:span text:style-name="T40">M</text:span><text:span text:style-name="T41">+1</text:span><text:span text:style-name="T38">)</text:span><text:span text:style-name="T37">:</text:span><text:span text:style-name="T42"> <text:s/></text:span></text:p>
          </draw:text-box>
        </draw:frame>
        <draw:frame draw:style-name="gr8" draw:layer="layout" svg:width="6.563cm" svg:height="2.15cm" svg:x="20.837cm" svg:y="8.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7" draw:layer="layout" svg:width="23.5cm" svg:height="1.531cm" svg:x="2.5cm" svg:y="10.7cm">
          <draw:text-box>
            <text:p text:style-name="P17"><text:span text:style-name="T43">Percentil </text:span><text:span text:style-name="T44">p</text:span><text:span text:style-name="T43"> </text:span><text:span text:style-name="T42">: </text:span><text:span text:style-name="T37">si l'interval que conté el percentil </text:span><text:span text:style-name="T39">p</text:span><text:span text:style-name="T37"> és </text:span><text:span text:style-name="T38">[</text:span><text:span text:style-name="T39">L</text:span><text:span text:style-name="T40">p</text:span><text:span text:style-name="T38">, </text:span><text:span text:style-name="T39">L</text:span><text:span text:style-name="T41">p+1</text:span><text:span text:style-name="T38">)</text:span><text:span text:style-name="T37">:</text:span><text:span text:style-name="T42"> <text:s/></text:span></text:p>
          </draw:text-box>
        </draw:frame>
        <draw:frame draw:style-name="gr8" draw:layer="layout" svg:width="11.457cm" svg:height="2.279cm" svg:x="8.358cm" svg:y="12.0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8" draw:layer="layout" svg:width="24cm" svg:height="2.067cm" svg:x="3cm" svg:y="14.3cm">
          <draw:text-box>
            <text:p text:style-name="P18"><text:span text:style-name="T33">on </text:span><text:span text:style-name="T45">n</text:span><text:span text:style-name="T33"> és el total de valors, </text:span><text:span text:style-name="T45">n</text:span><text:span text:style-name="T46">p</text:span><text:span text:style-name="T33"> és la freqüència absoluta de l'interval i </text:span><text:span text:style-name="T45">N</text:span><text:span text:style-name="T46">p-1</text:span><text:span text:style-name="T33"> és la freqüència absoluta acumulada de l'interval anterior.</text:span></text:p>
          </draw:text-box>
        </draw:frame>
        <draw:frame draw:style-name="gr1" draw:text-style-name="P17" draw:layer="layout" svg:width="23.5cm" svg:height="1.305cm" svg:x="2.5cm" svg:y="17.101cm">
          <draw:text-box>
            <text:p text:style-name="P17"><text:span text:style-name="T43">Mitjana </text:span><text:span text:style-name="T42">: </text:span></text:p>
          </draw:text-box>
        </draw:frame>
        <draw:frame draw:style-name="gr1" draw:text-style-name="P18" draw:layer="layout" svg:width="24.8cm" svg:height="2.067cm" svg:x="3.2cm" svg:y="19.001cm">
          <draw:text-box>
            <text:p text:style-name="P18"><text:span text:style-name="T33">on </text:span><text:span text:style-name="T45">m</text:span><text:span text:style-name="T46">i</text:span><text:span text:style-name="T33"> són les marques de classe dels intervals i </text:span><text:span text:style-name="T45">n</text:span><text:span text:style-name="T46">i</text:span><text:span text:style-name="T33"> les seves freqüències absolutes.</text:span></text:p>
          </draw:text-box>
        </draw:frame>
        <draw:frame draw:style-name="gr8" draw:layer="layout" svg:width="9.971cm" svg:height="2.117cm" svg:x="8.401cm" svg:y="17.00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2">
        <office:forms form:automatic-focus="false" form:apply-design-mode="false"/>
        <draw:frame presentation:style-name="pr3" draw:text-style-name="P16" draw:layer="layout" svg:width="27.4cm" svg:height="2.534cm" svg:x="-0.1cm" svg:y="5.5cm">
          <draw:text-box>
            <text:list text:style-name="L3">
              <text:list-item>
                <text:list>
                  <text:list-item>
                    <text:p text:style-name="P15"><text:span text:style-name="T34">Moda, mediana i mitjana per a dades agrupades en intervals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1cm" svg:height="3.507cm" svg:x="2.061cm" svg:y="1.546cm" presentation:class="title" presentation:user-transformed="true">
          <draw:text-box>
            <text:p text:style-name="P1">Mesures de tendència central</text:p>
          </draw:text-box>
        </draw:frame>
        <draw:frame draw:style-name="gr1" draw:text-style-name="P17" draw:layer="layout" svg:width="8cm" svg:height="1.305cm" svg:x="1.5cm" svg:y="8.5cm">
          <draw:text-box>
            <text:p text:style-name="P17"><text:span text:style-name="T35">Moda</text:span><text:span text:style-name="T36">: </text:span></text:p>
          </draw:text-box>
        </draw:frame>
        <draw:frame draw:style-name="gr1" draw:text-style-name="P19" draw:layer="layout" svg:width="4cm" svg:height="1.115cm" svg:x="2.5cm" svg:y="9.885cm">
          <draw:text-box>
            <text:p text:style-name="P19"><text:span text:style-name="T37">Exemple</text:span></text:p>
          </draw:text-box>
        </draw:frame>
        <draw:rect draw:style-name="gr3" draw:text-style-name="P7" draw:layer="layout" svg:width="1.5cm" svg:height="1cm" svg:x="4.703cm" svg:y="16.8cm">
          <text:p/>
        </draw:rect>
        <draw:rect draw:style-name="gr3" draw:text-style-name="P7" draw:layer="layout" svg:width="1.5cm" svg:height="1cm" svg:x="4.703cm" svg:y="15.8cm">
          <text:p/>
        </draw:rect>
        <draw:rect draw:style-name="gr3" draw:text-style-name="P7" draw:layer="layout" svg:width="1.5cm" svg:height="1cm" svg:x="4.703cm" svg:y="14.8cm">
          <text:p/>
        </draw:rect>
        <draw:rect draw:style-name="gr3" draw:text-style-name="P7" draw:layer="layout" svg:width="1.5cm" svg:height="1cm" svg:x="4.703cm" svg:y="13.8cm">
          <text:p/>
        </draw:rect>
        <draw:rect draw:style-name="gr3" draw:text-style-name="P7" draw:layer="layout" svg:width="1.5cm" svg:height="1cm" svg:x="4.703cm" svg:y="12.8cm">
          <text:p/>
        </draw:rect>
        <draw:rect draw:style-name="gr3" draw:text-style-name="P7" draw:layer="layout" svg:width="1.5cm" svg:height="1cm" svg:x="4.703cm" svg:y="11.8cm">
          <text:p/>
        </draw:rect>
        <draw:frame draw:style-name="gr1" draw:text-style-name="P8" draw:layer="layout" svg:width="1.944cm" svg:height="0.971cm" svg:x="4.789cm" svg:y="13.728cm">
          <draw:text-box>
            <text:p text:style-name="P1"><text:span text:style-name="T19">4,5</text:span></text:p>
          </draw:text-box>
        </draw:frame>
        <draw:frame draw:style-name="gr1" draw:text-style-name="P8" draw:layer="layout" svg:width="2.395cm" svg:height="0.971cm" svg:x="5.008cm" svg:y="14.796cm">
          <draw:text-box>
            <text:p text:style-name="P1"><text:span text:style-name="T19">6</text:span></text:p>
          </draw:text-box>
        </draw:frame>
        <draw:frame draw:style-name="gr1" draw:text-style-name="P8" draw:layer="layout" svg:width="2.023cm" svg:height="0.971cm" svg:x="5.006cm" svg:y="15.828cm">
          <draw:text-box>
            <text:p text:style-name="P1"><text:span text:style-name="T19">8</text:span></text:p>
          </draw:text-box>
        </draw:frame>
        <draw:frame draw:style-name="gr1" draw:text-style-name="P8" draw:layer="layout" svg:width="2.423cm" svg:height="0.971cm" svg:x="4.838cm" svg:y="16.828cm">
          <draw:text-box>
            <text:p text:style-name="P1"><text:span text:style-name="T19">9,5</text:span></text:p>
          </draw:text-box>
        </draw:frame>
        <draw:frame draw:style-name="gr1" draw:text-style-name="P9" draw:layer="layout" svg:width="1.325cm" svg:height="1.167cm" svg:x="5.004cm" svg:y="11.728cm">
          <draw:text-box>
            <text:p text:style-name="P1"><text:span text:style-name="T20">m</text:span><text:span text:style-name="T21">i</text:span></text:p>
          </draw:text-box>
        </draw:frame>
        <draw:rect draw:style-name="gr3" draw:text-style-name="P7" draw:layer="layout" svg:width="1.5cm" svg:height="1cm" svg:x="6.204cm" svg:y="16.8cm">
          <text:p/>
        </draw:rect>
        <draw:rect draw:style-name="gr3" draw:text-style-name="P7" draw:layer="layout" svg:width="1.5cm" svg:height="1cm" svg:x="6.204cm" svg:y="15.8cm">
          <text:p/>
        </draw:rect>
        <draw:rect draw:style-name="gr3" draw:text-style-name="P7" draw:layer="layout" svg:width="1.5cm" svg:height="1cm" svg:x="6.204cm" svg:y="14.8cm">
          <text:p/>
        </draw:rect>
        <draw:rect draw:style-name="gr3" draw:text-style-name="P7" draw:layer="layout" svg:width="1.5cm" svg:height="1cm" svg:x="6.204cm" svg:y="13.8cm">
          <text:p/>
        </draw:rect>
        <draw:rect draw:style-name="gr3" draw:text-style-name="P7" draw:layer="layout" svg:width="1.5cm" svg:height="1cm" svg:x="6.204cm" svg:y="12.8cm">
          <text:p/>
        </draw:rect>
        <draw:rect draw:style-name="gr3" draw:text-style-name="P7" draw:layer="layout" svg:width="1.5cm" svg:height="1cm" svg:x="6.204cm" svg:y="11.8cm">
          <text:p/>
        </draw:rect>
        <draw:frame draw:style-name="gr1" draw:text-style-name="P8" draw:layer="layout" svg:width="1.325cm" svg:height="0.971cm" svg:x="6.504cm" svg:y="12.8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6.505cm" svg:y="13.8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6.505cm" svg:y="14.8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6.505cm" svg:y="15.8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6.506cm" svg:y="16.828cm">
          <draw:text-box>
            <text:p text:style-name="P1"><text:span text:style-name="T19">2</text:span></text:p>
          </draw:text-box>
        </draw:frame>
        <draw:frame draw:style-name="gr1" draw:text-style-name="P9" draw:layer="layout" svg:width="1.325cm" svg:height="1.167cm" svg:x="6.505cm" svg:y="11.7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7.705cm" svg:y="16.8cm">
          <text:p/>
        </draw:rect>
        <draw:rect draw:style-name="gr3" draw:text-style-name="P7" draw:layer="layout" svg:width="1.5cm" svg:height="1cm" svg:x="7.705cm" svg:y="15.8cm">
          <text:p/>
        </draw:rect>
        <draw:rect draw:style-name="gr3" draw:text-style-name="P7" draw:layer="layout" svg:width="1.5cm" svg:height="1cm" svg:x="7.705cm" svg:y="14.8cm">
          <text:p/>
        </draw:rect>
        <draw:rect draw:style-name="gr3" draw:text-style-name="P7" draw:layer="layout" svg:width="1.5cm" svg:height="1cm" svg:x="7.705cm" svg:y="13.8cm">
          <text:p/>
        </draw:rect>
        <draw:rect draw:style-name="gr3" draw:text-style-name="P7" draw:layer="layout" svg:width="1.5cm" svg:height="1cm" svg:x="7.705cm" svg:y="12.8cm">
          <text:p/>
        </draw:rect>
        <draw:rect draw:style-name="gr3" draw:text-style-name="P7" draw:layer="layout" svg:width="1.5cm" svg:height="1cm" svg:x="7.705cm" svg:y="11.8cm">
          <text:p/>
        </draw:rect>
        <draw:frame draw:style-name="gr1" draw:text-style-name="P8" draw:layer="layout" svg:width="1.325cm" svg:height="0.971cm" svg:x="8.005cm" svg:y="12.8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8.006cm" svg:y="13.828cm">
          <draw:text-box>
            <text:p text:style-name="P1"><text:span text:style-name="T19">4</text:span></text:p>
          </draw:text-box>
        </draw:frame>
        <draw:frame draw:style-name="gr1" draw:text-style-name="P8" draw:layer="layout" svg:width="1.325cm" svg:height="0.971cm" svg:x="7.906cm" svg:y="14.828cm">
          <draw:text-box>
            <text:p text:style-name="P1"><text:span text:style-name="T19">13</text:span></text:p>
          </draw:text-box>
        </draw:frame>
        <draw:frame draw:style-name="gr1" draw:text-style-name="P8" draw:layer="layout" svg:width="1.325cm" svg:height="0.971cm" svg:x="7.906cm" svg:y="15.828cm">
          <draw:text-box>
            <text:p text:style-name="P1"><text:span text:style-name="T19">18</text:span></text:p>
          </draw:text-box>
        </draw:frame>
        <draw:frame draw:style-name="gr1" draw:text-style-name="P8" draw:layer="layout" svg:width="1.325cm" svg:height="0.971cm" svg:x="7.907cm" svg:y="16.828cm">
          <draw:text-box>
            <text:p text:style-name="P1"><text:span text:style-name="T19">20</text:span></text:p>
          </draw:text-box>
        </draw:frame>
        <draw:frame draw:style-name="gr1" draw:text-style-name="P9" draw:layer="layout" svg:width="1.325cm" svg:height="1.167cm" svg:x="8.006cm" svg:y="11.7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9.206cm" svg:y="16.8cm">
          <text:p/>
        </draw:rect>
        <draw:rect draw:style-name="gr3" draw:text-style-name="P7" draw:layer="layout" svg:width="1.5cm" svg:height="1cm" svg:x="9.206cm" svg:y="15.8cm">
          <text:p/>
        </draw:rect>
        <draw:rect draw:style-name="gr3" draw:text-style-name="P7" draw:layer="layout" svg:width="1.5cm" svg:height="1cm" svg:x="9.206cm" svg:y="14.8cm">
          <text:p/>
        </draw:rect>
        <draw:rect draw:style-name="gr3" draw:text-style-name="P7" draw:layer="layout" svg:width="1.5cm" svg:height="1cm" svg:x="9.206cm" svg:y="13.8cm">
          <text:p/>
        </draw:rect>
        <draw:rect draw:style-name="gr3" draw:text-style-name="P7" draw:layer="layout" svg:width="1.5cm" svg:height="1cm" svg:x="9.206cm" svg:y="12.8cm">
          <text:p/>
        </draw:rect>
        <draw:rect draw:style-name="gr3" draw:text-style-name="P7" draw:layer="layout" svg:width="1.5cm" svg:height="1cm" svg:x="9.206cm" svg:y="11.8cm">
          <text:p/>
        </draw:rect>
        <draw:frame draw:style-name="gr1" draw:text-style-name="P10" draw:layer="layout" svg:width="2.096cm" svg:height="0.971cm" svg:x="9.306cm" svg:y="12.728cm">
          <draw:text-box>
            <text:p text:style-name="P1"><text:span text:style-name="T19">0,05</text:span></text:p>
          </draw:text-box>
        </draw:frame>
        <draw:frame draw:style-name="gr1" draw:text-style-name="P8" draw:layer="layout" svg:width="2.095cm" svg:height="0.971cm" svg:x="9.207cm" svg:y="13.828cm">
          <draw:text-box>
            <text:p text:style-name="P1"><text:span text:style-name="T19">0,15</text:span></text:p>
          </draw:text-box>
        </draw:frame>
        <draw:frame draw:style-name="gr1" draw:text-style-name="P9" draw:layer="layout" svg:width="1.325cm" svg:height="1.167cm" svg:x="9.507cm" svg:y="11.728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10.706cm" svg:y="16.8cm">
          <text:p/>
        </draw:rect>
        <draw:rect draw:style-name="gr3" draw:text-style-name="P7" draw:layer="layout" svg:width="1.5cm" svg:height="1cm" svg:x="10.706cm" svg:y="15.8cm">
          <text:p/>
        </draw:rect>
        <draw:rect draw:style-name="gr3" draw:text-style-name="P7" draw:layer="layout" svg:width="1.5cm" svg:height="1cm" svg:x="10.706cm" svg:y="14.8cm">
          <text:p/>
        </draw:rect>
        <draw:rect draw:style-name="gr3" draw:text-style-name="P7" draw:layer="layout" svg:width="1.5cm" svg:height="1cm" svg:x="10.706cm" svg:y="13.8cm">
          <text:p/>
        </draw:rect>
        <draw:rect draw:style-name="gr3" draw:text-style-name="P7" draw:layer="layout" svg:width="1.5cm" svg:height="1cm" svg:x="10.706cm" svg:y="12.8cm">
          <text:p/>
        </draw:rect>
        <draw:rect draw:style-name="gr3" draw:text-style-name="P7" draw:layer="layout" svg:width="1.5cm" svg:height="1cm" svg:x="10.706cm" svg:y="11.8cm">
          <text:p/>
        </draw:rect>
        <draw:frame draw:style-name="gr1" draw:text-style-name="P9" draw:layer="layout" svg:width="1.325cm" svg:height="1.167cm" svg:x="11.007cm" svg:y="11.728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2.167cm" svg:height="0.971cm" svg:x="5.089cm" svg:y="12.829cm">
          <draw:text-box>
            <text:p text:style-name="P1"><text:span text:style-name="T19">2</text:span></text:p>
          </draw:text-box>
        </draw:frame>
        <draw:frame draw:style-name="gr1" draw:text-style-name="P10" draw:layer="layout" svg:width="2.096cm" svg:height="0.971cm" svg:x="9.206cm" svg:y="14.829cm">
          <draw:text-box>
            <text:p text:style-name="P1"><text:span text:style-name="T19">0,45</text:span></text:p>
          </draw:text-box>
        </draw:frame>
        <draw:frame draw:style-name="gr1" draw:text-style-name="P10" draw:layer="layout" svg:width="2.096cm" svg:height="0.971cm" svg:x="9.206cm" svg:y="16.829cm">
          <draw:text-box>
            <text:p text:style-name="P1"><text:span text:style-name="T19">0,10</text:span></text:p>
          </draw:text-box>
        </draw:frame>
        <draw:frame draw:style-name="gr1" draw:text-style-name="P10" draw:layer="layout" svg:width="2.096cm" svg:height="0.971cm" svg:x="9.206cm" svg:y="15.829cm">
          <draw:text-box>
            <text:p text:style-name="P1"><text:span text:style-name="T19">0,25</text:span></text:p>
          </draw:text-box>
        </draw:frame>
        <draw:frame draw:style-name="gr1" draw:text-style-name="P10" draw:layer="layout" svg:width="2.096cm" svg:height="0.971cm" svg:x="10.706cm" svg:y="12.729cm">
          <draw:text-box>
            <text:p text:style-name="P1"><text:span text:style-name="T19">0,05</text:span></text:p>
          </draw:text-box>
        </draw:frame>
        <draw:frame draw:style-name="gr1" draw:text-style-name="P10" draw:layer="layout" svg:width="2.096cm" svg:height="0.971cm" svg:x="10.706cm" svg:y="13.83cm">
          <draw:text-box>
            <text:p text:style-name="P1"><text:span text:style-name="T19">0,20</text:span></text:p>
          </draw:text-box>
        </draw:frame>
        <draw:frame draw:style-name="gr1" draw:text-style-name="P10" draw:layer="layout" svg:width="2.096cm" svg:height="0.971cm" svg:x="10.706cm" svg:y="14.831cm">
          <draw:text-box>
            <text:p text:style-name="P1"><text:span text:style-name="T19">0,65</text:span></text:p>
          </draw:text-box>
        </draw:frame>
        <draw:frame draw:style-name="gr1" draw:text-style-name="P10" draw:layer="layout" svg:width="2.096cm" svg:height="0.971cm" svg:x="10.706cm" svg:y="15.831cm">
          <draw:text-box>
            <text:p text:style-name="P1"><text:span text:style-name="T19">0,90</text:span></text:p>
          </draw:text-box>
        </draw:frame>
        <draw:frame draw:style-name="gr1" draw:text-style-name="P8" draw:layer="layout" svg:width="1.325cm" svg:height="0.971cm" svg:x="11.109cm" svg:y="16.83cm">
          <draw:text-box>
            <text:p text:style-name="P1"><text:span text:style-name="T19">1</text:span></text:p>
          </draw:text-box>
        </draw:frame>
        <draw:rect draw:style-name="gr3" draw:text-style-name="P7" draw:layer="layout" svg:width="1.5cm" svg:height="1cm" svg:x="12.206cm" svg:y="16.801cm">
          <text:p/>
        </draw:rect>
        <draw:rect draw:style-name="gr3" draw:text-style-name="P7" draw:layer="layout" svg:width="1.5cm" svg:height="1cm" svg:x="12.206cm" svg:y="15.801cm">
          <text:p/>
        </draw:rect>
        <draw:rect draw:style-name="gr3" draw:text-style-name="P7" draw:layer="layout" svg:width="1.5cm" svg:height="1cm" svg:x="12.206cm" svg:y="14.801cm">
          <text:p/>
        </draw:rect>
        <draw:rect draw:style-name="gr3" draw:text-style-name="P7" draw:layer="layout" svg:width="1.5cm" svg:height="1cm" svg:x="12.206cm" svg:y="13.801cm">
          <text:p/>
        </draw:rect>
        <draw:rect draw:style-name="gr3" draw:text-style-name="P7" draw:layer="layout" svg:width="1.5cm" svg:height="1cm" svg:x="12.206cm" svg:y="12.801cm">
          <text:p/>
        </draw:rect>
        <draw:rect draw:style-name="gr3" draw:text-style-name="P7" draw:layer="layout" svg:width="1.5cm" svg:height="1cm" svg:x="12.206cm" svg:y="11.801cm">
          <text:p/>
        </draw:rect>
        <draw:frame draw:style-name="gr1" draw:text-style-name="P10" draw:layer="layout" svg:width="2.096cm" svg:height="0.971cm" svg:x="12.606cm" svg:y="12.729cm">
          <draw:text-box>
            <text:p text:style-name="P1"><text:span text:style-name="T19">5</text:span></text:p>
          </draw:text-box>
        </draw:frame>
        <draw:frame draw:style-name="gr1" draw:text-style-name="P8" draw:layer="layout" svg:width="2.095cm" svg:height="0.971cm" svg:x="12.407cm" svg:y="13.829cm">
          <draw:text-box>
            <text:p text:style-name="P1"><text:span text:style-name="T19">15</text:span></text:p>
          </draw:text-box>
        </draw:frame>
        <draw:frame draw:style-name="gr1" draw:text-style-name="P9" draw:layer="layout" svg:width="1.325cm" svg:height="1.167cm" svg:x="12.507cm" svg:y="11.729cm">
          <draw:text-box>
            <text:p text:style-name="P1"><text:span text:style-name="T20">p</text:span><text:span text:style-name="T21">i</text:span></text:p>
          </draw:text-box>
        </draw:frame>
        <draw:rect draw:style-name="gr3" draw:text-style-name="P7" draw:layer="layout" svg:width="1.5cm" svg:height="1cm" svg:x="13.706cm" svg:y="16.801cm">
          <text:p/>
        </draw:rect>
        <draw:rect draw:style-name="gr3" draw:text-style-name="P7" draw:layer="layout" svg:width="1.5cm" svg:height="1cm" svg:x="13.706cm" svg:y="15.801cm">
          <text:p/>
        </draw:rect>
        <draw:rect draw:style-name="gr3" draw:text-style-name="P7" draw:layer="layout" svg:width="1.5cm" svg:height="1cm" svg:x="13.706cm" svg:y="14.801cm">
          <text:p/>
        </draw:rect>
        <draw:rect draw:style-name="gr3" draw:text-style-name="P7" draw:layer="layout" svg:width="1.5cm" svg:height="1cm" svg:x="13.706cm" svg:y="13.801cm">
          <text:p/>
        </draw:rect>
        <draw:rect draw:style-name="gr3" draw:text-style-name="P7" draw:layer="layout" svg:width="1.5cm" svg:height="1cm" svg:x="13.706cm" svg:y="12.801cm">
          <text:p/>
        </draw:rect>
        <draw:rect draw:style-name="gr3" draw:text-style-name="P7" draw:layer="layout" svg:width="1.5cm" svg:height="1cm" svg:x="13.706cm" svg:y="11.801cm">
          <text:p/>
        </draw:rect>
        <draw:frame draw:style-name="gr1" draw:text-style-name="P9" draw:layer="layout" svg:width="1.325cm" svg:height="1.167cm" svg:x="14.007cm" svg:y="11.729cm">
          <draw:text-box>
            <text:p text:style-name="P1"><text:span text:style-name="T20">P</text:span><text:span text:style-name="T21">i</text:span></text:p>
          </draw:text-box>
        </draw:frame>
        <draw:frame draw:style-name="gr1" draw:text-style-name="P10" draw:layer="layout" svg:width="2.096cm" svg:height="0.971cm" svg:x="12.406cm" svg:y="14.83cm">
          <draw:text-box>
            <text:p text:style-name="P1"><text:span text:style-name="T19">45</text:span></text:p>
          </draw:text-box>
        </draw:frame>
        <draw:frame draw:style-name="gr1" draw:text-style-name="P10" draw:layer="layout" svg:width="2.096cm" svg:height="0.971cm" svg:x="12.406cm" svg:y="16.83cm">
          <draw:text-box>
            <text:p text:style-name="P1"><text:span text:style-name="T19">10</text:span></text:p>
          </draw:text-box>
        </draw:frame>
        <draw:frame draw:style-name="gr1" draw:text-style-name="P10" draw:layer="layout" svg:width="2.096cm" svg:height="0.971cm" svg:x="12.406cm" svg:y="15.83cm">
          <draw:text-box>
            <text:p text:style-name="P1"><text:span text:style-name="T19">25</text:span></text:p>
          </draw:text-box>
        </draw:frame>
        <draw:frame draw:style-name="gr1" draw:text-style-name="P10" draw:layer="layout" svg:width="2.096cm" svg:height="0.971cm" svg:x="13.806cm" svg:y="12.73cm">
          <draw:text-box>
            <text:p text:style-name="P1"><text:span text:style-name="T19"><text:s text:c="2"/></text:span><text:span text:style-name="T19">5</text:span></text:p>
          </draw:text-box>
        </draw:frame>
        <draw:frame draw:style-name="gr1" draw:text-style-name="P10" draw:layer="layout" svg:width="2.096cm" svg:height="0.971cm" svg:x="13.706cm" svg:y="13.831cm">
          <draw:text-box>
            <text:p text:style-name="P1"><text:span text:style-name="T19"><text:s text:c="2"/></text:span><text:span text:style-name="T19">20</text:span></text:p>
          </draw:text-box>
        </draw:frame>
        <draw:frame draw:style-name="gr1" draw:text-style-name="P10" draw:layer="layout" svg:width="2.096cm" svg:height="0.971cm" svg:x="13.706cm" svg:y="14.832cm">
          <draw:text-box>
            <text:p text:style-name="P1"><text:span text:style-name="T19"><text:s text:c="2"/></text:span><text:span text:style-name="T19">65</text:span></text:p>
          </draw:text-box>
        </draw:frame>
        <draw:frame draw:style-name="gr1" draw:text-style-name="P10" draw:layer="layout" svg:width="2.096cm" svg:height="0.971cm" svg:x="13.706cm" svg:y="15.832cm">
          <draw:text-box>
            <text:p text:style-name="P1"><text:span text:style-name="T19"><text:s text:c="2"/></text:span><text:span text:style-name="T19">90</text:span></text:p>
          </draw:text-box>
        </draw:frame>
        <draw:frame draw:style-name="gr1" draw:text-style-name="P8" draw:layer="layout" svg:width="1.597cm" svg:height="0.971cm" svg:x="13.737cm" svg:y="16.831cm">
          <draw:text-box>
            <text:p text:style-name="P1"><text:span text:style-name="T19">100</text:span></text:p>
          </draw:text-box>
        </draw:frame>
        <draw:rect draw:style-name="gr3" draw:text-style-name="P7" draw:layer="layout" svg:width="1.5cm" svg:height="1cm" svg:x="3.204cm" svg:y="16.8cm">
          <text:p/>
        </draw:rect>
        <draw:rect draw:style-name="gr3" draw:text-style-name="P7" draw:layer="layout" svg:width="1.5cm" svg:height="1cm" svg:x="3.204cm" svg:y="15.8cm">
          <text:p/>
        </draw:rect>
        <draw:rect draw:style-name="gr3" draw:text-style-name="P7" draw:layer="layout" svg:width="1.5cm" svg:height="1cm" svg:x="3.204cm" svg:y="14.8cm">
          <text:p/>
        </draw:rect>
        <draw:rect draw:style-name="gr3" draw:text-style-name="P7" draw:layer="layout" svg:width="1.5cm" svg:height="1cm" svg:x="3.204cm" svg:y="13.8cm">
          <text:p/>
        </draw:rect>
        <draw:rect draw:style-name="gr3" draw:text-style-name="P7" draw:layer="layout" svg:width="1.5cm" svg:height="1cm" svg:x="3.204cm" svg:y="12.8cm">
          <text:p/>
        </draw:rect>
        <draw:rect draw:style-name="gr3" draw:text-style-name="P7" draw:layer="layout" svg:width="1.5cm" svg:height="1cm" svg:x="3.204cm" svg:y="11.8cm">
          <text:p/>
        </draw:rect>
        <draw:frame draw:style-name="gr1" draw:text-style-name="P8" draw:layer="layout" svg:width="1.944cm" svg:height="0.971cm" svg:x="2.99cm" svg:y="13.728cm">
          <draw:text-box>
            <text:p text:style-name="P1"><text:span text:style-name="T19">[4, 5)</text:span></text:p>
          </draw:text-box>
        </draw:frame>
        <draw:frame draw:style-name="gr1" draw:text-style-name="P8" draw:layer="layout" svg:width="2.395cm" svg:height="0.971cm" svg:x="3.009cm" svg:y="14.796cm">
          <draw:text-box>
            <text:p text:style-name="P1"><text:span text:style-name="T19">[5, 7)</text:span></text:p>
          </draw:text-box>
        </draw:frame>
        <draw:frame draw:style-name="gr1" draw:text-style-name="P8" draw:layer="layout" svg:width="2.023cm" svg:height="0.971cm" svg:x="3.007cm" svg:y="15.828cm">
          <draw:text-box>
            <text:p text:style-name="P1"><text:span text:style-name="T19">[7, 9)</text:span></text:p>
          </draw:text-box>
        </draw:frame>
        <draw:frame draw:style-name="gr1" draw:text-style-name="P8" draw:layer="layout" svg:width="2.423cm" svg:height="0.971cm" svg:x="2.939cm" svg:y="16.828cm">
          <draw:text-box>
            <text:p text:style-name="P1"><text:span text:style-name="T19">[9,10]</text:span></text:p>
          </draw:text-box>
        </draw:frame>
        <draw:frame draw:style-name="gr1" draw:text-style-name="P9" draw:layer="layout" svg:width="1.325cm" svg:height="1.167cm" svg:x="3.505cm" svg:y="11.728cm">
          <draw:text-box>
            <text:p text:style-name="P1"><text:span text:style-name="T20">x</text:span><text:span text:style-name="T21">i</text:span></text:p>
          </draw:text-box>
        </draw:frame>
        <draw:frame draw:style-name="gr1" draw:text-style-name="P8" draw:layer="layout" svg:width="2.167cm" svg:height="0.971cm" svg:x="2.99cm" svg:y="12.829cm">
          <draw:text-box>
            <text:p text:style-name="P1"><text:span text:style-name="T19">[0, 4)</text:span></text:p>
          </draw:text-box>
        </draw:frame>
        <draw:custom-shape draw:style-name="gr4" draw:text-style-name="P7" draw:layer="layout" svg:width="1.5cm" svg:height="1cm" svg:x="6.2cm" svg:y="14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1.5cm" svg:height="1cm" svg:x="3.2cm" svg:y="14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4cm" svg:y1="18.5cm" svg:x2="4cm" svg:y2="15.5cm">
          <text:p/>
        </draw:line>
        <draw:line draw:style-name="gr3" draw:text-style-name="P7" draw:layer="layout" svg:x1="4cm" svg:y1="18.5cm" svg:x2="16cm" svg:y2="18.5cm">
          <text:p/>
        </draw:line>
        <draw:frame draw:style-name="gr1" draw:layer="layout" svg:width="6.5cm" svg:height="0.963cm" svg:x="16cm" svg:y="18cm">
          <draw:text-box>
            <text:p>Interval moda: [5, 7)</text:p>
          </draw:text-box>
        </draw:frame>
        <draw:frame draw:style-name="gr8" draw:layer="layout" svg:width="4.761cm" svg:height="1.678cm" svg:x="22.239cm" svg:y="18.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2">
        <office:forms form:automatic-focus="false" form:apply-design-mode="false"/>
        <draw:frame presentation:style-name="pr3" draw:text-style-name="P16" draw:layer="layout" svg:width="27.4cm" svg:height="2.534cm" svg:x="-0.1cm" svg:y="5.5cm">
          <draw:text-box>
            <text:list text:style-name="L3">
              <text:list-item>
                <text:list>
                  <text:list-item>
                    <text:p text:style-name="P15"><text:span text:style-name="T34">Moda, mediana i mitjana per a dades agrupades en intervals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1cm" svg:height="3.507cm" svg:x="2.061cm" svg:y="1.546cm" presentation:class="title" presentation:user-transformed="true">
          <draw:text-box>
            <text:p text:style-name="P1">Mesures de tendència central</text:p>
          </draw:text-box>
        </draw:frame>
        <draw:frame draw:style-name="gr1" draw:text-style-name="P17" draw:layer="layout" svg:width="8cm" svg:height="1.305cm" svg:x="1.5cm" svg:y="8.5cm">
          <draw:text-box>
            <text:p text:style-name="P17"><text:span text:style-name="T35">Percentils</text:span><text:span text:style-name="T36">: </text:span></text:p>
          </draw:text-box>
        </draw:frame>
        <draw:frame draw:style-name="gr1" draw:text-style-name="P19" draw:layer="layout" svg:width="10.5cm" svg:height="1.147cm" svg:x="2.5cm" svg:y="9.885cm">
          <draw:text-box>
            <text:p text:style-name="P19"><text:span text:style-name="T37">Exemple: 3</text:span><text:span text:style-name="T47">er</text:span><text:span text:style-name="T37"> quartil (p=75)</text:span></text:p>
          </draw:text-box>
        </draw:frame>
        <draw:rect draw:style-name="gr3" draw:text-style-name="P7" draw:layer="layout" svg:width="1.5cm" svg:height="1cm" svg:x="4.703cm" svg:y="16.8cm">
          <text:p/>
        </draw:rect>
        <draw:rect draw:style-name="gr3" draw:text-style-name="P7" draw:layer="layout" svg:width="1.5cm" svg:height="1cm" svg:x="4.703cm" svg:y="15.8cm">
          <text:p/>
        </draw:rect>
        <draw:rect draw:style-name="gr3" draw:text-style-name="P7" draw:layer="layout" svg:width="1.5cm" svg:height="1cm" svg:x="4.703cm" svg:y="14.8cm">
          <text:p/>
        </draw:rect>
        <draw:rect draw:style-name="gr3" draw:text-style-name="P7" draw:layer="layout" svg:width="1.5cm" svg:height="1cm" svg:x="4.703cm" svg:y="13.8cm">
          <text:p/>
        </draw:rect>
        <draw:rect draw:style-name="gr3" draw:text-style-name="P7" draw:layer="layout" svg:width="1.5cm" svg:height="1cm" svg:x="4.703cm" svg:y="12.8cm">
          <text:p/>
        </draw:rect>
        <draw:rect draw:style-name="gr3" draw:text-style-name="P7" draw:layer="layout" svg:width="1.5cm" svg:height="1cm" svg:x="4.703cm" svg:y="11.8cm">
          <text:p/>
        </draw:rect>
        <draw:frame draw:style-name="gr1" draw:text-style-name="P8" draw:layer="layout" svg:width="1.944cm" svg:height="0.971cm" svg:x="4.789cm" svg:y="13.728cm">
          <draw:text-box>
            <text:p text:style-name="P1"><text:span text:style-name="T19">4,5</text:span></text:p>
          </draw:text-box>
        </draw:frame>
        <draw:frame draw:style-name="gr1" draw:text-style-name="P8" draw:layer="layout" svg:width="2.395cm" svg:height="0.971cm" svg:x="5.008cm" svg:y="14.796cm">
          <draw:text-box>
            <text:p text:style-name="P1"><text:span text:style-name="T19">6</text:span></text:p>
          </draw:text-box>
        </draw:frame>
        <draw:frame draw:style-name="gr1" draw:text-style-name="P8" draw:layer="layout" svg:width="2.023cm" svg:height="0.971cm" svg:x="5.006cm" svg:y="15.828cm">
          <draw:text-box>
            <text:p text:style-name="P1"><text:span text:style-name="T19">8</text:span></text:p>
          </draw:text-box>
        </draw:frame>
        <draw:frame draw:style-name="gr1" draw:text-style-name="P8" draw:layer="layout" svg:width="2.423cm" svg:height="0.971cm" svg:x="4.838cm" svg:y="16.828cm">
          <draw:text-box>
            <text:p text:style-name="P1"><text:span text:style-name="T19">9,5</text:span></text:p>
          </draw:text-box>
        </draw:frame>
        <draw:frame draw:style-name="gr1" draw:text-style-name="P9" draw:layer="layout" svg:width="1.325cm" svg:height="1.167cm" svg:x="5.004cm" svg:y="11.728cm">
          <draw:text-box>
            <text:p text:style-name="P1"><text:span text:style-name="T20">m</text:span><text:span text:style-name="T21">i</text:span></text:p>
          </draw:text-box>
        </draw:frame>
        <draw:rect draw:style-name="gr3" draw:text-style-name="P7" draw:layer="layout" svg:width="1.5cm" svg:height="1cm" svg:x="6.204cm" svg:y="16.8cm">
          <text:p/>
        </draw:rect>
        <draw:rect draw:style-name="gr3" draw:text-style-name="P7" draw:layer="layout" svg:width="1.5cm" svg:height="1cm" svg:x="6.204cm" svg:y="15.8cm">
          <text:p/>
        </draw:rect>
        <draw:rect draw:style-name="gr3" draw:text-style-name="P7" draw:layer="layout" svg:width="1.5cm" svg:height="1cm" svg:x="6.204cm" svg:y="14.8cm">
          <text:p/>
        </draw:rect>
        <draw:rect draw:style-name="gr3" draw:text-style-name="P7" draw:layer="layout" svg:width="1.5cm" svg:height="1cm" svg:x="6.204cm" svg:y="13.8cm">
          <text:p/>
        </draw:rect>
        <draw:rect draw:style-name="gr3" draw:text-style-name="P7" draw:layer="layout" svg:width="1.5cm" svg:height="1cm" svg:x="6.204cm" svg:y="12.8cm">
          <text:p/>
        </draw:rect>
        <draw:rect draw:style-name="gr3" draw:text-style-name="P7" draw:layer="layout" svg:width="1.5cm" svg:height="1cm" svg:x="6.204cm" svg:y="11.8cm">
          <text:p/>
        </draw:rect>
        <draw:frame draw:style-name="gr1" draw:text-style-name="P8" draw:layer="layout" svg:width="1.325cm" svg:height="0.971cm" svg:x="6.504cm" svg:y="12.8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6.505cm" svg:y="13.8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6.505cm" svg:y="14.8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6.505cm" svg:y="15.8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6.506cm" svg:y="16.828cm">
          <draw:text-box>
            <text:p text:style-name="P1"><text:span text:style-name="T19">2</text:span></text:p>
          </draw:text-box>
        </draw:frame>
        <draw:frame draw:style-name="gr1" draw:text-style-name="P9" draw:layer="layout" svg:width="1.325cm" svg:height="1.167cm" svg:x="6.505cm" svg:y="11.7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7.705cm" svg:y="16.8cm">
          <text:p/>
        </draw:rect>
        <draw:rect draw:style-name="gr3" draw:text-style-name="P7" draw:layer="layout" svg:width="1.5cm" svg:height="1cm" svg:x="7.705cm" svg:y="15.8cm">
          <text:p/>
        </draw:rect>
        <draw:rect draw:style-name="gr3" draw:text-style-name="P7" draw:layer="layout" svg:width="1.5cm" svg:height="1cm" svg:x="7.705cm" svg:y="14.8cm">
          <text:p/>
        </draw:rect>
        <draw:rect draw:style-name="gr3" draw:text-style-name="P7" draw:layer="layout" svg:width="1.5cm" svg:height="1cm" svg:x="7.705cm" svg:y="13.8cm">
          <text:p/>
        </draw:rect>
        <draw:rect draw:style-name="gr3" draw:text-style-name="P7" draw:layer="layout" svg:width="1.5cm" svg:height="1cm" svg:x="7.705cm" svg:y="12.8cm">
          <text:p/>
        </draw:rect>
        <draw:rect draw:style-name="gr3" draw:text-style-name="P7" draw:layer="layout" svg:width="1.5cm" svg:height="1cm" svg:x="7.705cm" svg:y="11.8cm">
          <text:p/>
        </draw:rect>
        <draw:frame draw:style-name="gr1" draw:text-style-name="P8" draw:layer="layout" svg:width="1.325cm" svg:height="0.971cm" svg:x="8.005cm" svg:y="12.8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8.006cm" svg:y="13.828cm">
          <draw:text-box>
            <text:p text:style-name="P1"><text:span text:style-name="T19">4</text:span></text:p>
          </draw:text-box>
        </draw:frame>
        <draw:frame draw:style-name="gr1" draw:text-style-name="P8" draw:layer="layout" svg:width="1.325cm" svg:height="0.971cm" svg:x="7.906cm" svg:y="14.828cm">
          <draw:text-box>
            <text:p text:style-name="P1"><text:span text:style-name="T19">13</text:span></text:p>
          </draw:text-box>
        </draw:frame>
        <draw:frame draw:style-name="gr1" draw:text-style-name="P8" draw:layer="layout" svg:width="1.325cm" svg:height="0.971cm" svg:x="7.906cm" svg:y="15.828cm">
          <draw:text-box>
            <text:p text:style-name="P1"><text:span text:style-name="T19">18</text:span></text:p>
          </draw:text-box>
        </draw:frame>
        <draw:frame draw:style-name="gr1" draw:text-style-name="P8" draw:layer="layout" svg:width="1.325cm" svg:height="0.971cm" svg:x="7.907cm" svg:y="16.828cm">
          <draw:text-box>
            <text:p text:style-name="P1"><text:span text:style-name="T19">20</text:span></text:p>
          </draw:text-box>
        </draw:frame>
        <draw:frame draw:style-name="gr1" draw:text-style-name="P9" draw:layer="layout" svg:width="1.325cm" svg:height="1.167cm" svg:x="8.006cm" svg:y="11.7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9.206cm" svg:y="16.8cm">
          <text:p/>
        </draw:rect>
        <draw:rect draw:style-name="gr3" draw:text-style-name="P7" draw:layer="layout" svg:width="1.5cm" svg:height="1cm" svg:x="9.206cm" svg:y="15.8cm">
          <text:p/>
        </draw:rect>
        <draw:rect draw:style-name="gr3" draw:text-style-name="P7" draw:layer="layout" svg:width="1.5cm" svg:height="1cm" svg:x="9.206cm" svg:y="14.8cm">
          <text:p/>
        </draw:rect>
        <draw:rect draw:style-name="gr3" draw:text-style-name="P7" draw:layer="layout" svg:width="1.5cm" svg:height="1cm" svg:x="9.206cm" svg:y="13.8cm">
          <text:p/>
        </draw:rect>
        <draw:rect draw:style-name="gr3" draw:text-style-name="P7" draw:layer="layout" svg:width="1.5cm" svg:height="1cm" svg:x="9.206cm" svg:y="12.8cm">
          <text:p/>
        </draw:rect>
        <draw:rect draw:style-name="gr3" draw:text-style-name="P7" draw:layer="layout" svg:width="1.5cm" svg:height="1cm" svg:x="9.206cm" svg:y="11.8cm">
          <text:p/>
        </draw:rect>
        <draw:frame draw:style-name="gr1" draw:text-style-name="P10" draw:layer="layout" svg:width="2.096cm" svg:height="0.971cm" svg:x="9.306cm" svg:y="12.728cm">
          <draw:text-box>
            <text:p text:style-name="P1"><text:span text:style-name="T19">0,05</text:span></text:p>
          </draw:text-box>
        </draw:frame>
        <draw:frame draw:style-name="gr1" draw:text-style-name="P8" draw:layer="layout" svg:width="2.095cm" svg:height="0.971cm" svg:x="9.207cm" svg:y="13.828cm">
          <draw:text-box>
            <text:p text:style-name="P1"><text:span text:style-name="T19">0,15</text:span></text:p>
          </draw:text-box>
        </draw:frame>
        <draw:frame draw:style-name="gr1" draw:text-style-name="P9" draw:layer="layout" svg:width="1.325cm" svg:height="1.167cm" svg:x="9.507cm" svg:y="11.728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10.706cm" svg:y="16.8cm">
          <text:p/>
        </draw:rect>
        <draw:rect draw:style-name="gr3" draw:text-style-name="P7" draw:layer="layout" svg:width="1.5cm" svg:height="1cm" svg:x="10.706cm" svg:y="15.8cm">
          <text:p/>
        </draw:rect>
        <draw:rect draw:style-name="gr3" draw:text-style-name="P7" draw:layer="layout" svg:width="1.5cm" svg:height="1cm" svg:x="10.706cm" svg:y="14.8cm">
          <text:p/>
        </draw:rect>
        <draw:rect draw:style-name="gr3" draw:text-style-name="P7" draw:layer="layout" svg:width="1.5cm" svg:height="1cm" svg:x="10.706cm" svg:y="13.8cm">
          <text:p/>
        </draw:rect>
        <draw:rect draw:style-name="gr3" draw:text-style-name="P7" draw:layer="layout" svg:width="1.5cm" svg:height="1cm" svg:x="10.706cm" svg:y="12.8cm">
          <text:p/>
        </draw:rect>
        <draw:rect draw:style-name="gr3" draw:text-style-name="P7" draw:layer="layout" svg:width="1.5cm" svg:height="1cm" svg:x="10.706cm" svg:y="11.8cm">
          <text:p/>
        </draw:rect>
        <draw:frame draw:style-name="gr1" draw:text-style-name="P9" draw:layer="layout" svg:width="1.325cm" svg:height="1.167cm" svg:x="11.007cm" svg:y="11.728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2.167cm" svg:height="0.971cm" svg:x="5.089cm" svg:y="12.829cm">
          <draw:text-box>
            <text:p text:style-name="P1"><text:span text:style-name="T19">2</text:span></text:p>
          </draw:text-box>
        </draw:frame>
        <draw:frame draw:style-name="gr1" draw:text-style-name="P10" draw:layer="layout" svg:width="2.096cm" svg:height="0.971cm" svg:x="9.206cm" svg:y="14.829cm">
          <draw:text-box>
            <text:p text:style-name="P1"><text:span text:style-name="T19">0,45</text:span></text:p>
          </draw:text-box>
        </draw:frame>
        <draw:frame draw:style-name="gr1" draw:text-style-name="P10" draw:layer="layout" svg:width="2.096cm" svg:height="0.971cm" svg:x="9.206cm" svg:y="16.829cm">
          <draw:text-box>
            <text:p text:style-name="P1"><text:span text:style-name="T19">0,10</text:span></text:p>
          </draw:text-box>
        </draw:frame>
        <draw:frame draw:style-name="gr1" draw:text-style-name="P10" draw:layer="layout" svg:width="2.096cm" svg:height="0.971cm" svg:x="9.206cm" svg:y="15.829cm">
          <draw:text-box>
            <text:p text:style-name="P1"><text:span text:style-name="T19">0,25</text:span></text:p>
          </draw:text-box>
        </draw:frame>
        <draw:frame draw:style-name="gr1" draw:text-style-name="P10" draw:layer="layout" svg:width="2.096cm" svg:height="0.971cm" svg:x="10.706cm" svg:y="12.729cm">
          <draw:text-box>
            <text:p text:style-name="P1"><text:span text:style-name="T19">0,05</text:span></text:p>
          </draw:text-box>
        </draw:frame>
        <draw:frame draw:style-name="gr1" draw:text-style-name="P10" draw:layer="layout" svg:width="2.096cm" svg:height="0.971cm" svg:x="10.706cm" svg:y="13.83cm">
          <draw:text-box>
            <text:p text:style-name="P1"><text:span text:style-name="T19">0,20</text:span></text:p>
          </draw:text-box>
        </draw:frame>
        <draw:frame draw:style-name="gr1" draw:text-style-name="P10" draw:layer="layout" svg:width="2.096cm" svg:height="0.971cm" svg:x="10.706cm" svg:y="14.831cm">
          <draw:text-box>
            <text:p text:style-name="P1"><text:span text:style-name="T19">0,65</text:span></text:p>
          </draw:text-box>
        </draw:frame>
        <draw:frame draw:style-name="gr1" draw:text-style-name="P10" draw:layer="layout" svg:width="2.096cm" svg:height="0.971cm" svg:x="10.706cm" svg:y="15.831cm">
          <draw:text-box>
            <text:p text:style-name="P1"><text:span text:style-name="T19">0,90</text:span></text:p>
          </draw:text-box>
        </draw:frame>
        <draw:frame draw:style-name="gr1" draw:text-style-name="P8" draw:layer="layout" svg:width="1.325cm" svg:height="0.971cm" svg:x="11.109cm" svg:y="16.83cm">
          <draw:text-box>
            <text:p text:style-name="P1"><text:span text:style-name="T19">1</text:span></text:p>
          </draw:text-box>
        </draw:frame>
        <draw:rect draw:style-name="gr3" draw:text-style-name="P7" draw:layer="layout" svg:width="1.5cm" svg:height="1cm" svg:x="12.206cm" svg:y="16.801cm">
          <text:p/>
        </draw:rect>
        <draw:rect draw:style-name="gr3" draw:text-style-name="P7" draw:layer="layout" svg:width="1.5cm" svg:height="1cm" svg:x="12.206cm" svg:y="15.801cm">
          <text:p/>
        </draw:rect>
        <draw:rect draw:style-name="gr3" draw:text-style-name="P7" draw:layer="layout" svg:width="1.5cm" svg:height="1cm" svg:x="12.206cm" svg:y="14.801cm">
          <text:p/>
        </draw:rect>
        <draw:rect draw:style-name="gr3" draw:text-style-name="P7" draw:layer="layout" svg:width="1.5cm" svg:height="1cm" svg:x="12.206cm" svg:y="13.801cm">
          <text:p/>
        </draw:rect>
        <draw:rect draw:style-name="gr3" draw:text-style-name="P7" draw:layer="layout" svg:width="1.5cm" svg:height="1cm" svg:x="12.206cm" svg:y="12.801cm">
          <text:p/>
        </draw:rect>
        <draw:rect draw:style-name="gr3" draw:text-style-name="P7" draw:layer="layout" svg:width="1.5cm" svg:height="1cm" svg:x="12.206cm" svg:y="11.801cm">
          <text:p/>
        </draw:rect>
        <draw:frame draw:style-name="gr1" draw:text-style-name="P10" draw:layer="layout" svg:width="2.096cm" svg:height="0.971cm" svg:x="12.606cm" svg:y="12.729cm">
          <draw:text-box>
            <text:p text:style-name="P1"><text:span text:style-name="T19">5</text:span></text:p>
          </draw:text-box>
        </draw:frame>
        <draw:frame draw:style-name="gr1" draw:text-style-name="P8" draw:layer="layout" svg:width="2.095cm" svg:height="0.971cm" svg:x="12.407cm" svg:y="13.829cm">
          <draw:text-box>
            <text:p text:style-name="P1"><text:span text:style-name="T19">15</text:span></text:p>
          </draw:text-box>
        </draw:frame>
        <draw:frame draw:style-name="gr1" draw:text-style-name="P9" draw:layer="layout" svg:width="1.325cm" svg:height="1.167cm" svg:x="12.507cm" svg:y="11.729cm">
          <draw:text-box>
            <text:p text:style-name="P1"><text:span text:style-name="T20">p</text:span><text:span text:style-name="T21">i</text:span></text:p>
          </draw:text-box>
        </draw:frame>
        <draw:rect draw:style-name="gr3" draw:text-style-name="P7" draw:layer="layout" svg:width="1.5cm" svg:height="1cm" svg:x="13.706cm" svg:y="16.801cm">
          <text:p/>
        </draw:rect>
        <draw:rect draw:style-name="gr3" draw:text-style-name="P7" draw:layer="layout" svg:width="1.5cm" svg:height="1cm" svg:x="13.706cm" svg:y="15.801cm">
          <text:p/>
        </draw:rect>
        <draw:rect draw:style-name="gr3" draw:text-style-name="P7" draw:layer="layout" svg:width="1.5cm" svg:height="1cm" svg:x="13.706cm" svg:y="14.801cm">
          <text:p/>
        </draw:rect>
        <draw:rect draw:style-name="gr3" draw:text-style-name="P7" draw:layer="layout" svg:width="1.5cm" svg:height="1cm" svg:x="13.706cm" svg:y="13.801cm">
          <text:p/>
        </draw:rect>
        <draw:rect draw:style-name="gr3" draw:text-style-name="P7" draw:layer="layout" svg:width="1.5cm" svg:height="1cm" svg:x="13.706cm" svg:y="12.801cm">
          <text:p/>
        </draw:rect>
        <draw:rect draw:style-name="gr3" draw:text-style-name="P7" draw:layer="layout" svg:width="1.5cm" svg:height="1cm" svg:x="13.706cm" svg:y="11.801cm">
          <text:p/>
        </draw:rect>
        <draw:frame draw:style-name="gr1" draw:text-style-name="P9" draw:layer="layout" svg:width="1.325cm" svg:height="1.167cm" svg:x="14.007cm" svg:y="11.729cm">
          <draw:text-box>
            <text:p text:style-name="P1"><text:span text:style-name="T20">P</text:span><text:span text:style-name="T21">i</text:span></text:p>
          </draw:text-box>
        </draw:frame>
        <draw:frame draw:style-name="gr1" draw:text-style-name="P10" draw:layer="layout" svg:width="2.096cm" svg:height="0.971cm" svg:x="12.406cm" svg:y="14.83cm">
          <draw:text-box>
            <text:p text:style-name="P1"><text:span text:style-name="T19">45</text:span></text:p>
          </draw:text-box>
        </draw:frame>
        <draw:frame draw:style-name="gr1" draw:text-style-name="P10" draw:layer="layout" svg:width="2.096cm" svg:height="0.971cm" svg:x="12.406cm" svg:y="16.83cm">
          <draw:text-box>
            <text:p text:style-name="P1"><text:span text:style-name="T19">10</text:span></text:p>
          </draw:text-box>
        </draw:frame>
        <draw:frame draw:style-name="gr1" draw:text-style-name="P10" draw:layer="layout" svg:width="2.096cm" svg:height="0.971cm" svg:x="12.406cm" svg:y="15.83cm">
          <draw:text-box>
            <text:p text:style-name="P1"><text:span text:style-name="T19">25</text:span></text:p>
          </draw:text-box>
        </draw:frame>
        <draw:frame draw:style-name="gr1" draw:text-style-name="P10" draw:layer="layout" svg:width="2.096cm" svg:height="0.971cm" svg:x="13.806cm" svg:y="12.73cm">
          <draw:text-box>
            <text:p text:style-name="P1"><text:span text:style-name="T19"><text:s text:c="2"/></text:span><text:span text:style-name="T19">5</text:span></text:p>
          </draw:text-box>
        </draw:frame>
        <draw:frame draw:style-name="gr1" draw:text-style-name="P10" draw:layer="layout" svg:width="2.096cm" svg:height="0.971cm" svg:x="13.706cm" svg:y="13.831cm">
          <draw:text-box>
            <text:p text:style-name="P1"><text:span text:style-name="T19"><text:s text:c="2"/></text:span><text:span text:style-name="T19">20</text:span></text:p>
          </draw:text-box>
        </draw:frame>
        <draw:frame draw:style-name="gr1" draw:text-style-name="P10" draw:layer="layout" svg:width="2.096cm" svg:height="0.971cm" svg:x="13.706cm" svg:y="14.832cm">
          <draw:text-box>
            <text:p text:style-name="P1"><text:span text:style-name="T19"><text:s text:c="2"/></text:span><text:span text:style-name="T19">65</text:span></text:p>
          </draw:text-box>
        </draw:frame>
        <draw:frame draw:style-name="gr1" draw:text-style-name="P10" draw:layer="layout" svg:width="2.096cm" svg:height="0.971cm" svg:x="13.706cm" svg:y="15.832cm">
          <draw:text-box>
            <text:p text:style-name="P1"><text:span text:style-name="T19"><text:s text:c="2"/></text:span><text:span text:style-name="T19">90</text:span></text:p>
          </draw:text-box>
        </draw:frame>
        <draw:frame draw:style-name="gr1" draw:text-style-name="P8" draw:layer="layout" svg:width="1.597cm" svg:height="0.971cm" svg:x="13.737cm" svg:y="16.831cm">
          <draw:text-box>
            <text:p text:style-name="P1"><text:span text:style-name="T19">100</text:span></text:p>
          </draw:text-box>
        </draw:frame>
        <draw:rect draw:style-name="gr3" draw:text-style-name="P7" draw:layer="layout" svg:width="1.5cm" svg:height="1cm" svg:x="3.204cm" svg:y="16.8cm">
          <text:p/>
        </draw:rect>
        <draw:rect draw:style-name="gr3" draw:text-style-name="P7" draw:layer="layout" svg:width="1.5cm" svg:height="1cm" svg:x="3.204cm" svg:y="15.8cm">
          <text:p/>
        </draw:rect>
        <draw:rect draw:style-name="gr3" draw:text-style-name="P7" draw:layer="layout" svg:width="1.5cm" svg:height="1cm" svg:x="3.204cm" svg:y="14.8cm">
          <text:p/>
        </draw:rect>
        <draw:rect draw:style-name="gr3" draw:text-style-name="P7" draw:layer="layout" svg:width="1.5cm" svg:height="1cm" svg:x="3.204cm" svg:y="13.8cm">
          <text:p/>
        </draw:rect>
        <draw:rect draw:style-name="gr3" draw:text-style-name="P7" draw:layer="layout" svg:width="1.5cm" svg:height="1cm" svg:x="3.204cm" svg:y="12.8cm">
          <text:p/>
        </draw:rect>
        <draw:rect draw:style-name="gr3" draw:text-style-name="P7" draw:layer="layout" svg:width="1.5cm" svg:height="1cm" svg:x="3.204cm" svg:y="11.8cm">
          <text:p/>
        </draw:rect>
        <draw:frame draw:style-name="gr1" draw:text-style-name="P8" draw:layer="layout" svg:width="1.944cm" svg:height="0.971cm" svg:x="2.99cm" svg:y="13.728cm">
          <draw:text-box>
            <text:p text:style-name="P1"><text:span text:style-name="T19">[4, 5)</text:span></text:p>
          </draw:text-box>
        </draw:frame>
        <draw:frame draw:style-name="gr1" draw:text-style-name="P8" draw:layer="layout" svg:width="2.395cm" svg:height="0.971cm" svg:x="3.009cm" svg:y="14.796cm">
          <draw:text-box>
            <text:p text:style-name="P1"><text:span text:style-name="T19">[5, 7)</text:span></text:p>
          </draw:text-box>
        </draw:frame>
        <draw:frame draw:style-name="gr1" draw:text-style-name="P8" draw:layer="layout" svg:width="2.023cm" svg:height="0.971cm" svg:x="3.007cm" svg:y="15.828cm">
          <draw:text-box>
            <text:p text:style-name="P1"><text:span text:style-name="T19">[7, 9)</text:span></text:p>
          </draw:text-box>
        </draw:frame>
        <draw:frame draw:style-name="gr1" draw:text-style-name="P8" draw:layer="layout" svg:width="2.423cm" svg:height="0.971cm" svg:x="2.939cm" svg:y="16.828cm">
          <draw:text-box>
            <text:p text:style-name="P1"><text:span text:style-name="T19">[9,10]</text:span></text:p>
          </draw:text-box>
        </draw:frame>
        <draw:frame draw:style-name="gr1" draw:text-style-name="P9" draw:layer="layout" svg:width="1.325cm" svg:height="1.167cm" svg:x="3.505cm" svg:y="11.728cm">
          <draw:text-box>
            <text:p text:style-name="P1"><text:span text:style-name="T20">x</text:span><text:span text:style-name="T21">i</text:span></text:p>
          </draw:text-box>
        </draw:frame>
        <draw:frame draw:style-name="gr1" draw:text-style-name="P8" draw:layer="layout" svg:width="2.167cm" svg:height="0.971cm" svg:x="2.99cm" svg:y="12.829cm">
          <draw:text-box>
            <text:p text:style-name="P1"><text:span text:style-name="T19">[0, 4)</text:span></text:p>
          </draw:text-box>
        </draw:frame>
        <draw:custom-shape draw:style-name="gr4" draw:text-style-name="P7" draw:layer="layout" svg:width="1.5cm" svg:height="1cm" svg:x="10.8cm" svg:y="15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7" draw:layer="layout" svg:width="1.5cm" svg:height="1cm" svg:x="3.2cm" svg:y="15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7" draw:layer="layout" svg:x1="4cm" svg:y1="18.5cm" svg:x2="4cm" svg:y2="16.5cm">
          <text:p/>
        </draw:line>
        <draw:line draw:style-name="gr3" draw:text-style-name="P7" draw:layer="layout" svg:x1="4cm" svg:y1="18.5cm" svg:x2="16cm" svg:y2="18.5cm">
          <text:p/>
        </draw:line>
        <draw:frame draw:style-name="gr1" draw:layer="layout" svg:width="8.9cm" svg:height="0.988cm" svg:x="17.6cm" svg:y="11.5cm">
          <draw:text-box>
            <text:p>Interval 3<text:span text:style-name="T32">er</text:span> quartil: [7, 9)</text:p>
          </draw:text-box>
        </draw:frame>
        <draw:line draw:style-name="gr3" draw:text-style-name="P7" draw:layer="layout" svg:x1="16cm" svg:y1="18.5cm" svg:x2="16cm" svg:y2="12cm">
          <text:p/>
        </draw:line>
        <draw:line draw:style-name="gr6" draw:text-style-name="P7" draw:layer="layout" svg:x1="16cm" svg:y1="12cm" svg:x2="17.5cm" svg:y2="12cm">
          <text:p/>
        </draw:line>
        <draw:custom-shape draw:style-name="gr9" draw:text-style-name="P7" draw:layer="layout" svg:width="1.5cm" svg:height="1cm" svg:x="6.2cm" svg:y="15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7" draw:layer="layout" svg:width="1.5cm" svg:height="1cm" svg:x="7.8cm" svg:y="14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7" draw:layer="layout" svg:width="1.5cm" svg:height="1cm" svg:x="7.8cm" svg:y="16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layer="layout" svg:width="9.638cm" svg:height="1.678cm" svg:x="17.259cm" svg:y="13.1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8" draw:layer="layout" svg:width="1cm" svg:height="1.043cm" svg:x="26.7cm" svg:y="13.5cm">
          <draw:text-box>
            <text:p text:style-name="P18"><text:span text:style-name="T33">=</text:span></text:p>
          </draw:text-box>
        </draw:frame>
        <draw:frame draw:style-name="gr1" draw:text-style-name="P18" draw:layer="layout" svg:width="1cm" svg:height="1.043cm" svg:x="19.5cm" svg:y="15.301cm">
          <draw:text-box>
            <text:p text:style-name="P18"><text:span text:style-name="T33">=</text:span></text:p>
          </draw:text-box>
        </draw:frame>
        <draw:frame draw:style-name="gr8" draw:layer="layout" svg:width="3.752cm" svg:height="1.696cm" svg:x="20.259cm" svg:y="15.0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1" draw:text-style-name="P7" draw:layer="layout" svg:width="1cm" svg:height="1cm" svg:x="22.5cm" svg:y="13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7" draw:layer="layout" svg:width="1cm" svg:height="1cm" svg:x="23.8cm" svg:y="13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7" draw:layer="layout" svg:width="1cm" svg:height="1cm" svg:x="22.5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2">
        <office:forms form:automatic-focus="false" form:apply-design-mode="false"/>
        <draw:frame presentation:style-name="pr3" draw:text-style-name="P16" draw:layer="layout" svg:width="27.4cm" svg:height="2.534cm" svg:x="-0.1cm" svg:y="5.5cm">
          <draw:text-box>
            <text:list text:style-name="L3">
              <text:list-item>
                <text:list>
                  <text:list-item>
                    <text:p text:style-name="P15"><text:span text:style-name="T34">Moda, mediana i mitjana per a dades agrupades en intervals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1cm" svg:height="3.507cm" svg:x="2.061cm" svg:y="1.546cm" presentation:class="title" presentation:user-transformed="true">
          <draw:text-box>
            <text:p text:style-name="P1">Mesures de tendència central</text:p>
          </draw:text-box>
        </draw:frame>
        <draw:frame draw:style-name="gr1" draw:text-style-name="P17" draw:layer="layout" svg:width="8cm" svg:height="1.305cm" svg:x="1.5cm" svg:y="8.5cm">
          <draw:text-box>
            <text:p text:style-name="P17"><text:span text:style-name="T35">Mitjana</text:span><text:span text:style-name="T36">: </text:span></text:p>
          </draw:text-box>
        </draw:frame>
        <draw:frame draw:style-name="gr1" draw:text-style-name="P19" draw:layer="layout" svg:width="10.5cm" svg:height="1.115cm" svg:x="2.5cm" svg:y="9.885cm">
          <draw:text-box>
            <text:p text:style-name="P19"><text:span text:style-name="T37">Exemple</text:span></text:p>
          </draw:text-box>
        </draw:frame>
        <draw:rect draw:style-name="gr3" draw:text-style-name="P7" draw:layer="layout" svg:width="1.5cm" svg:height="1cm" svg:x="5.203cm" svg:y="16.6cm">
          <text:p/>
        </draw:rect>
        <draw:rect draw:style-name="gr3" draw:text-style-name="P7" draw:layer="layout" svg:width="1.5cm" svg:height="1cm" svg:x="5.203cm" svg:y="15.6cm">
          <text:p/>
        </draw:rect>
        <draw:rect draw:style-name="gr3" draw:text-style-name="P7" draw:layer="layout" svg:width="1.5cm" svg:height="1cm" svg:x="5.203cm" svg:y="14.6cm">
          <text:p/>
        </draw:rect>
        <draw:rect draw:style-name="gr3" draw:text-style-name="P7" draw:layer="layout" svg:width="1.5cm" svg:height="1cm" svg:x="5.203cm" svg:y="13.6cm">
          <text:p/>
        </draw:rect>
        <draw:rect draw:style-name="gr3" draw:text-style-name="P7" draw:layer="layout" svg:width="1.5cm" svg:height="1cm" svg:x="5.203cm" svg:y="12.6cm">
          <text:p/>
        </draw:rect>
        <draw:rect draw:style-name="gr3" draw:text-style-name="P7" draw:layer="layout" svg:width="1.5cm" svg:height="1cm" svg:x="5.203cm" svg:y="11.6cm">
          <text:p/>
        </draw:rect>
        <draw:frame draw:style-name="gr1" draw:text-style-name="P8" draw:layer="layout" svg:width="1.944cm" svg:height="0.971cm" svg:x="5.289cm" svg:y="13.528cm">
          <draw:text-box>
            <text:p text:style-name="P1"><text:span text:style-name="T19">4,5</text:span></text:p>
          </draw:text-box>
        </draw:frame>
        <draw:frame draw:style-name="gr1" draw:text-style-name="P8" draw:layer="layout" svg:width="2.395cm" svg:height="0.971cm" svg:x="5.508cm" svg:y="14.596cm">
          <draw:text-box>
            <text:p text:style-name="P1"><text:span text:style-name="T19">6</text:span></text:p>
          </draw:text-box>
        </draw:frame>
        <draw:frame draw:style-name="gr1" draw:text-style-name="P8" draw:layer="layout" svg:width="2.023cm" svg:height="0.971cm" svg:x="5.506cm" svg:y="15.628cm">
          <draw:text-box>
            <text:p text:style-name="P1"><text:span text:style-name="T19">8</text:span></text:p>
          </draw:text-box>
        </draw:frame>
        <draw:frame draw:style-name="gr1" draw:text-style-name="P8" draw:layer="layout" svg:width="2.423cm" svg:height="0.971cm" svg:x="5.338cm" svg:y="16.628cm">
          <draw:text-box>
            <text:p text:style-name="P1"><text:span text:style-name="T19">9,5</text:span></text:p>
          </draw:text-box>
        </draw:frame>
        <draw:frame draw:style-name="gr1" draw:text-style-name="P9" draw:layer="layout" svg:width="1.325cm" svg:height="1.167cm" svg:x="5.504cm" svg:y="11.528cm">
          <draw:text-box>
            <text:p text:style-name="P1"><text:span text:style-name="T20">m</text:span><text:span text:style-name="T21">i</text:span></text:p>
          </draw:text-box>
        </draw:frame>
        <draw:rect draw:style-name="gr3" draw:text-style-name="P7" draw:layer="layout" svg:width="1.5cm" svg:height="1cm" svg:x="6.704cm" svg:y="16.6cm">
          <text:p/>
        </draw:rect>
        <draw:rect draw:style-name="gr3" draw:text-style-name="P7" draw:layer="layout" svg:width="1.5cm" svg:height="1cm" svg:x="6.704cm" svg:y="15.6cm">
          <text:p/>
        </draw:rect>
        <draw:rect draw:style-name="gr3" draw:text-style-name="P7" draw:layer="layout" svg:width="1.5cm" svg:height="1cm" svg:x="6.704cm" svg:y="14.6cm">
          <text:p/>
        </draw:rect>
        <draw:rect draw:style-name="gr3" draw:text-style-name="P7" draw:layer="layout" svg:width="1.5cm" svg:height="1cm" svg:x="6.704cm" svg:y="13.6cm">
          <text:p/>
        </draw:rect>
        <draw:rect draw:style-name="gr3" draw:text-style-name="P7" draw:layer="layout" svg:width="1.5cm" svg:height="1cm" svg:x="6.704cm" svg:y="12.6cm">
          <text:p/>
        </draw:rect>
        <draw:rect draw:style-name="gr3" draw:text-style-name="P7" draw:layer="layout" svg:width="1.5cm" svg:height="1cm" svg:x="6.704cm" svg:y="11.6cm">
          <text:p/>
        </draw:rect>
        <draw:frame draw:style-name="gr1" draw:text-style-name="P8" draw:layer="layout" svg:width="1.325cm" svg:height="0.971cm" svg:x="7.004cm" svg:y="12.6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7.005cm" svg:y="13.628cm">
          <draw:text-box>
            <text:p text:style-name="P1"><text:span text:style-name="T19">3</text:span></text:p>
          </draw:text-box>
        </draw:frame>
        <draw:frame draw:style-name="gr1" draw:text-style-name="P8" draw:layer="layout" svg:width="1.325cm" svg:height="0.971cm" svg:x="7.005cm" svg:y="14.628cm">
          <draw:text-box>
            <text:p text:style-name="P1"><text:span text:style-name="T19">9</text:span></text:p>
          </draw:text-box>
        </draw:frame>
        <draw:frame draw:style-name="gr1" draw:text-style-name="P8" draw:layer="layout" svg:width="1.325cm" svg:height="0.971cm" svg:x="7.005cm" svg:y="15.628cm">
          <draw:text-box>
            <text:p text:style-name="P1"><text:span text:style-name="T19">5</text:span></text:p>
          </draw:text-box>
        </draw:frame>
        <draw:frame draw:style-name="gr1" draw:text-style-name="P8" draw:layer="layout" svg:width="1.325cm" svg:height="0.971cm" svg:x="7.006cm" svg:y="16.628cm">
          <draw:text-box>
            <text:p text:style-name="P1"><text:span text:style-name="T19">2</text:span></text:p>
          </draw:text-box>
        </draw:frame>
        <draw:frame draw:style-name="gr1" draw:text-style-name="P9" draw:layer="layout" svg:width="1.325cm" svg:height="1.167cm" svg:x="7.005cm" svg:y="11.5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8.205cm" svg:y="16.6cm">
          <text:p/>
        </draw:rect>
        <draw:rect draw:style-name="gr3" draw:text-style-name="P7" draw:layer="layout" svg:width="1.5cm" svg:height="1cm" svg:x="8.205cm" svg:y="15.6cm">
          <text:p/>
        </draw:rect>
        <draw:rect draw:style-name="gr3" draw:text-style-name="P7" draw:layer="layout" svg:width="1.5cm" svg:height="1cm" svg:x="8.205cm" svg:y="14.6cm">
          <text:p/>
        </draw:rect>
        <draw:rect draw:style-name="gr3" draw:text-style-name="P7" draw:layer="layout" svg:width="1.5cm" svg:height="1cm" svg:x="8.205cm" svg:y="13.6cm">
          <text:p/>
        </draw:rect>
        <draw:rect draw:style-name="gr3" draw:text-style-name="P7" draw:layer="layout" svg:width="1.5cm" svg:height="1cm" svg:x="8.205cm" svg:y="12.6cm">
          <text:p/>
        </draw:rect>
        <draw:rect draw:style-name="gr3" draw:text-style-name="P7" draw:layer="layout" svg:width="1.5cm" svg:height="1cm" svg:x="8.205cm" svg:y="11.6cm">
          <text:p/>
        </draw:rect>
        <draw:frame draw:style-name="gr1" draw:text-style-name="P8" draw:layer="layout" svg:width="1.325cm" svg:height="0.971cm" svg:x="8.505cm" svg:y="12.628cm">
          <draw:text-box>
            <text:p text:style-name="P1"><text:span text:style-name="T19">1</text:span></text:p>
          </draw:text-box>
        </draw:frame>
        <draw:frame draw:style-name="gr1" draw:text-style-name="P8" draw:layer="layout" svg:width="1.325cm" svg:height="0.971cm" svg:x="8.506cm" svg:y="13.628cm">
          <draw:text-box>
            <text:p text:style-name="P1"><text:span text:style-name="T19">4</text:span></text:p>
          </draw:text-box>
        </draw:frame>
        <draw:frame draw:style-name="gr1" draw:text-style-name="P8" draw:layer="layout" svg:width="1.325cm" svg:height="0.971cm" svg:x="8.406cm" svg:y="14.628cm">
          <draw:text-box>
            <text:p text:style-name="P1"><text:span text:style-name="T19">13</text:span></text:p>
          </draw:text-box>
        </draw:frame>
        <draw:frame draw:style-name="gr1" draw:text-style-name="P8" draw:layer="layout" svg:width="1.325cm" svg:height="0.971cm" svg:x="8.406cm" svg:y="15.628cm">
          <draw:text-box>
            <text:p text:style-name="P1"><text:span text:style-name="T19">18</text:span></text:p>
          </draw:text-box>
        </draw:frame>
        <draw:frame draw:style-name="gr1" draw:text-style-name="P8" draw:layer="layout" svg:width="1.325cm" svg:height="0.971cm" svg:x="8.407cm" svg:y="16.628cm">
          <draw:text-box>
            <text:p text:style-name="P1"><text:span text:style-name="T19">20</text:span></text:p>
          </draw:text-box>
        </draw:frame>
        <draw:frame draw:style-name="gr1" draw:text-style-name="P9" draw:layer="layout" svg:width="1.325cm" svg:height="1.167cm" svg:x="8.506cm" svg:y="11.528cm">
          <draw:text-box>
            <text:p text:style-name="P1"><text:span text:style-name="T20">N</text:span><text:span text:style-name="T21">i</text:span></text:p>
          </draw:text-box>
        </draw:frame>
        <draw:rect draw:style-name="gr3" draw:text-style-name="P7" draw:layer="layout" svg:width="1.5cm" svg:height="1cm" svg:x="9.706cm" svg:y="16.6cm">
          <text:p/>
        </draw:rect>
        <draw:rect draw:style-name="gr3" draw:text-style-name="P7" draw:layer="layout" svg:width="1.5cm" svg:height="1cm" svg:x="9.706cm" svg:y="15.6cm">
          <text:p/>
        </draw:rect>
        <draw:rect draw:style-name="gr3" draw:text-style-name="P7" draw:layer="layout" svg:width="1.5cm" svg:height="1cm" svg:x="9.706cm" svg:y="14.6cm">
          <text:p/>
        </draw:rect>
        <draw:rect draw:style-name="gr3" draw:text-style-name="P7" draw:layer="layout" svg:width="1.5cm" svg:height="1cm" svg:x="9.706cm" svg:y="13.6cm">
          <text:p/>
        </draw:rect>
        <draw:rect draw:style-name="gr3" draw:text-style-name="P7" draw:layer="layout" svg:width="1.5cm" svg:height="1cm" svg:x="9.706cm" svg:y="12.6cm">
          <text:p/>
        </draw:rect>
        <draw:rect draw:style-name="gr3" draw:text-style-name="P7" draw:layer="layout" svg:width="1.5cm" svg:height="1cm" svg:x="9.706cm" svg:y="11.6cm">
          <text:p/>
        </draw:rect>
        <draw:frame draw:style-name="gr1" draw:text-style-name="P10" draw:layer="layout" svg:width="2.096cm" svg:height="0.971cm" svg:x="9.806cm" svg:y="12.528cm">
          <draw:text-box>
            <text:p text:style-name="P1"><text:span text:style-name="T19">0,05</text:span></text:p>
          </draw:text-box>
        </draw:frame>
        <draw:frame draw:style-name="gr1" draw:text-style-name="P8" draw:layer="layout" svg:width="2.095cm" svg:height="0.971cm" svg:x="9.707cm" svg:y="13.628cm">
          <draw:text-box>
            <text:p text:style-name="P1"><text:span text:style-name="T19">0,15</text:span></text:p>
          </draw:text-box>
        </draw:frame>
        <draw:frame draw:style-name="gr1" draw:text-style-name="P9" draw:layer="layout" svg:width="1.325cm" svg:height="1.167cm" svg:x="10.007cm" svg:y="11.528cm">
          <draw:text-box>
            <text:p text:style-name="P1"><text:span text:style-name="T20">f</text:span><text:span text:style-name="T21">i</text:span></text:p>
          </draw:text-box>
        </draw:frame>
        <draw:rect draw:style-name="gr3" draw:text-style-name="P7" draw:layer="layout" svg:width="1.5cm" svg:height="1cm" svg:x="11.206cm" svg:y="16.6cm">
          <text:p/>
        </draw:rect>
        <draw:rect draw:style-name="gr3" draw:text-style-name="P7" draw:layer="layout" svg:width="1.5cm" svg:height="1cm" svg:x="11.206cm" svg:y="15.6cm">
          <text:p/>
        </draw:rect>
        <draw:rect draw:style-name="gr3" draw:text-style-name="P7" draw:layer="layout" svg:width="1.5cm" svg:height="1cm" svg:x="11.206cm" svg:y="14.6cm">
          <text:p/>
        </draw:rect>
        <draw:rect draw:style-name="gr3" draw:text-style-name="P7" draw:layer="layout" svg:width="1.5cm" svg:height="1cm" svg:x="11.206cm" svg:y="13.6cm">
          <text:p/>
        </draw:rect>
        <draw:rect draw:style-name="gr3" draw:text-style-name="P7" draw:layer="layout" svg:width="1.5cm" svg:height="1cm" svg:x="11.206cm" svg:y="12.6cm">
          <text:p/>
        </draw:rect>
        <draw:rect draw:style-name="gr3" draw:text-style-name="P7" draw:layer="layout" svg:width="1.5cm" svg:height="1cm" svg:x="11.206cm" svg:y="11.6cm">
          <text:p/>
        </draw:rect>
        <draw:frame draw:style-name="gr1" draw:text-style-name="P9" draw:layer="layout" svg:width="1.325cm" svg:height="1.167cm" svg:x="11.507cm" svg:y="11.528cm">
          <draw:text-box>
            <text:p text:style-name="P1"><text:span text:style-name="T20">F</text:span><text:span text:style-name="T21">i</text:span></text:p>
          </draw:text-box>
        </draw:frame>
        <draw:frame draw:style-name="gr1" draw:text-style-name="P8" draw:layer="layout" svg:width="2.167cm" svg:height="0.971cm" svg:x="5.589cm" svg:y="12.629cm">
          <draw:text-box>
            <text:p text:style-name="P1"><text:span text:style-name="T19">2</text:span></text:p>
          </draw:text-box>
        </draw:frame>
        <draw:frame draw:style-name="gr1" draw:text-style-name="P10" draw:layer="layout" svg:width="2.096cm" svg:height="0.971cm" svg:x="9.706cm" svg:y="14.629cm">
          <draw:text-box>
            <text:p text:style-name="P1"><text:span text:style-name="T19">0,45</text:span></text:p>
          </draw:text-box>
        </draw:frame>
        <draw:frame draw:style-name="gr1" draw:text-style-name="P10" draw:layer="layout" svg:width="2.096cm" svg:height="0.971cm" svg:x="9.706cm" svg:y="16.629cm">
          <draw:text-box>
            <text:p text:style-name="P1"><text:span text:style-name="T19">0,10</text:span></text:p>
          </draw:text-box>
        </draw:frame>
        <draw:frame draw:style-name="gr1" draw:text-style-name="P10" draw:layer="layout" svg:width="2.096cm" svg:height="0.971cm" svg:x="9.706cm" svg:y="15.629cm">
          <draw:text-box>
            <text:p text:style-name="P1"><text:span text:style-name="T19">0,25</text:span></text:p>
          </draw:text-box>
        </draw:frame>
        <draw:frame draw:style-name="gr1" draw:text-style-name="P10" draw:layer="layout" svg:width="2.096cm" svg:height="0.971cm" svg:x="11.206cm" svg:y="12.529cm">
          <draw:text-box>
            <text:p text:style-name="P1"><text:span text:style-name="T19">0,05</text:span></text:p>
          </draw:text-box>
        </draw:frame>
        <draw:frame draw:style-name="gr1" draw:text-style-name="P10" draw:layer="layout" svg:width="2.096cm" svg:height="0.971cm" svg:x="11.206cm" svg:y="13.63cm">
          <draw:text-box>
            <text:p text:style-name="P1"><text:span text:style-name="T19">0,20</text:span></text:p>
          </draw:text-box>
        </draw:frame>
        <draw:frame draw:style-name="gr1" draw:text-style-name="P10" draw:layer="layout" svg:width="2.096cm" svg:height="0.971cm" svg:x="11.206cm" svg:y="14.631cm">
          <draw:text-box>
            <text:p text:style-name="P1"><text:span text:style-name="T19">0,65</text:span></text:p>
          </draw:text-box>
        </draw:frame>
        <draw:frame draw:style-name="gr1" draw:text-style-name="P10" draw:layer="layout" svg:width="2.096cm" svg:height="0.971cm" svg:x="11.206cm" svg:y="15.631cm">
          <draw:text-box>
            <text:p text:style-name="P1"><text:span text:style-name="T19">0,90</text:span></text:p>
          </draw:text-box>
        </draw:frame>
        <draw:frame draw:style-name="gr1" draw:text-style-name="P8" draw:layer="layout" svg:width="1.325cm" svg:height="0.971cm" svg:x="11.609cm" svg:y="16.63cm">
          <draw:text-box>
            <text:p text:style-name="P1"><text:span text:style-name="T19">1</text:span></text:p>
          </draw:text-box>
        </draw:frame>
        <draw:rect draw:style-name="gr3" draw:text-style-name="P7" draw:layer="layout" svg:width="1.5cm" svg:height="1cm" svg:x="12.706cm" svg:y="16.601cm">
          <text:p/>
        </draw:rect>
        <draw:rect draw:style-name="gr3" draw:text-style-name="P7" draw:layer="layout" svg:width="1.5cm" svg:height="1cm" svg:x="12.706cm" svg:y="15.601cm">
          <text:p/>
        </draw:rect>
        <draw:rect draw:style-name="gr3" draw:text-style-name="P7" draw:layer="layout" svg:width="1.5cm" svg:height="1cm" svg:x="12.706cm" svg:y="14.601cm">
          <text:p/>
        </draw:rect>
        <draw:rect draw:style-name="gr3" draw:text-style-name="P7" draw:layer="layout" svg:width="1.5cm" svg:height="1cm" svg:x="12.706cm" svg:y="13.601cm">
          <text:p/>
        </draw:rect>
        <draw:rect draw:style-name="gr3" draw:text-style-name="P7" draw:layer="layout" svg:width="1.5cm" svg:height="1cm" svg:x="12.706cm" svg:y="12.601cm">
          <text:p/>
        </draw:rect>
        <draw:rect draw:style-name="gr3" draw:text-style-name="P7" draw:layer="layout" svg:width="1.5cm" svg:height="1cm" svg:x="12.706cm" svg:y="11.601cm">
          <text:p/>
        </draw:rect>
        <draw:frame draw:style-name="gr1" draw:text-style-name="P10" draw:layer="layout" svg:width="2.096cm" svg:height="0.971cm" svg:x="13.106cm" svg:y="12.529cm">
          <draw:text-box>
            <text:p text:style-name="P1"><text:span text:style-name="T19">5</text:span></text:p>
          </draw:text-box>
        </draw:frame>
        <draw:frame draw:style-name="gr1" draw:text-style-name="P8" draw:layer="layout" svg:width="2.095cm" svg:height="0.971cm" svg:x="12.907cm" svg:y="13.629cm">
          <draw:text-box>
            <text:p text:style-name="P1"><text:span text:style-name="T19">15</text:span></text:p>
          </draw:text-box>
        </draw:frame>
        <draw:frame draw:style-name="gr1" draw:text-style-name="P9" draw:layer="layout" svg:width="1.325cm" svg:height="1.167cm" svg:x="13.007cm" svg:y="11.529cm">
          <draw:text-box>
            <text:p text:style-name="P1"><text:span text:style-name="T20">p</text:span><text:span text:style-name="T21">i</text:span></text:p>
          </draw:text-box>
        </draw:frame>
        <draw:rect draw:style-name="gr3" draw:text-style-name="P7" draw:layer="layout" svg:width="1.5cm" svg:height="1cm" svg:x="14.206cm" svg:y="16.601cm">
          <text:p/>
        </draw:rect>
        <draw:rect draw:style-name="gr3" draw:text-style-name="P7" draw:layer="layout" svg:width="1.5cm" svg:height="1cm" svg:x="14.206cm" svg:y="15.601cm">
          <text:p/>
        </draw:rect>
        <draw:rect draw:style-name="gr3" draw:text-style-name="P7" draw:layer="layout" svg:width="1.5cm" svg:height="1cm" svg:x="14.206cm" svg:y="14.601cm">
          <text:p/>
        </draw:rect>
        <draw:rect draw:style-name="gr3" draw:text-style-name="P7" draw:layer="layout" svg:width="1.5cm" svg:height="1cm" svg:x="14.206cm" svg:y="13.601cm">
          <text:p/>
        </draw:rect>
        <draw:rect draw:style-name="gr3" draw:text-style-name="P7" draw:layer="layout" svg:width="1.5cm" svg:height="1cm" svg:x="14.206cm" svg:y="12.601cm">
          <text:p/>
        </draw:rect>
        <draw:rect draw:style-name="gr3" draw:text-style-name="P7" draw:layer="layout" svg:width="1.5cm" svg:height="1cm" svg:x="14.206cm" svg:y="11.601cm">
          <text:p/>
        </draw:rect>
        <draw:frame draw:style-name="gr1" draw:text-style-name="P9" draw:layer="layout" svg:width="1.325cm" svg:height="1.167cm" svg:x="14.507cm" svg:y="11.529cm">
          <draw:text-box>
            <text:p text:style-name="P1"><text:span text:style-name="T20">P</text:span><text:span text:style-name="T21">i</text:span></text:p>
          </draw:text-box>
        </draw:frame>
        <draw:frame draw:style-name="gr1" draw:text-style-name="P10" draw:layer="layout" svg:width="2.096cm" svg:height="0.971cm" svg:x="12.906cm" svg:y="14.63cm">
          <draw:text-box>
            <text:p text:style-name="P1"><text:span text:style-name="T19">45</text:span></text:p>
          </draw:text-box>
        </draw:frame>
        <draw:frame draw:style-name="gr1" draw:text-style-name="P10" draw:layer="layout" svg:width="2.096cm" svg:height="0.971cm" svg:x="12.906cm" svg:y="16.63cm">
          <draw:text-box>
            <text:p text:style-name="P1"><text:span text:style-name="T19">10</text:span></text:p>
          </draw:text-box>
        </draw:frame>
        <draw:frame draw:style-name="gr1" draw:text-style-name="P10" draw:layer="layout" svg:width="2.096cm" svg:height="0.971cm" svg:x="12.906cm" svg:y="15.63cm">
          <draw:text-box>
            <text:p text:style-name="P1"><text:span text:style-name="T19">25</text:span></text:p>
          </draw:text-box>
        </draw:frame>
        <draw:frame draw:style-name="gr1" draw:text-style-name="P10" draw:layer="layout" svg:width="2.096cm" svg:height="0.971cm" svg:x="14.306cm" svg:y="12.53cm">
          <draw:text-box>
            <text:p text:style-name="P1"><text:span text:style-name="T19"><text:s text:c="2"/></text:span><text:span text:style-name="T19">5</text:span></text:p>
          </draw:text-box>
        </draw:frame>
        <draw:frame draw:style-name="gr1" draw:text-style-name="P10" draw:layer="layout" svg:width="2.096cm" svg:height="0.971cm" svg:x="14.206cm" svg:y="13.631cm">
          <draw:text-box>
            <text:p text:style-name="P1"><text:span text:style-name="T19"><text:s text:c="2"/></text:span><text:span text:style-name="T19">20</text:span></text:p>
          </draw:text-box>
        </draw:frame>
        <draw:frame draw:style-name="gr1" draw:text-style-name="P10" draw:layer="layout" svg:width="2.096cm" svg:height="0.971cm" svg:x="14.206cm" svg:y="14.632cm">
          <draw:text-box>
            <text:p text:style-name="P1"><text:span text:style-name="T19"><text:s text:c="2"/></text:span><text:span text:style-name="T19">65</text:span></text:p>
          </draw:text-box>
        </draw:frame>
        <draw:frame draw:style-name="gr1" draw:text-style-name="P10" draw:layer="layout" svg:width="2.096cm" svg:height="0.971cm" svg:x="14.206cm" svg:y="15.632cm">
          <draw:text-box>
            <text:p text:style-name="P1"><text:span text:style-name="T19"><text:s text:c="2"/></text:span><text:span text:style-name="T19">90</text:span></text:p>
          </draw:text-box>
        </draw:frame>
        <draw:frame draw:style-name="gr1" draw:text-style-name="P8" draw:layer="layout" svg:width="1.597cm" svg:height="0.971cm" svg:x="14.237cm" svg:y="16.631cm">
          <draw:text-box>
            <text:p text:style-name="P1"><text:span text:style-name="T19">100</text:span></text:p>
          </draw:text-box>
        </draw:frame>
        <draw:rect draw:style-name="gr3" draw:text-style-name="P7" draw:layer="layout" svg:width="1.5cm" svg:height="1cm" svg:x="3.704cm" svg:y="16.6cm">
          <text:p/>
        </draw:rect>
        <draw:rect draw:style-name="gr3" draw:text-style-name="P7" draw:layer="layout" svg:width="1.5cm" svg:height="1cm" svg:x="3.704cm" svg:y="15.6cm">
          <text:p/>
        </draw:rect>
        <draw:rect draw:style-name="gr3" draw:text-style-name="P7" draw:layer="layout" svg:width="1.5cm" svg:height="1cm" svg:x="3.704cm" svg:y="14.6cm">
          <text:p/>
        </draw:rect>
        <draw:rect draw:style-name="gr3" draw:text-style-name="P7" draw:layer="layout" svg:width="1.5cm" svg:height="1cm" svg:x="3.704cm" svg:y="13.6cm">
          <text:p/>
        </draw:rect>
        <draw:rect draw:style-name="gr3" draw:text-style-name="P7" draw:layer="layout" svg:width="1.5cm" svg:height="1cm" svg:x="3.704cm" svg:y="12.6cm">
          <text:p/>
        </draw:rect>
        <draw:rect draw:style-name="gr3" draw:text-style-name="P7" draw:layer="layout" svg:width="1.5cm" svg:height="1cm" svg:x="3.704cm" svg:y="11.6cm">
          <text:p/>
        </draw:rect>
        <draw:frame draw:style-name="gr1" draw:text-style-name="P8" draw:layer="layout" svg:width="1.944cm" svg:height="0.971cm" svg:x="3.49cm" svg:y="13.528cm">
          <draw:text-box>
            <text:p text:style-name="P1"><text:span text:style-name="T19">[4, 5)</text:span></text:p>
          </draw:text-box>
        </draw:frame>
        <draw:frame draw:style-name="gr1" draw:text-style-name="P8" draw:layer="layout" svg:width="2.395cm" svg:height="0.971cm" svg:x="3.509cm" svg:y="14.596cm">
          <draw:text-box>
            <text:p text:style-name="P1"><text:span text:style-name="T19">[5, 7)</text:span></text:p>
          </draw:text-box>
        </draw:frame>
        <draw:frame draw:style-name="gr1" draw:text-style-name="P8" draw:layer="layout" svg:width="2.023cm" svg:height="0.971cm" svg:x="3.507cm" svg:y="15.628cm">
          <draw:text-box>
            <text:p text:style-name="P1"><text:span text:style-name="T19">[7, 9)</text:span></text:p>
          </draw:text-box>
        </draw:frame>
        <draw:frame draw:style-name="gr1" draw:text-style-name="P8" draw:layer="layout" svg:width="2.423cm" svg:height="0.971cm" svg:x="3.439cm" svg:y="16.628cm">
          <draw:text-box>
            <text:p text:style-name="P1"><text:span text:style-name="T19">[9,10]</text:span></text:p>
          </draw:text-box>
        </draw:frame>
        <draw:frame draw:style-name="gr1" draw:text-style-name="P9" draw:layer="layout" svg:width="1.325cm" svg:height="1.167cm" svg:x="4.005cm" svg:y="11.528cm">
          <draw:text-box>
            <text:p text:style-name="P1"><text:span text:style-name="T20">x</text:span><text:span text:style-name="T21">i</text:span></text:p>
          </draw:text-box>
        </draw:frame>
        <draw:frame draw:style-name="gr1" draw:text-style-name="P8" draw:layer="layout" svg:width="2.167cm" svg:height="0.971cm" svg:x="3.49cm" svg:y="12.629cm">
          <draw:text-box>
            <text:p text:style-name="P1"><text:span text:style-name="T19">[0, 4)</text:span></text:p>
          </draw:text-box>
        </draw:frame>
        <draw:frame draw:style-name="gr8" draw:layer="layout" svg:width="11.487cm" svg:height="1.659cm" svg:x="11.329cm" svg:y="18.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1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0-02-03T13:54:06.35</dc:date>
    <dc:language>es-ES</dc:language>
    <meta:editing-cycles>70</meta:editing-cycles>
    <meta:editing-duration>PT21H50M32S</meta:editing-duration>
    <meta:document-statistic meta:object-count="8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sub>
                <math:mi>x</math:mi>
                <math:mn>1</math:mn>
              </math:msub>
              <math:mo math:stretchy="false">+</math:mo>
              <math:msub>
                <math:mi>x</math:mi>
                <math:mn>2</math:mn>
              </math:msub>
            </math:mrow>
            <math:mo math:stretchy="false">+</math:mo>
            <math:mo math:stretchy="false">⋯</math:mo>
          </math:mrow>
          <math:mo math:stretchy="false">+</math:mo>
          <math:msub>
            <math:mi>x</math:mi>
            <math:mi>n</math:mi>
          </math:msub>
        </math:mrow>
        <math:mi>n</math:mi>
      </math:mfrac>
    </math:mrow>
    <math:annotation math:encoding="StarMath 5.0">{bar x }= {x_1 + x_2 + dotsaxis + x_n} over {n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Q</math:mi>
          <math:mn>3</math:mn>
        </math:msub>
        <math:mo math:stretchy="false">=</math:mo>
        <math:msub>
          <math:mi>P</math:mi>
          <math:mn>75</math:mn>
        </math:msub>
      </math:mrow>
      <math:mo math:stretchy="false">=</math:mo>
      <math:mrow>
        <math:mn>7</math:mn>
        <math:mo math:stretchy="false">+</math:mo>
        <math:mrow>
          <math:mfrac>
            <math:mrow>
              <math:mrow>
                <math:mn>0,75</math:mn>
                <math:mo math:stretchy="false">⋅</math:mo>
                <math:mn>20</math:mn>
              </math:mrow>
              <math:mo math:stretchy="false">−</math:mo>
              <math:mn>13</math:mn>
            </math:mrow>
            <math:mn>5</math:mn>
          </math:mfrac>
          <math:mo math:stretchy="false">⋅</math:mo>
          <math:mrow>
            <math:mo math:stretchy="false">(</math:mo>
            <math:mrow>
              <math:mn>9</math:mn>
              <math:mo math:stretchy="false">−</math:mo>
              <math:mn>7</math:mn>
            </math:mrow>
            <math:mo math:stretchy="false">)</math:mo>
          </math:mrow>
        </math:mrow>
      </math:mrow>
    </math:mrow>
    <math:annotation math:encoding="StarMath 5.0">Q_3=P_{75}=7 + {{0,75 cdot 20 - 13} over 5} cdot (9 - 7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n>7</math:mn>
        <math:mo math:stretchy="false">+</math:mo>
        <math:mrow>
          <math:mfrac>
            <math:mn>2</math:mn>
            <math:mn>5</math:mn>
          </math:mfrac>
          <math:mo math:stretchy="false">⋅</math:mo>
          <math:mn>2</math:mn>
        </math:mrow>
      </math:mrow>
      <math:mo math:stretchy="false">=</math:mo>
      <math:mn>7,8</math:mn>
    </math:mrow>
    <math:annotation math:encoding="StarMath 5.0">7 + {2 over 5} cdot 2=7,8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row>
                <math:msub>
                  <math:mi>x</math:mi>
                  <math:mn>1</math:mn>
                </math:msub>
                <math:mo math:stretchy="false">⋅</math:mo>
                <math:msub>
                  <math:mi>n</math:mi>
                  <math:mn>1</math:mn>
                </math:msub>
              </math:mrow>
              <math:mo math:stretchy="false">+</math:mo>
              <math:mrow>
                <math:msub>
                  <math:mi>x</math:mi>
                  <math:mn>2</math:mn>
                </math:msub>
                <math:mo math:stretchy="false">⋅</math:mo>
                <math:msub>
                  <math:mi>n</math:mi>
                  <math:mn>2</math:mn>
                </math:msub>
              </math:mrow>
            </math:mrow>
            <math:mo math:stretchy="false">+</math:mo>
            <math:mo math:stretchy="false">⋯</math:mo>
          </math:mrow>
          <math:mo math:stretchy="false">+</math:mo>
          <math:mrow>
            <math:msub>
              <math:mi>x</math:mi>
              <math:mi>k</math:mi>
            </math:msub>
            <math:mo math:stretchy="false">⋅</math:mo>
            <math:msub>
              <math:mi>n</math:mi>
              <math:mi>k</math:mi>
            </math:msub>
          </math:mrow>
        </math:mrow>
        <math:mi>n</math:mi>
      </math:mfrac>
    </math:mrow>
    <math:annotation math:encoding="StarMath 5.0">{bar x }= {x_1 cdot n_1 + x_2 cdot n_2+ dotsaxis + x_k cdot n_k} over {n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moda</math:mi>
      <math:mo math:stretchy="false">=</math:mo>
      <math:mfrac>
        <math:mrow>
          <math:msub>
            <math:mi>L</math:mi>
            <math:mi>M</math:mi>
          </math:msub>
          <math:mo math:stretchy="false">+</math:mo>
          <math:msub>
            <math:mi>L</math:mi>
            <math:mrow>
              <math:mi>M</math:mi>
              <math:mo math:stretchy="false">+</math:mo>
              <math:mn>1</math:mn>
            </math:mrow>
          </math:msub>
        </math:mrow>
        <math:mn>2</math:mn>
      </math:mfrac>
    </math:mrow>
    <math:annotation math:encoding="StarMath 5.0">moda={L_M + L_{M+1}}over 2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</math:mn>
                <math:mo math:stretchy="false">+</math:mo>
                <math:mn>5</math:mn>
              </math:mrow>
              <math:mo math:stretchy="false">+</math:mo>
              <math:mo math:stretchy="false">⋯</math:mo>
            </math:mrow>
            <math:mo math:stretchy="false">+</math:mo>
            <math:mn>4</math:mn>
          </math:mrow>
          <math:mn>9</math:mn>
        </math:mfrac>
      </math:mrow>
      <math:mo math:stretchy="false">=</math:mo>
      <math:mn>6,22</math:mn>
    </math:mrow>
    <math:annotation math:encoding="StarMath 5.0">{bar x }= {7 + 5 + dotsaxis + 4} over {9}=6,22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5</math:mn>
                  <math:mo math:stretchy="false">⋅</math:mo>
                  <math:mn>2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1</math:mn>
            </math:mrow>
          </math:mrow>
          <math:mn>9</math:mn>
        </math:mfrac>
      </math:mrow>
      <math:mo math:stretchy="false">=</math:mo>
      <math:mn>6,22</math:mn>
    </math:mrow>
    <math:annotation math:encoding="StarMath 5.0">{bar x }= {4 cdot 1 + 5 cdot 2 + dotsaxis + 9 cdot 1} over {9}=6,22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p</math:mi>
      </math:msub>
      <math:mo math:stretchy="false">=</math:mo>
      <math:mrow>
        <math:msub>
          <math:mi>L</math:mi>
          <math:mi>p</math:mi>
        </math:msub>
        <math:mo math:stretchy="false">+</math:mo>
        <math:mrow>
          <math:mfrac>
            <math:mrow>
              <math:mrow>
                <math:mi>p</math:mi>
                <math:mo math:stretchy="false">⋅</math:mo>
                <math:mi>n</math:mi>
              </math:mrow>
              <math:mo math:stretchy="false">−</math:mo>
              <math:msub>
                <math:mi>N</math:mi>
                <math:mrow>
                  <math:mi>p</math:mi>
                  <math:mo math:stretchy="false">−</math:mo>
                  <math:mn>1</math:mn>
                </math:mrow>
              </math:msub>
            </math:mrow>
            <math:msub>
              <math:mi>n</math:mi>
              <math:mi>p</math:mi>
            </math:msub>
          </math:mfrac>
          <math:mo math:stretchy="false">⋅</math:mo>
          <math:mrow>
            <math:mo math:stretchy="false">(</math:mo>
            <math:mrow>
              <math:msub>
                <math:mi>L</math:mi>
                <math:mrow>
                  <math:mi>p</math:mi>
                  <math:mo math:stretchy="false">+</math:mo>
                  <math:mn>1</math:mn>
                </math:mrow>
              </math:msub>
              <math:mo math:stretchy="false">−</math:mo>
              <math:msub>
                <math:mi>L</math:mi>
                <math:mi>p</math:mi>
              </math:msub>
            </math:mrow>
            <math:mo math:stretchy="false">)</math:mo>
          </math:mrow>
        </math:mrow>
      </math:mrow>
    </math:mrow>
    <math:annotation math:encoding="StarMath 5.0">P_p=L_p + {{p cdot n - N_{p-1}} over n_p} cdot (L_{p+1} - L_p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row>
                <math:msub>
                  <math:mi>m</math:mi>
                  <math:mn>1</math:mn>
                </math:msub>
                <math:mo math:stretchy="false">⋅</math:mo>
                <math:msub>
                  <math:mi>n</math:mi>
                  <math:mn>1</math:mn>
                </math:msub>
              </math:mrow>
              <math:mo math:stretchy="false">+</math:mo>
              <math:mrow>
                <math:msub>
                  <math:mi>m</math:mi>
                  <math:mn>2</math:mn>
                </math:msub>
                <math:mo math:stretchy="false">⋅</math:mo>
                <math:msub>
                  <math:mi>n</math:mi>
                  <math:mn>2</math:mn>
                </math:msub>
              </math:mrow>
            </math:mrow>
            <math:mo math:stretchy="false">+</math:mo>
            <math:mo math:stretchy="false">⋯</math:mo>
          </math:mrow>
          <math:mo math:stretchy="false">+</math:mo>
          <math:mrow>
            <math:msub>
              <math:mi>m</math:mi>
              <math:mi>k</math:mi>
            </math:msub>
            <math:mo math:stretchy="false">⋅</math:mo>
            <math:msub>
              <math:mi>n</math:mi>
              <math:mi>k</math:mi>
            </math:msub>
          </math:mrow>
        </math:mrow>
        <math:mi>n</math:mi>
      </math:mfrac>
    </math:mrow>
    <math:annotation math:encoding="StarMath 5.0">{bar x }= {m_1 cdot n_1 + m_2 cdot n_2+ dotsaxis + m_k cdot n_k} over {n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moda</math:mi>
        <math:mo math:stretchy="false">=</math:mo>
        <math:mfrac>
          <math:mrow>
            <math:mn>5</math:mn>
            <math:mo math:stretchy="false">+</math:mo>
            <math:mn>7</math:mn>
          </math:mrow>
          <math:mn>2</math:mn>
        </math:mfrac>
      </math:mrow>
      <math:mo math:stretchy="false">=</math:mo>
      <math:mn>6</math:mn>
    </math:mrow>
    <math:annotation math:encoding="StarMath 5.0">moda={5 + 7}over 2=6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row>
                    <math:mn>2</math:mn>
                    <math:mo math:stretchy="false">⋅</math:mo>
                    <math:mn>1</math:mn>
                  </math:mrow>
                  <math:mo math:stretchy="false">+</math:mo>
                  <math:mrow>
                    <math:mn>4,5</math:mn>
                    <math:mo math:stretchy="false">⋅</math:mo>
                    <math:mn>3</math:mn>
                  </math:mrow>
                </math:mrow>
                <math:mo math:stretchy="false">+</math:mo>
                <math:mrow>
                  <math:mn>6</math:mn>
                  <math:mo math:stretchy="false">⋅</math:mo>
                  <math:mn>9</math:mn>
                </math:mrow>
              </math:mrow>
              <math:mo math:stretchy="false">+</math:mo>
              <math:mrow>
                <math:mn>8</math:mn>
                <math:mo math:stretchy="false">⋅</math:mo>
                <math:mn>5</math:mn>
              </math:mrow>
            </math:mrow>
            <math:mo math:stretchy="false">+</math:mo>
            <math:mrow>
              <math:mn>9,5</math:mn>
              <math:mo math:stretchy="false">⋅</math:mo>
              <math:mn>2</math:mn>
            </math:mrow>
          </math:mrow>
          <math:mn>20</math:mn>
        </math:mfrac>
      </math:mrow>
      <math:mo math:stretchy="false">=</math:mo>
      <math:mn>6,425</math:mn>
    </math:mrow>
    <math:annotation math:encoding="StarMath 5.0">{bar x }= {2 cdot 1 + 4,5 cdot 3+ 6 cdot 9 + 8 cdot 5 + 9,5 cdot 2} over {20}=6,425
</math:annotation>
  </math:semantics>
</math:math>
</file>